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7200" calcext:value-type="float">
            <text:p>267200</text:p>
          </table:table-cell>
          <table:table-cell office:value-type="float" office:value="3223" calcext:value-type="float">
            <text:p>3223</text:p>
          </table:table-cell>
          <table:table-cell office:value-type="float" office:value="3033896" calcext:value-type="float">
            <text:p>3033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121760" calcext:value-type="float">
            <text:p>27121760</text:p>
          </table:table-cell>
          <table:table-cell office:value-type="float" office:value="20766672" calcext:value-type="float">
            <text:p>20766672</text:p>
          </table:table-cell>
          <table:table-cell office:value-type="float" office:value="6355088" calcext:value-type="float">
            <text:p>6355088</text:p>
          </table:table-cell>
          <table:table-cell office:value-type="float" office:value="8" calcext:value-type="float">
            <text:p>8</text:p>
          </table:table-cell>
          <table:table-cell office:value-type="float" office:value="2210000" calcext:value-type="float">
            <text:p>2210000</text:p>
          </table:table-cell>
          <table:table-cell office:value-type="float" office:value="52" calcext:value-type="float">
            <text:p>52</text:p>
          </table:table-cell>
          <table:table-cell office:value-type="float" office:value="-212" calcext:value-type="float">
            <text:p>-212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1622" calcext:value-type="float">
            <text:p>1610521141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49716" calcext:value-type="float">
            <text:p>249716</text:p>
          </table:table-cell>
          <table:table-cell office:value-type="float" office:value="3205" calcext:value-type="float">
            <text:p>3205</text:p>
          </table:table-cell>
          <table:table-cell office:value-type="float" office:value="3033896" calcext:value-type="float">
            <text:p>3033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1199342" calcext:value-type="float">
            <text:p>31199342</text:p>
          </table:table-cell>
          <table:table-cell office:value-type="float" office:value="6436918" calcext:value-type="float">
            <text:p>6436918</text:p>
          </table:table-cell>
          <table:table-cell office:value-type="float" office:value="24762424" calcext:value-type="float">
            <text:p>247624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67" calcext:value-type="float">
            <text:p>67</text:p>
          </table:table-cell>
          <table:table-cell office:value-type="float" office:value="-824" calcext:value-type="float">
            <text:p>-82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1735" calcext:value-type="float">
            <text:p>1610521141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2364" calcext:value-type="float">
            <text:p>262364</text:p>
          </table:table-cell>
          <table:table-cell office:value-type="float" office:value="3217" calcext:value-type="float">
            <text:p>3217</text:p>
          </table:table-cell>
          <table:table-cell office:value-type="float" office:value="3033896" calcext:value-type="float">
            <text:p>3033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184205" calcext:value-type="float">
            <text:p>19184205</text:p>
          </table:table-cell>
          <table:table-cell office:value-type="float" office:value="7310629" calcext:value-type="float">
            <text:p>7310629</text:p>
          </table:table-cell>
          <table:table-cell office:value-type="float" office:value="11873576" calcext:value-type="float">
            <text:p>1187357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84" calcext:value-type="float">
            <text:p>84</text:p>
          </table:table-cell>
          <table:table-cell office:value-type="float" office:value="-824" calcext:value-type="float">
            <text:p>-82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1857" calcext:value-type="float">
            <text:p>1610521141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59884" calcext:value-type="float">
            <text:p>259884</text:p>
          </table:table-cell>
          <table:table-cell office:value-type="float" office:value="3215" calcext:value-type="float">
            <text:p>3215</text:p>
          </table:table-cell>
          <table:table-cell office:value-type="float" office:value="3033896" calcext:value-type="float">
            <text:p>30338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593597" calcext:value-type="float">
            <text:p>19593597</text:p>
          </table:table-cell>
          <table:table-cell office:value-type="float" office:value="5633877" calcext:value-type="float">
            <text:p>5633877</text:p>
          </table:table-cell>
          <table:table-cell office:value-type="float" office:value="13959720" calcext:value-type="float">
            <text:p>139597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3" calcext:value-type="float">
            <text:p>103</text:p>
          </table:table-cell>
          <table:table-cell office:value-type="float" office:value="-1111" calcext:value-type="float">
            <text:p>-1111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1972" calcext:value-type="float">
            <text:p>1610521141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45128" calcext:value-type="float">
            <text:p>245128</text:p>
          </table:table-cell>
          <table:table-cell office:value-type="float" office:value="3201" calcext:value-type="float">
            <text:p>3201</text:p>
          </table:table-cell>
          <table:table-cell office:value-type="float" office:value="3033920" calcext:value-type="float">
            <text:p>3033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972864" calcext:value-type="float">
            <text:p>27972864</text:p>
          </table:table-cell>
          <table:table-cell office:value-type="float" office:value="0" calcext:value-type="float">
            <text:p>0</text:p>
          </table:table-cell>
          <table:table-cell office:value-type="float" office:value="27972864" calcext:value-type="float">
            <text:p>2797286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25" calcext:value-type="float">
            <text:p>125</text:p>
          </table:table-cell>
          <table:table-cell office:value-type="float" office:value="-848" calcext:value-type="float">
            <text:p>-84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086" calcext:value-type="float">
            <text:p>1610521142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3108" calcext:value-type="float">
            <text:p>263108</text:p>
          </table:table-cell>
          <table:table-cell office:value-type="float" office:value="3217" calcext:value-type="float">
            <text:p>3217</text:p>
          </table:table-cell>
          <table:table-cell office:value-type="float" office:value="3033920" calcext:value-type="float">
            <text:p>3033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312990" calcext:value-type="float">
            <text:p>20312990</text:p>
          </table:table-cell>
          <table:table-cell office:value-type="float" office:value="9255374" calcext:value-type="float">
            <text:p>9255374</text:p>
          </table:table-cell>
          <table:table-cell office:value-type="float" office:value="11057616" calcext:value-type="float">
            <text:p>110576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44" calcext:value-type="float">
            <text:p>144</text:p>
          </table:table-cell>
          <table:table-cell office:value-type="float" office:value="-1078" calcext:value-type="float">
            <text:p>-107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219" calcext:value-type="float">
            <text:p>1610521142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47236" calcext:value-type="float">
            <text:p>247236</text:p>
          </table:table-cell>
          <table:table-cell office:value-type="float" office:value="3203" calcext:value-type="float">
            <text:p>3203</text:p>
          </table:table-cell>
          <table:table-cell office:value-type="float" office:value="3033920" calcext:value-type="float">
            <text:p>30339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040880" calcext:value-type="float">
            <text:p>26040880</text:p>
          </table:table-cell>
          <table:table-cell office:value-type="float" office:value="0" calcext:value-type="float">
            <text:p>0</text:p>
          </table:table-cell>
          <table:table-cell office:value-type="float" office:value="26040880" calcext:value-type="float">
            <text:p>260408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5" calcext:value-type="float">
            <text:p>165</text:p>
          </table:table-cell>
          <table:table-cell office:value-type="float" office:value="-1078" calcext:value-type="float">
            <text:p>-107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340" calcext:value-type="float">
            <text:p>1610521142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47732" calcext:value-type="float">
            <text:p>247732</text:p>
          </table:table-cell>
          <table:table-cell office:value-type="float" office:value="3204" calcext:value-type="float">
            <text:p>3204</text:p>
          </table:table-cell>
          <table:table-cell office:value-type="float" office:value="3033936" calcext:value-type="float">
            <text:p>3033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180272" calcext:value-type="float">
            <text:p>20180272</text:p>
          </table:table-cell>
          <table:table-cell office:value-type="float" office:value="0" calcext:value-type="float">
            <text:p>0</text:p>
          </table:table-cell>
          <table:table-cell office:value-type="float" office:value="20180272" calcext:value-type="float">
            <text:p>2018027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82" calcext:value-type="float">
            <text:p>182</text:p>
          </table:table-cell>
          <table:table-cell office:value-type="float" office:value="-867" calcext:value-type="float">
            <text:p>-867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466" calcext:value-type="float">
            <text:p>1610521142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57900" calcext:value-type="float">
            <text:p>257900</text:p>
          </table:table-cell>
          <table:table-cell office:value-type="float" office:value="3213" calcext:value-type="float">
            <text:p>3213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696973" calcext:value-type="float">
            <text:p>26696973</text:p>
          </table:table-cell>
          <table:table-cell office:value-type="float" office:value="11841157" calcext:value-type="float">
            <text:p>11841157</text:p>
          </table:table-cell>
          <table:table-cell office:value-type="float" office:value="14855816" calcext:value-type="float">
            <text:p>1485581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03" calcext:value-type="float">
            <text:p>203</text:p>
          </table:table-cell>
          <table:table-cell office:value-type="float" office:value="-919" calcext:value-type="float">
            <text:p>-919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582" calcext:value-type="float">
            <text:p>1610521142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0944" calcext:value-type="float">
            <text:p>280944</text:p>
          </table:table-cell>
          <table:table-cell office:value-type="float" office:value="3235" calcext:value-type="float">
            <text:p>3235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41806" calcext:value-type="float">
            <text:p>19341806</text:p>
          </table:table-cell>
          <table:table-cell office:value-type="float" office:value="9408758" calcext:value-type="float">
            <text:p>9408758</text:p>
          </table:table-cell>
          <table:table-cell office:value-type="float" office:value="9933048" calcext:value-type="float">
            <text:p>99330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22" calcext:value-type="float">
            <text:p>222</text:p>
          </table:table-cell>
          <table:table-cell office:value-type="float" office:value="-919" calcext:value-type="float">
            <text:p>-919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703" calcext:value-type="float">
            <text:p>1610521142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6488" calcext:value-type="float">
            <text:p>266488</text:p>
          </table:table-cell>
          <table:table-cell office:value-type="float" office:value="3222" calcext:value-type="float">
            <text:p>3222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809920" calcext:value-type="float">
            <text:p>23809920</text:p>
          </table:table-cell>
          <table:table-cell office:value-type="float" office:value="0" calcext:value-type="float">
            <text:p>0</text:p>
          </table:table-cell>
          <table:table-cell office:value-type="float" office:value="23809920" calcext:value-type="float">
            <text:p>2380992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43" calcext:value-type="float">
            <text:p>243</text:p>
          </table:table-cell>
          <table:table-cell office:value-type="float" office:value="-1099" calcext:value-type="float">
            <text:p>-1099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825" calcext:value-type="float">
            <text:p>1610521142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5372" calcext:value-type="float">
            <text:p>265372</text:p>
          </table:table-cell>
          <table:table-cell office:value-type="float" office:value="3220" calcext:value-type="float">
            <text:p>3220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53360" calcext:value-type="float">
            <text:p>24353360</text:p>
          </table:table-cell>
          <table:table-cell office:value-type="float" office:value="0" calcext:value-type="float">
            <text:p>0</text:p>
          </table:table-cell>
          <table:table-cell office:value-type="float" office:value="24353360" calcext:value-type="float">
            <text:p>243533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64" calcext:value-type="float">
            <text:p>264</text:p>
          </table:table-cell>
          <table:table-cell office:value-type="float" office:value="-1161" calcext:value-type="float">
            <text:p>-1161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2948" calcext:value-type="float">
            <text:p>1610521142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58924" calcext:value-type="float">
            <text:p>258924</text:p>
          </table:table-cell>
          <table:table-cell office:value-type="float" office:value="3215" calcext:value-type="float">
            <text:p>3215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0466136" calcext:value-type="float">
            <text:p>30466136</text:p>
          </table:table-cell>
          <table:table-cell office:value-type="float" office:value="0" calcext:value-type="float">
            <text:p>0</text:p>
          </table:table-cell>
          <table:table-cell office:value-type="float" office:value="30466136" calcext:value-type="float">
            <text:p>3046613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85" calcext:value-type="float">
            <text:p>285</text:p>
          </table:table-cell>
          <table:table-cell office:value-type="float" office:value="-1161" calcext:value-type="float">
            <text:p>-1161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073" calcext:value-type="float">
            <text:p>1610521143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8100" calcext:value-type="float">
            <text:p>268100</text:p>
          </table:table-cell>
          <table:table-cell office:value-type="float" office:value="3224" calcext:value-type="float">
            <text:p>3224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292032" calcext:value-type="float">
            <text:p>21292032</text:p>
          </table:table-cell>
          <table:table-cell office:value-type="float" office:value="0" calcext:value-type="float">
            <text:p>0</text:p>
          </table:table-cell>
          <table:table-cell office:value-type="float" office:value="21292032" calcext:value-type="float">
            <text:p>2129203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07" calcext:value-type="float">
            <text:p>307</text:p>
          </table:table-cell>
          <table:table-cell office:value-type="float" office:value="-1200" calcext:value-type="float">
            <text:p>-1200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201" calcext:value-type="float">
            <text:p>1610521143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9260" calcext:value-type="float">
            <text:p>279260</text:p>
          </table:table-cell>
          <table:table-cell office:value-type="float" office:value="3234" calcext:value-type="float">
            <text:p>3234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365550" calcext:value-type="float">
            <text:p>20365550</text:p>
          </table:table-cell>
          <table:table-cell office:value-type="float" office:value="9488062" calcext:value-type="float">
            <text:p>9488062</text:p>
          </table:table-cell>
          <table:table-cell office:value-type="float" office:value="10877488" calcext:value-type="float">
            <text:p>1087748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26" calcext:value-type="float">
            <text:p>326</text:p>
          </table:table-cell>
          <table:table-cell office:value-type="float" office:value="-1003" calcext:value-type="float">
            <text:p>-100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330" calcext:value-type="float">
            <text:p>1610521143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6984" calcext:value-type="float">
            <text:p>266984</text:p>
          </table:table-cell>
          <table:table-cell office:value-type="float" office:value="3222" calcext:value-type="float">
            <text:p>3222</text:p>
          </table:table-cell>
          <table:table-cell office:value-type="float" office:value="3033928" calcext:value-type="float">
            <text:p>3033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794072" calcext:value-type="float">
            <text:p>22794072</text:p>
          </table:table-cell>
          <table:table-cell office:value-type="float" office:value="0" calcext:value-type="float">
            <text:p>0</text:p>
          </table:table-cell>
          <table:table-cell office:value-type="float" office:value="22794072" calcext:value-type="float">
            <text:p>2279407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48" calcext:value-type="float">
            <text:p>348</text:p>
          </table:table-cell>
          <table:table-cell office:value-type="float" office:value="-1154" calcext:value-type="float">
            <text:p>-115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449" calcext:value-type="float">
            <text:p>1610521143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58924" calcext:value-type="float">
            <text:p>258924</text:p>
          </table:table-cell>
          <table:table-cell office:value-type="float" office:value="3215" calcext:value-type="float">
            <text:p>3215</text:p>
          </table:table-cell>
          <table:table-cell office:value-type="float" office:value="3033928" calcext:value-type="float">
            <text:p>3033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0537888" calcext:value-type="float">
            <text:p>30537888</text:p>
          </table:table-cell>
          <table:table-cell office:value-type="float" office:value="0" calcext:value-type="float">
            <text:p>0</text:p>
          </table:table-cell>
          <table:table-cell office:value-type="float" office:value="30537888" calcext:value-type="float">
            <text:p>3053788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69" calcext:value-type="float">
            <text:p>369</text:p>
          </table:table-cell>
          <table:table-cell office:value-type="float" office:value="-1154" calcext:value-type="float">
            <text:p>-115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573" calcext:value-type="float">
            <text:p>1610521143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2396" calcext:value-type="float">
            <text:p>262396</text:p>
          </table:table-cell>
          <table:table-cell office:value-type="float" office:value="3218" calcext:value-type="float">
            <text:p>3218</text:p>
          </table:table-cell>
          <table:table-cell office:value-type="float" office:value="3033928" calcext:value-type="float">
            <text:p>3033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107224" calcext:value-type="float">
            <text:p>27107224</text:p>
          </table:table-cell>
          <table:table-cell office:value-type="float" office:value="0" calcext:value-type="float">
            <text:p>0</text:p>
          </table:table-cell>
          <table:table-cell office:value-type="float" office:value="27107224" calcext:value-type="float">
            <text:p>2710722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87" calcext:value-type="float">
            <text:p>387</text:p>
          </table:table-cell>
          <table:table-cell office:value-type="float" office:value="-1179" calcext:value-type="float">
            <text:p>-1179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694" calcext:value-type="float">
            <text:p>1610521143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4628" calcext:value-type="float">
            <text:p>264628</text:p>
          </table:table-cell>
          <table:table-cell office:value-type="float" office:value="3220" calcext:value-type="float">
            <text:p>3220</text:p>
          </table:table-cell>
          <table:table-cell office:value-type="float" office:value="3033928" calcext:value-type="float">
            <text:p>30339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884208" calcext:value-type="float">
            <text:p>23884208</text:p>
          </table:table-cell>
          <table:table-cell office:value-type="float" office:value="0" calcext:value-type="float">
            <text:p>0</text:p>
          </table:table-cell>
          <table:table-cell office:value-type="float" office:value="23884208" calcext:value-type="float">
            <text:p>2388420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08" calcext:value-type="float">
            <text:p>408</text:p>
          </table:table-cell>
          <table:table-cell office:value-type="float" office:value="-1093" calcext:value-type="float">
            <text:p>-109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809" calcext:value-type="float">
            <text:p>1610521143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9880" calcext:value-type="float">
            <text:p>279880</text:p>
          </table:table-cell>
          <table:table-cell office:value-type="float" office:value="3234" calcext:value-type="float">
            <text:p>3234</text:p>
          </table:table-cell>
          <table:table-cell office:value-type="float" office:value="3033932" calcext:value-type="float">
            <text:p>30339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383327" calcext:value-type="float">
            <text:p>17383327</text:p>
          </table:table-cell>
          <table:table-cell office:value-type="float" office:value="7954383" calcext:value-type="float">
            <text:p>7954383</text:p>
          </table:table-cell>
          <table:table-cell office:value-type="float" office:value="9428944" calcext:value-type="float">
            <text:p>942894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28" calcext:value-type="float">
            <text:p>428</text:p>
          </table:table-cell>
          <table:table-cell office:value-type="float" office:value="-1093" calcext:value-type="float">
            <text:p>-109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3932" calcext:value-type="float">
            <text:p>1610521143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2192" calcext:value-type="float">
            <text:p>272192</text:p>
          </table:table-cell>
          <table:table-cell office:value-type="float" office:value="3227" calcext:value-type="float">
            <text:p>3227</text:p>
          </table:table-cell>
          <table:table-cell office:value-type="float" office:value="3033936" calcext:value-type="float">
            <text:p>3033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773967" calcext:value-type="float">
            <text:p>19773967</text:p>
          </table:table-cell>
          <table:table-cell office:value-type="float" office:value="2182407" calcext:value-type="float">
            <text:p>2182407</text:p>
          </table:table-cell>
          <table:table-cell office:value-type="float" office:value="17591560" calcext:value-type="float">
            <text:p>175915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48" calcext:value-type="float">
            <text:p>448</text:p>
          </table:table-cell>
          <table:table-cell office:value-type="float" office:value="-1288" calcext:value-type="float">
            <text:p>-128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052" calcext:value-type="float">
            <text:p>1610521144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2068" calcext:value-type="float">
            <text:p>272068</text:p>
          </table:table-cell>
          <table:table-cell office:value-type="float" office:value="3228" calcext:value-type="float">
            <text:p>3228</text:p>
          </table:table-cell>
          <table:table-cell office:value-type="float" office:value="3033936" calcext:value-type="float">
            <text:p>3033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768112" calcext:value-type="float">
            <text:p>16768112</text:p>
          </table:table-cell>
          <table:table-cell office:value-type="float" office:value="0" calcext:value-type="float">
            <text:p>0</text:p>
          </table:table-cell>
          <table:table-cell office:value-type="float" office:value="16768112" calcext:value-type="float">
            <text:p>1676811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68" calcext:value-type="float">
            <text:p>468</text:p>
          </table:table-cell>
          <table:table-cell office:value-type="float" office:value="-1304" calcext:value-type="float">
            <text:p>-130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171" calcext:value-type="float">
            <text:p>1610521144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9632" calcext:value-type="float">
            <text:p>279632</text:p>
          </table:table-cell>
          <table:table-cell office:value-type="float" office:value="3234" calcext:value-type="float">
            <text:p>3234</text:p>
          </table:table-cell>
          <table:table-cell office:value-type="float" office:value="3033936" calcext:value-type="float">
            <text:p>30339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679437" calcext:value-type="float">
            <text:p>15679437</text:p>
          </table:table-cell>
          <table:table-cell office:value-type="float" office:value="5787757" calcext:value-type="float">
            <text:p>5787757</text:p>
          </table:table-cell>
          <table:table-cell office:value-type="float" office:value="9891680" calcext:value-type="float">
            <text:p>989168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88" calcext:value-type="float">
            <text:p>488</text:p>
          </table:table-cell>
          <table:table-cell office:value-type="float" office:value="-1304" calcext:value-type="float">
            <text:p>-130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295" calcext:value-type="float">
            <text:p>1610521144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1564" calcext:value-type="float">
            <text:p>271564</text:p>
          </table:table-cell>
          <table:table-cell office:value-type="float" office:value="3225" calcext:value-type="float">
            <text:p>3225</text:p>
          </table:table-cell>
          <table:table-cell office:value-type="float" office:value="3034028" calcext:value-type="float">
            <text:p>303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996463" calcext:value-type="float">
            <text:p>18996463</text:p>
          </table:table-cell>
          <table:table-cell office:value-type="float" office:value="547951" calcext:value-type="float">
            <text:p>547951</text:p>
          </table:table-cell>
          <table:table-cell office:value-type="float" office:value="18448512" calcext:value-type="float">
            <text:p>184485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509" calcext:value-type="float">
            <text:p>509</text:p>
          </table:table-cell>
          <table:table-cell office:value-type="float" office:value="-1115" calcext:value-type="float">
            <text:p>-1115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413" calcext:value-type="float">
            <text:p>1610521144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8960" calcext:value-type="float">
            <text:p>268960</text:p>
          </table:table-cell>
          <table:table-cell office:value-type="float" office:value="3224" calcext:value-type="float">
            <text:p>3224</text:p>
          </table:table-cell>
          <table:table-cell office:value-type="float" office:value="3034028" calcext:value-type="float">
            <text:p>303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421192" calcext:value-type="float">
            <text:p>20421192</text:p>
          </table:table-cell>
          <table:table-cell office:value-type="float" office:value="0" calcext:value-type="float">
            <text:p>0</text:p>
          </table:table-cell>
          <table:table-cell office:value-type="float" office:value="20421192" calcext:value-type="float">
            <text:p>2042119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530" calcext:value-type="float">
            <text:p>530</text:p>
          </table:table-cell>
          <table:table-cell office:value-type="float" office:value="-1138" calcext:value-type="float">
            <text:p>-113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535" calcext:value-type="float">
            <text:p>1610521144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7720" calcext:value-type="float">
            <text:p>267720</text:p>
          </table:table-cell>
          <table:table-cell office:value-type="float" office:value="3223" calcext:value-type="float">
            <text:p>3223</text:p>
          </table:table-cell>
          <table:table-cell office:value-type="float" office:value="3034028" calcext:value-type="float">
            <text:p>303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706184" calcext:value-type="float">
            <text:p>20706184</text:p>
          </table:table-cell>
          <table:table-cell office:value-type="float" office:value="0" calcext:value-type="float">
            <text:p>0</text:p>
          </table:table-cell>
          <table:table-cell office:value-type="float" office:value="20706184" calcext:value-type="float">
            <text:p>207061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550" calcext:value-type="float">
            <text:p>550</text:p>
          </table:table-cell>
          <table:table-cell office:value-type="float" office:value="-1138" calcext:value-type="float">
            <text:p>-113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654" calcext:value-type="float">
            <text:p>1610521144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7844" calcext:value-type="float">
            <text:p>267844</text:p>
          </table:table-cell>
          <table:table-cell office:value-type="float" office:value="3224" calcext:value-type="float">
            <text:p>3224</text:p>
          </table:table-cell>
          <table:table-cell office:value-type="float" office:value="3034028" calcext:value-type="float">
            <text:p>303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156096" calcext:value-type="float">
            <text:p>20156096</text:p>
          </table:table-cell>
          <table:table-cell office:value-type="float" office:value="0" calcext:value-type="float">
            <text:p>0</text:p>
          </table:table-cell>
          <table:table-cell office:value-type="float" office:value="20156096" calcext:value-type="float">
            <text:p>201560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572" calcext:value-type="float">
            <text:p>572</text:p>
          </table:table-cell>
          <table:table-cell office:value-type="float" office:value="-1100" calcext:value-type="float">
            <text:p>-1100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772" calcext:value-type="float">
            <text:p>1610521144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0740" calcext:value-type="float">
            <text:p>280740</text:p>
          </table:table-cell>
          <table:table-cell office:value-type="float" office:value="3236" calcext:value-type="float">
            <text:p>3236</text:p>
          </table:table-cell>
          <table:table-cell office:value-type="float" office:value="3034028" calcext:value-type="float">
            <text:p>30340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418862" calcext:value-type="float">
            <text:p>15418862</text:p>
          </table:table-cell>
          <table:table-cell office:value-type="float" office:value="7995878" calcext:value-type="float">
            <text:p>7995878</text:p>
          </table:table-cell>
          <table:table-cell office:value-type="float" office:value="7422984" calcext:value-type="float">
            <text:p>742298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593" calcext:value-type="float">
            <text:p>593</text:p>
          </table:table-cell>
          <table:table-cell office:value-type="float" office:value="-1105" calcext:value-type="float">
            <text:p>-1105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4897" calcext:value-type="float">
            <text:p>1610521144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79644" calcext:value-type="float">
            <text:p>279644</text:p>
          </table:table-cell>
          <table:table-cell office:value-type="float" office:value="3235" calcext:value-type="float">
            <text:p>3235</text:p>
          </table:table-cell>
          <table:table-cell office:value-type="float" office:value="3034048" calcext:value-type="float">
            <text:p>3034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18829" calcext:value-type="float">
            <text:p>16418829</text:p>
          </table:table-cell>
          <table:table-cell office:value-type="float" office:value="8260621" calcext:value-type="float">
            <text:p>8260621</text:p>
          </table:table-cell>
          <table:table-cell office:value-type="float" office:value="8158208" calcext:value-type="float">
            <text:p>81582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613" calcext:value-type="float">
            <text:p>613</text:p>
          </table:table-cell>
          <table:table-cell office:value-type="float" office:value="-1105" calcext:value-type="float">
            <text:p>-1105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019" calcext:value-type="float">
            <text:p>1610521145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2904" calcext:value-type="float">
            <text:p>262904</text:p>
          </table:table-cell>
          <table:table-cell office:value-type="float" office:value="3218" calcext:value-type="float">
            <text:p>3218</text:p>
          </table:table-cell>
          <table:table-cell office:value-type="float" office:value="3034048" calcext:value-type="float">
            <text:p>3034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194696" calcext:value-type="float">
            <text:p>25194696</text:p>
          </table:table-cell>
          <table:table-cell office:value-type="float" office:value="0" calcext:value-type="float">
            <text:p>0</text:p>
          </table:table-cell>
          <table:table-cell office:value-type="float" office:value="25194696" calcext:value-type="float">
            <text:p>251946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634" calcext:value-type="float">
            <text:p>634</text:p>
          </table:table-cell>
          <table:table-cell office:value-type="float" office:value="-1001" calcext:value-type="float">
            <text:p>-1001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136" calcext:value-type="float">
            <text:p>1610521145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66376" calcext:value-type="float">
            <text:p>266376</text:p>
          </table:table-cell>
          <table:table-cell office:value-type="float" office:value="3222" calcext:value-type="float">
            <text:p>3222</text:p>
          </table:table-cell>
          <table:table-cell office:value-type="float" office:value="3034048" calcext:value-type="float">
            <text:p>3034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286352" calcext:value-type="float">
            <text:p>21286352</text:p>
          </table:table-cell>
          <table:table-cell office:value-type="float" office:value="0" calcext:value-type="float">
            <text:p>0</text:p>
          </table:table-cell>
          <table:table-cell office:value-type="float" office:value="21286352" calcext:value-type="float">
            <text:p>212863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653" calcext:value-type="float">
            <text:p>653</text:p>
          </table:table-cell>
          <table:table-cell office:value-type="float" office:value="-1135" calcext:value-type="float">
            <text:p>-1135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259" calcext:value-type="float">
            <text:p>1610521145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9812" calcext:value-type="float">
            <text:p>289812</text:p>
          </table:table-cell>
          <table:table-cell office:value-type="float" office:value="3245" calcext:value-type="float">
            <text:p>3245</text:p>
          </table:table-cell>
          <table:table-cell office:value-type="float" office:value="3034048" calcext:value-type="float">
            <text:p>303404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719368" calcext:value-type="float">
            <text:p>19719368</text:p>
          </table:table-cell>
          <table:table-cell office:value-type="float" office:value="0" calcext:value-type="float">
            <text:p>0</text:p>
          </table:table-cell>
          <table:table-cell office:value-type="float" office:value="19719368" calcext:value-type="float">
            <text:p>197193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672" calcext:value-type="float">
            <text:p>672</text:p>
          </table:table-cell>
          <table:table-cell office:value-type="float" office:value="-1193" calcext:value-type="float">
            <text:p>-119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381" calcext:value-type="float">
            <text:p>1610521145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1796" calcext:value-type="float">
            <text:p>291796</text:p>
          </table:table-cell>
          <table:table-cell office:value-type="float" office:value="3247" calcext:value-type="float">
            <text:p>3247</text:p>
          </table:table-cell>
          <table:table-cell office:value-type="float" office:value="3034032" calcext:value-type="float">
            <text:p>3034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852064" calcext:value-type="float">
            <text:p>18852064</text:p>
          </table:table-cell>
          <table:table-cell office:value-type="float" office:value="0" calcext:value-type="float">
            <text:p>0</text:p>
          </table:table-cell>
          <table:table-cell office:value-type="float" office:value="18852064" calcext:value-type="float">
            <text:p>1885206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693" calcext:value-type="float">
            <text:p>693</text:p>
          </table:table-cell>
          <table:table-cell office:value-type="float" office:value="-1193" calcext:value-type="float">
            <text:p>-119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499" calcext:value-type="float">
            <text:p>1610521145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900" calcext:value-type="float">
            <text:p>304900</text:p>
          </table:table-cell>
          <table:table-cell office:value-type="float" office:value="3259" calcext:value-type="float">
            <text:p>3259</text:p>
          </table:table-cell>
          <table:table-cell office:value-type="float" office:value="3034032" calcext:value-type="float">
            <text:p>3034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334781" calcext:value-type="float">
            <text:p>13334781</text:p>
          </table:table-cell>
          <table:table-cell office:value-type="float" office:value="7359877" calcext:value-type="float">
            <text:p>7359877</text:p>
          </table:table-cell>
          <table:table-cell office:value-type="float" office:value="5974904" calcext:value-type="float">
            <text:p>59749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713" calcext:value-type="float">
            <text:p>713</text:p>
          </table:table-cell>
          <table:table-cell office:value-type="float" office:value="-1004" calcext:value-type="float">
            <text:p>-100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621" calcext:value-type="float">
            <text:p>1610521145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336" calcext:value-type="float">
            <text:p>302336</text:p>
          </table:table-cell>
          <table:table-cell office:value-type="float" office:value="3257" calcext:value-type="float">
            <text:p>3257</text:p>
          </table:table-cell>
          <table:table-cell office:value-type="float" office:value="3034032" calcext:value-type="float">
            <text:p>3034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83648" calcext:value-type="float">
            <text:p>12383648</text:p>
          </table:table-cell>
          <table:table-cell office:value-type="float" office:value="3584000" calcext:value-type="float">
            <text:p>3584000</text:p>
          </table:table-cell>
          <table:table-cell office:value-type="float" office:value="8799648" calcext:value-type="float">
            <text:p>87996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731" calcext:value-type="float">
            <text:p>731</text:p>
          </table:table-cell>
          <table:table-cell office:value-type="float" office:value="-1163" calcext:value-type="float">
            <text:p>-116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741" calcext:value-type="float">
            <text:p>1610521145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1344" calcext:value-type="float">
            <text:p>301344</text:p>
          </table:table-cell>
          <table:table-cell office:value-type="float" office:value="3256" calcext:value-type="float">
            <text:p>3256</text:p>
          </table:table-cell>
          <table:table-cell office:value-type="float" office:value="3034032" calcext:value-type="float">
            <text:p>3034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86351" calcext:value-type="float">
            <text:p>12886351</text:p>
          </table:table-cell>
          <table:table-cell office:value-type="float" office:value="3162279" calcext:value-type="float">
            <text:p>3162279</text:p>
          </table:table-cell>
          <table:table-cell office:value-type="float" office:value="9724072" calcext:value-type="float">
            <text:p>97240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750" calcext:value-type="float">
            <text:p>750</text:p>
          </table:table-cell>
          <table:table-cell office:value-type="float" office:value="-1163" calcext:value-type="float">
            <text:p>-116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857" calcext:value-type="float">
            <text:p>1610521145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460" calcext:value-type="float">
            <text:p>302460</text:p>
          </table:table-cell>
          <table:table-cell office:value-type="float" office:value="3257" calcext:value-type="float">
            <text:p>3257</text:p>
          </table:table-cell>
          <table:table-cell office:value-type="float" office:value="3034032" calcext:value-type="float">
            <text:p>30340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0271" calcext:value-type="float">
            <text:p>12870271</text:p>
          </table:table-cell>
          <table:table-cell office:value-type="float" office:value="4170047" calcext:value-type="float">
            <text:p>4170047</text:p>
          </table:table-cell>
          <table:table-cell office:value-type="float" office:value="8700224" calcext:value-type="float">
            <text:p>87002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770" calcext:value-type="float">
            <text:p>770</text:p>
          </table:table-cell>
          <table:table-cell office:value-type="float" office:value="-1127" calcext:value-type="float">
            <text:p>-1127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5972" calcext:value-type="float">
            <text:p>1610521145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688" calcext:value-type="float">
            <text:p>302688</text:p>
          </table:table-cell>
          <table:table-cell office:value-type="float" office:value="3259" calcext:value-type="float">
            <text:p>3259</text:p>
          </table:table-cell>
          <table:table-cell office:value-type="float" office:value="3035024" calcext:value-type="float">
            <text:p>30350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80504" calcext:value-type="float">
            <text:p>11680504</text:p>
          </table:table-cell>
          <table:table-cell office:value-type="float" office:value="4894720" calcext:value-type="float">
            <text:p>4894720</text:p>
          </table:table-cell>
          <table:table-cell office:value-type="float" office:value="6785784" calcext:value-type="float">
            <text:p>678578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88" calcext:value-type="float">
            <text:p>788</text:p>
          </table:table-cell>
          <table:table-cell office:value-type="float" office:value="-1571" calcext:value-type="float">
            <text:p>-1571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087" calcext:value-type="float">
            <text:p>1610521146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3860" calcext:value-type="float">
            <text:p>303860</text:p>
          </table:table-cell>
          <table:table-cell office:value-type="float" office:value="3260" calcext:value-type="float">
            <text:p>3260</text:p>
          </table:table-cell>
          <table:table-cell office:value-type="float" office:value="3034992" calcext:value-type="float">
            <text:p>3034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80504" calcext:value-type="float">
            <text:p>11680504</text:p>
          </table:table-cell>
          <table:table-cell office:value-type="float" office:value="6907480" calcext:value-type="float">
            <text:p>6907480</text:p>
          </table:table-cell>
          <table:table-cell office:value-type="float" office:value="4773024" calcext:value-type="float">
            <text:p>47730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07" calcext:value-type="float">
            <text:p>807</text:p>
          </table:table-cell>
          <table:table-cell office:value-type="float" office:value="-1571" calcext:value-type="float">
            <text:p>-1571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198" calcext:value-type="float">
            <text:p>1610521146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5592" calcext:value-type="float">
            <text:p>295592</text:p>
          </table:table-cell>
          <table:table-cell office:value-type="float" office:value="3252" calcext:value-type="float">
            <text:p>3252</text:p>
          </table:table-cell>
          <table:table-cell office:value-type="float" office:value="3034992" calcext:value-type="float">
            <text:p>3034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14408" calcext:value-type="float">
            <text:p>12414408</text:p>
          </table:table-cell>
          <table:table-cell office:value-type="float" office:value="0" calcext:value-type="float">
            <text:p>0</text:p>
          </table:table-cell>
          <table:table-cell office:value-type="float" office:value="12414408" calcext:value-type="float">
            <text:p>1241440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824" calcext:value-type="float">
            <text:p>824</text:p>
          </table:table-cell>
          <table:table-cell office:value-type="float" office:value="-1083" calcext:value-type="float">
            <text:p>-1083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316" calcext:value-type="float">
            <text:p>1610521146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808" calcext:value-type="float">
            <text:p>299808</text:p>
          </table:table-cell>
          <table:table-cell office:value-type="float" office:value="3256" calcext:value-type="float">
            <text:p>3256</text:p>
          </table:table-cell>
          <table:table-cell office:value-type="float" office:value="3034992" calcext:value-type="float">
            <text:p>3034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72696" calcext:value-type="float">
            <text:p>11872696</text:p>
          </table:table-cell>
          <table:table-cell office:value-type="float" office:value="3213560" calcext:value-type="float">
            <text:p>3213560</text:p>
          </table:table-cell>
          <table:table-cell office:value-type="float" office:value="8659136" calcext:value-type="float">
            <text:p>86591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842" calcext:value-type="float">
            <text:p>842</text:p>
          </table:table-cell>
          <table:table-cell office:value-type="float" office:value="-1264" calcext:value-type="float">
            <text:p>-126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433" calcext:value-type="float">
            <text:p>1610521146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816" calcext:value-type="float">
            <text:p>298816</text:p>
          </table:table-cell>
          <table:table-cell office:value-type="float" office:value="3255" calcext:value-type="float">
            <text:p>3255</text:p>
          </table:table-cell>
          <table:table-cell office:value-type="float" office:value="3034992" calcext:value-type="float">
            <text:p>3034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84120" calcext:value-type="float">
            <text:p>10684120</text:p>
          </table:table-cell>
          <table:table-cell office:value-type="float" office:value="847872" calcext:value-type="float">
            <text:p>847872</text:p>
          </table:table-cell>
          <table:table-cell office:value-type="float" office:value="9836248" calcext:value-type="float">
            <text:p>983624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859" calcext:value-type="float">
            <text:p>859</text:p>
          </table:table-cell>
          <table:table-cell office:value-type="float" office:value="-1264" calcext:value-type="float">
            <text:p>-1264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548" calcext:value-type="float">
            <text:p>1610521146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700" calcext:value-type="float">
            <text:p>297700</text:p>
          </table:table-cell>
          <table:table-cell office:value-type="float" office:value="3254" calcext:value-type="float">
            <text:p>3254</text:p>
          </table:table-cell>
          <table:table-cell office:value-type="float" office:value="3034992" calcext:value-type="float">
            <text:p>3034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684120" calcext:value-type="float">
            <text:p>10684120</text:p>
          </table:table-cell>
          <table:table-cell office:value-type="float" office:value="411248" calcext:value-type="float">
            <text:p>411248</text:p>
          </table:table-cell>
          <table:table-cell office:value-type="float" office:value="10272872" calcext:value-type="float">
            <text:p>1027287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875" calcext:value-type="float">
            <text:p>875</text:p>
          </table:table-cell>
          <table:table-cell office:value-type="float" office:value="-1105" calcext:value-type="float">
            <text:p>-1105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663" calcext:value-type="float">
            <text:p>1610521146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800" calcext:value-type="float">
            <text:p>300800</text:p>
          </table:table-cell>
          <table:table-cell office:value-type="float" office:value="3257" calcext:value-type="float">
            <text:p>3257</text:p>
          </table:table-cell>
          <table:table-cell office:value-type="float" office:value="3034992" calcext:value-type="float">
            <text:p>30349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30776" calcext:value-type="float">
            <text:p>9730776</text:p>
          </table:table-cell>
          <table:table-cell office:value-type="float" office:value="2715648" calcext:value-type="float">
            <text:p>2715648</text:p>
          </table:table-cell>
          <table:table-cell office:value-type="float" office:value="7015128" calcext:value-type="float">
            <text:p>701512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891" calcext:value-type="float">
            <text:p>891</text:p>
          </table:table-cell>
          <table:table-cell office:value-type="float" office:value="-1118" calcext:value-type="float">
            <text:p>-111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778" calcext:value-type="float">
            <text:p>1610521146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124" calcext:value-type="float">
            <text:p>304124</text:p>
          </table:table-cell>
          <table:table-cell office:value-type="float" office:value="3260" calcext:value-type="float">
            <text:p>3260</text:p>
          </table:table-cell>
          <table:table-cell office:value-type="float" office:value="3034996" calcext:value-type="float">
            <text:p>30349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30776" calcext:value-type="float">
            <text:p>9730776</text:p>
          </table:table-cell>
          <table:table-cell office:value-type="float" office:value="6503832" calcext:value-type="float">
            <text:p>6503832</text:p>
          </table:table-cell>
          <table:table-cell office:value-type="float" office:value="3226944" calcext:value-type="float">
            <text:p>322694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906" calcext:value-type="float">
            <text:p>906</text:p>
          </table:table-cell>
          <table:table-cell office:value-type="float" office:value="-1118" calcext:value-type="float">
            <text:p>-1118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6892" calcext:value-type="float">
            <text:p>1610521146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3252" calcext:value-type="float">
            <text:p>303252</text:p>
          </table:table-cell>
          <table:table-cell office:value-type="float" office:value="3260" calcext:value-type="float">
            <text:p>3260</text:p>
          </table:table-cell>
          <table:table-cell office:value-type="float" office:value="3035292" calcext:value-type="float">
            <text:p>30352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30776" calcext:value-type="float">
            <text:p>9730776</text:p>
          </table:table-cell>
          <table:table-cell office:value-type="float" office:value="5676440" calcext:value-type="float">
            <text:p>5676440</text:p>
          </table:table-cell>
          <table:table-cell office:value-type="float" office:value="4054336" calcext:value-type="float">
            <text:p>405433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919" calcext:value-type="float">
            <text:p>919</text:p>
          </table:table-cell>
          <table:table-cell office:value-type="float" office:value="-1160" calcext:value-type="float">
            <text:p>-1160</text:p>
          </table:table-cell>
          <table:table-cell office:value-type="float" office:value="4225" calcext:value-type="float">
            <text:p>4225</text:p>
          </table:table-cell>
          <table:table-cell office:value-type="float" office:value="1610521147006" calcext:value-type="float">
            <text:p>1610521147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3440" calcext:value-type="float">
            <text:p>303440</text:p>
          </table:table-cell>
          <table:table-cell office:value-type="float" office:value="3260" calcext:value-type="float">
            <text:p>3260</text:p>
          </table:table-cell>
          <table:table-cell office:value-type="float" office:value="3035144" calcext:value-type="float">
            <text:p>3035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730776" calcext:value-type="float">
            <text:p>9730776</text:p>
          </table:table-cell>
          <table:table-cell office:value-type="float" office:value="44328" calcext:value-type="float">
            <text:p>44328</text:p>
          </table:table-cell>
          <table:table-cell office:value-type="float" office:value="9686448" calcext:value-type="float">
            <text:p>9686448</text:p>
          </table:table-cell>
          <table:table-cell office:value-type="float" office:value="8" calcext:value-type="float">
            <text:p>8</text:p>
          </table:table-cell>
          <table:table-cell office:value-type="float" office:value="1742000" calcext:value-type="float">
            <text:p>1742000</text:p>
          </table:table-cell>
          <table:table-cell office:value-type="float" office:value="935" calcext:value-type="float">
            <text:p>935</text:p>
          </table:table-cell>
          <table:table-cell office:value-type="float" office:value="-218" calcext:value-type="float">
            <text:p>-21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1569" calcext:value-type="float">
            <text:p>161052115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092" calcext:value-type="float">
            <text:p>300092</text:p>
          </table:table-cell>
          <table:table-cell office:value-type="float" office:value="3255" calcext:value-type="float">
            <text:p>3255</text:p>
          </table:table-cell>
          <table:table-cell office:value-type="float" office:value="3035144" calcext:value-type="float">
            <text:p>3035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104557" calcext:value-type="float">
            <text:p>29104557</text:p>
          </table:table-cell>
          <table:table-cell office:value-type="float" office:value="15209373" calcext:value-type="float">
            <text:p>15209373</text:p>
          </table:table-cell>
          <table:table-cell office:value-type="float" office:value="13895184" calcext:value-type="float">
            <text:p>1389518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953" calcext:value-type="float">
            <text:p>953</text:p>
          </table:table-cell>
          <table:table-cell office:value-type="float" office:value="-218" calcext:value-type="float">
            <text:p>-21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1679" calcext:value-type="float">
            <text:p>1610521151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1456" calcext:value-type="float">
            <text:p>301456</text:p>
          </table:table-cell>
          <table:table-cell office:value-type="float" office:value="3256" calcext:value-type="float">
            <text:p>3256</text:p>
          </table:table-cell>
          <table:table-cell office:value-type="float" office:value="3035144" calcext:value-type="float">
            <text:p>3035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104557" calcext:value-type="float">
            <text:p>29104557</text:p>
          </table:table-cell>
          <table:table-cell office:value-type="float" office:value="17430541" calcext:value-type="float">
            <text:p>17430541</text:p>
          </table:table-cell>
          <table:table-cell office:value-type="float" office:value="11674016" calcext:value-type="float">
            <text:p>1167401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971" calcext:value-type="float">
            <text:p>971</text:p>
          </table:table-cell>
          <table:table-cell office:value-type="float" office:value="-838" calcext:value-type="float">
            <text:p>-83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1792" calcext:value-type="float">
            <text:p>1610521151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2900" calcext:value-type="float">
            <text:p>292900</text:p>
          </table:table-cell>
          <table:table-cell office:value-type="float" office:value="3248" calcext:value-type="float">
            <text:p>3248</text:p>
          </table:table-cell>
          <table:table-cell office:value-type="float" office:value="3035144" calcext:value-type="float">
            <text:p>30351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89757" calcext:value-type="float">
            <text:p>21689757</text:p>
          </table:table-cell>
          <table:table-cell office:value-type="float" office:value="817925" calcext:value-type="float">
            <text:p>817925</text:p>
          </table:table-cell>
          <table:table-cell office:value-type="float" office:value="20871832" calcext:value-type="float">
            <text:p>2087183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988" calcext:value-type="float">
            <text:p>988</text:p>
          </table:table-cell>
          <table:table-cell office:value-type="float" office:value="-1097" calcext:value-type="float">
            <text:p>-109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1910" calcext:value-type="float">
            <text:p>16105211519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2652" calcext:value-type="float">
            <text:p>292652</text:p>
          </table:table-cell>
          <table:table-cell office:value-type="float" office:value="3248" calcext:value-type="float">
            <text:p>3248</text:p>
          </table:table-cell>
          <table:table-cell office:value-type="float" office:value="3035156" calcext:value-type="float">
            <text:p>3035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637950" calcext:value-type="float">
            <text:p>29637950</text:p>
          </table:table-cell>
          <table:table-cell office:value-type="float" office:value="9220726" calcext:value-type="float">
            <text:p>9220726</text:p>
          </table:table-cell>
          <table:table-cell office:value-type="float" office:value="20417224" calcext:value-type="float">
            <text:p>2041722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007" calcext:value-type="float">
            <text:p>1007</text:p>
          </table:table-cell>
          <table:table-cell office:value-type="float" office:value="-1097" calcext:value-type="float">
            <text:p>-109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029" calcext:value-type="float">
            <text:p>1610521152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348" calcext:value-type="float">
            <text:p>299348</text:p>
          </table:table-cell>
          <table:table-cell office:value-type="float" office:value="3254" calcext:value-type="float">
            <text:p>3254</text:p>
          </table:table-cell>
          <table:table-cell office:value-type="float" office:value="3035156" calcext:value-type="float">
            <text:p>3035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088622" calcext:value-type="float">
            <text:p>27088622</text:p>
          </table:table-cell>
          <table:table-cell office:value-type="float" office:value="13493822" calcext:value-type="float">
            <text:p>13493822</text:p>
          </table:table-cell>
          <table:table-cell office:value-type="float" office:value="13594800" calcext:value-type="float">
            <text:p>135948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025" calcext:value-type="float">
            <text:p>1025</text:p>
          </table:table-cell>
          <table:table-cell office:value-type="float" office:value="-873" calcext:value-type="float">
            <text:p>-87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144" calcext:value-type="float">
            <text:p>1610521152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588" calcext:value-type="float">
            <text:p>300588</text:p>
          </table:table-cell>
          <table:table-cell office:value-type="float" office:value="3255" calcext:value-type="float">
            <text:p>3255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756045" calcext:value-type="float">
            <text:p>21756045</text:p>
          </table:table-cell>
          <table:table-cell office:value-type="float" office:value="9249533" calcext:value-type="float">
            <text:p>9249533</text:p>
          </table:table-cell>
          <table:table-cell office:value-type="float" office:value="12506512" calcext:value-type="float">
            <text:p>1250651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1043" calcext:value-type="float">
            <text:p>1043</text:p>
          </table:table-cell>
          <table:table-cell office:value-type="float" office:value="-1165" calcext:value-type="float">
            <text:p>-116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258" calcext:value-type="float">
            <text:p>1610521152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5628" calcext:value-type="float">
            <text:p>295628</text:p>
          </table:table-cell>
          <table:table-cell office:value-type="float" office:value="3251" calcext:value-type="float">
            <text:p>3251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541438" calcext:value-type="float">
            <text:p>25541438</text:p>
          </table:table-cell>
          <table:table-cell office:value-type="float" office:value="9383574" calcext:value-type="float">
            <text:p>9383574</text:p>
          </table:table-cell>
          <table:table-cell office:value-type="float" office:value="16157864" calcext:value-type="float">
            <text:p>1615786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060" calcext:value-type="float">
            <text:p>1060</text:p>
          </table:table-cell>
          <table:table-cell office:value-type="float" office:value="-1165" calcext:value-type="float">
            <text:p>-116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375" calcext:value-type="float">
            <text:p>1610521152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1864" calcext:value-type="float">
            <text:p>281864</text:p>
          </table:table-cell>
          <table:table-cell office:value-type="float" office:value="3238" calcext:value-type="float">
            <text:p>3238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335696" calcext:value-type="float">
            <text:p>24335696</text:p>
          </table:table-cell>
          <table:table-cell office:value-type="float" office:value="0" calcext:value-type="float">
            <text:p>0</text:p>
          </table:table-cell>
          <table:table-cell office:value-type="float" office:value="24335696" calcext:value-type="float">
            <text:p>2433569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078" calcext:value-type="float">
            <text:p>1078</text:p>
          </table:table-cell>
          <table:table-cell office:value-type="float" office:value="-1003" calcext:value-type="float">
            <text:p>-100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488" calcext:value-type="float">
            <text:p>1610521152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7320" calcext:value-type="float">
            <text:p>287320</text:p>
          </table:table-cell>
          <table:table-cell office:value-type="float" office:value="3243" calcext:value-type="float">
            <text:p>3243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278048" calcext:value-type="float">
            <text:p>19278048</text:p>
          </table:table-cell>
          <table:table-cell office:value-type="float" office:value="0" calcext:value-type="float">
            <text:p>0</text:p>
          </table:table-cell>
          <table:table-cell office:value-type="float" office:value="19278048" calcext:value-type="float">
            <text:p>1927804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094" calcext:value-type="float">
            <text:p>1094</text:p>
          </table:table-cell>
          <table:table-cell office:value-type="float" office:value="-1172" calcext:value-type="float">
            <text:p>-117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601" calcext:value-type="float">
            <text:p>1610521152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116" calcext:value-type="float">
            <text:p>297116</text:p>
          </table:table-cell>
          <table:table-cell office:value-type="float" office:value="3253" calcext:value-type="float">
            <text:p>3253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206861" calcext:value-type="float">
            <text:p>19206861</text:p>
          </table:table-cell>
          <table:table-cell office:value-type="float" office:value="10820605" calcext:value-type="float">
            <text:p>10820605</text:p>
          </table:table-cell>
          <table:table-cell office:value-type="float" office:value="8386256" calcext:value-type="float">
            <text:p>838625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113" calcext:value-type="float">
            <text:p>1113</text:p>
          </table:table-cell>
          <table:table-cell office:value-type="float" office:value="-1172" calcext:value-type="float">
            <text:p>-117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711" calcext:value-type="float">
            <text:p>1610521152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6000" calcext:value-type="float">
            <text:p>296000</text:p>
          </table:table-cell>
          <table:table-cell office:value-type="float" office:value="3252" calcext:value-type="float">
            <text:p>3252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005853" calcext:value-type="float">
            <text:p>24005853</text:p>
          </table:table-cell>
          <table:table-cell office:value-type="float" office:value="14198757" calcext:value-type="float">
            <text:p>14198757</text:p>
          </table:table-cell>
          <table:table-cell office:value-type="float" office:value="9807096" calcext:value-type="float">
            <text:p>980709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129" calcext:value-type="float">
            <text:p>1129</text:p>
          </table:table-cell>
          <table:table-cell office:value-type="float" office:value="-992" calcext:value-type="float">
            <text:p>-99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820" calcext:value-type="float">
            <text:p>16105211528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1908" calcext:value-type="float">
            <text:p>291908</text:p>
          </table:table-cell>
          <table:table-cell office:value-type="float" office:value="3248" calcext:value-type="float">
            <text:p>3248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311374" calcext:value-type="float">
            <text:p>19311374</text:p>
          </table:table-cell>
          <table:table-cell office:value-type="float" office:value="5599470" calcext:value-type="float">
            <text:p>5599470</text:p>
          </table:table-cell>
          <table:table-cell office:value-type="float" office:value="13711904" calcext:value-type="float">
            <text:p>1371190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145" calcext:value-type="float">
            <text:p>1145</text:p>
          </table:table-cell>
          <table:table-cell office:value-type="float" office:value="-1067" calcext:value-type="float">
            <text:p>-106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2930" calcext:value-type="float">
            <text:p>1610521152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1288" calcext:value-type="float">
            <text:p>291288</text:p>
          </table:table-cell>
          <table:table-cell office:value-type="float" office:value="3247" calcext:value-type="float">
            <text:p>3247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022623" calcext:value-type="float">
            <text:p>25022623</text:p>
          </table:table-cell>
          <table:table-cell office:value-type="float" office:value="10636551" calcext:value-type="float">
            <text:p>10636551</text:p>
          </table:table-cell>
          <table:table-cell office:value-type="float" office:value="14386072" calcext:value-type="float">
            <text:p>143860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161" calcext:value-type="float">
            <text:p>1161</text:p>
          </table:table-cell>
          <table:table-cell office:value-type="float" office:value="-1067" calcext:value-type="float">
            <text:p>-106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041" calcext:value-type="float">
            <text:p>1610521153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6248" calcext:value-type="float">
            <text:p>296248</text:p>
          </table:table-cell>
          <table:table-cell office:value-type="float" office:value="3252" calcext:value-type="float">
            <text:p>3252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444589" calcext:value-type="float">
            <text:p>23444589</text:p>
          </table:table-cell>
          <table:table-cell office:value-type="float" office:value="16199693" calcext:value-type="float">
            <text:p>16199693</text:p>
          </table:table-cell>
          <table:table-cell office:value-type="float" office:value="7244896" calcext:value-type="float">
            <text:p>72448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179" calcext:value-type="float">
            <text:p>1179</text:p>
          </table:table-cell>
          <table:table-cell office:value-type="float" office:value="-1234" calcext:value-type="float">
            <text:p>-123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149" calcext:value-type="float">
            <text:p>1610521153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292" calcext:value-type="float">
            <text:p>306292</text:p>
          </table:table-cell>
          <table:table-cell office:value-type="float" office:value="3261" calcext:value-type="float">
            <text:p>3261</text:p>
          </table:table-cell>
          <table:table-cell office:value-type="float" office:value="3035156" calcext:value-type="float">
            <text:p>303515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956509" calcext:value-type="float">
            <text:p>20956509</text:p>
          </table:table-cell>
          <table:table-cell office:value-type="float" office:value="9677029" calcext:value-type="float">
            <text:p>9677029</text:p>
          </table:table-cell>
          <table:table-cell office:value-type="float" office:value="11279480" calcext:value-type="float">
            <text:p>1127948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196" calcext:value-type="float">
            <text:p>1196</text:p>
          </table:table-cell>
          <table:table-cell office:value-type="float" office:value="-1234" calcext:value-type="float">
            <text:p>-123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259" calcext:value-type="float">
            <text:p>1610521153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824" calcext:value-type="float">
            <text:p>308824</text:p>
          </table:table-cell>
          <table:table-cell office:value-type="float" office:value="3265" calcext:value-type="float">
            <text:p>3265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753199" calcext:value-type="float">
            <text:p>27753199</text:p>
          </table:table-cell>
          <table:table-cell office:value-type="float" office:value="20361439" calcext:value-type="float">
            <text:p>20361439</text:p>
          </table:table-cell>
          <table:table-cell office:value-type="float" office:value="7391760" calcext:value-type="float">
            <text:p>73917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216" calcext:value-type="float">
            <text:p>1216</text:p>
          </table:table-cell>
          <table:table-cell office:value-type="float" office:value="-1058" calcext:value-type="float">
            <text:p>-105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377" calcext:value-type="float">
            <text:p>1610521153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4760" calcext:value-type="float">
            <text:p>294760</text:p>
          </table:table-cell>
          <table:table-cell office:value-type="float" office:value="3250" calcext:value-type="float">
            <text:p>3250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513311" calcext:value-type="float">
            <text:p>23513311</text:p>
          </table:table-cell>
          <table:table-cell office:value-type="float" office:value="169071" calcext:value-type="float">
            <text:p>169071</text:p>
          </table:table-cell>
          <table:table-cell office:value-type="float" office:value="23344240" calcext:value-type="float">
            <text:p>233442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235" calcext:value-type="float">
            <text:p>1235</text:p>
          </table:table-cell>
          <table:table-cell office:value-type="float" office:value="-1172" calcext:value-type="float">
            <text:p>-117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494" calcext:value-type="float">
            <text:p>1610521153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588" calcext:value-type="float">
            <text:p>300588</text:p>
          </table:table-cell>
          <table:table-cell office:value-type="float" office:value="3256" calcext:value-type="float">
            <text:p>3256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384429" calcext:value-type="float">
            <text:p>18384429</text:p>
          </table:table-cell>
          <table:table-cell office:value-type="float" office:value="1176341" calcext:value-type="float">
            <text:p>1176341</text:p>
          </table:table-cell>
          <table:table-cell office:value-type="float" office:value="17208088" calcext:value-type="float">
            <text:p>1720808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253" calcext:value-type="float">
            <text:p>1253</text:p>
          </table:table-cell>
          <table:table-cell office:value-type="float" office:value="-1172" calcext:value-type="float">
            <text:p>-117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615" calcext:value-type="float">
            <text:p>1610521153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1660" calcext:value-type="float">
            <text:p>291660</text:p>
          </table:table-cell>
          <table:table-cell office:value-type="float" office:value="3248" calcext:value-type="float">
            <text:p>3248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832416" calcext:value-type="float">
            <text:p>25832416</text:p>
          </table:table-cell>
          <table:table-cell office:value-type="float" office:value="0" calcext:value-type="float">
            <text:p>0</text:p>
          </table:table-cell>
          <table:table-cell office:value-type="float" office:value="25832416" calcext:value-type="float">
            <text:p>258324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273" calcext:value-type="float">
            <text:p>1273</text:p>
          </table:table-cell>
          <table:table-cell office:value-type="float" office:value="-739" calcext:value-type="float">
            <text:p>-73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732" calcext:value-type="float">
            <text:p>1610521153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348" calcext:value-type="float">
            <text:p>299348</text:p>
          </table:table-cell>
          <table:table-cell office:value-type="float" office:value="3256" calcext:value-type="float">
            <text:p>3256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613800" calcext:value-type="float">
            <text:p>16613800</text:p>
          </table:table-cell>
          <table:table-cell office:value-type="float" office:value="0" calcext:value-type="float">
            <text:p>0</text:p>
          </table:table-cell>
          <table:table-cell office:value-type="float" office:value="16613800" calcext:value-type="float">
            <text:p>166138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291" calcext:value-type="float">
            <text:p>1291</text:p>
          </table:table-cell>
          <table:table-cell office:value-type="float" office:value="-1080" calcext:value-type="float">
            <text:p>-108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850" calcext:value-type="float">
            <text:p>16105211538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656" calcext:value-type="float">
            <text:p>307656</text:p>
          </table:table-cell>
          <table:table-cell office:value-type="float" office:value="3262" calcext:value-type="float">
            <text:p>3262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570781" calcext:value-type="float">
            <text:p>20570781</text:p>
          </table:table-cell>
          <table:table-cell office:value-type="float" office:value="11628677" calcext:value-type="float">
            <text:p>11628677</text:p>
          </table:table-cell>
          <table:table-cell office:value-type="float" office:value="8942104" calcext:value-type="float">
            <text:p>89421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312" calcext:value-type="float">
            <text:p>1312</text:p>
          </table:table-cell>
          <table:table-cell office:value-type="float" office:value="-1374" calcext:value-type="float">
            <text:p>-137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3977" calcext:value-type="float">
            <text:p>1610521153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0420" calcext:value-type="float">
            <text:p>290420</text:p>
          </table:table-cell>
          <table:table-cell office:value-type="float" office:value="3262" calcext:value-type="float">
            <text:p>3262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821112" calcext:value-type="float">
            <text:p>25821112</text:p>
          </table:table-cell>
          <table:table-cell office:value-type="float" office:value="0" calcext:value-type="float">
            <text:p>0</text:p>
          </table:table-cell>
          <table:table-cell office:value-type="float" office:value="25821112" calcext:value-type="float">
            <text:p>2582111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332" calcext:value-type="float">
            <text:p>1332</text:p>
          </table:table-cell>
          <table:table-cell office:value-type="float" office:value="-1374" calcext:value-type="float">
            <text:p>-137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093" calcext:value-type="float">
            <text:p>1610521154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2652" calcext:value-type="float">
            <text:p>292652</text:p>
          </table:table-cell>
          <table:table-cell office:value-type="float" office:value="3248" calcext:value-type="float">
            <text:p>3248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848144" calcext:value-type="float">
            <text:p>23848144</text:p>
          </table:table-cell>
          <table:table-cell office:value-type="float" office:value="0" calcext:value-type="float">
            <text:p>0</text:p>
          </table:table-cell>
          <table:table-cell office:value-type="float" office:value="23848144" calcext:value-type="float">
            <text:p>2384814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353" calcext:value-type="float">
            <text:p>1353</text:p>
          </table:table-cell>
          <table:table-cell office:value-type="float" office:value="-1014" calcext:value-type="float">
            <text:p>-101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216" calcext:value-type="float">
            <text:p>1610521154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6372" calcext:value-type="float">
            <text:p>296372</text:p>
          </table:table-cell>
          <table:table-cell office:value-type="float" office:value="3252" calcext:value-type="float">
            <text:p>3252</text:p>
          </table:table-cell>
          <table:table-cell office:value-type="float" office:value="3035160" calcext:value-type="float">
            <text:p>303516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012520" calcext:value-type="float">
            <text:p>20012520</text:p>
          </table:table-cell>
          <table:table-cell office:value-type="float" office:value="0" calcext:value-type="float">
            <text:p>0</text:p>
          </table:table-cell>
          <table:table-cell office:value-type="float" office:value="20012520" calcext:value-type="float">
            <text:p>200125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373" calcext:value-type="float">
            <text:p>1373</text:p>
          </table:table-cell>
          <table:table-cell office:value-type="float" office:value="-918" calcext:value-type="float">
            <text:p>-91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343" calcext:value-type="float">
            <text:p>1610521154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116" calcext:value-type="float">
            <text:p>297116</text:p>
          </table:table-cell>
          <table:table-cell office:value-type="float" office:value="3253" calcext:value-type="float">
            <text:p>3253</text:p>
          </table:table-cell>
          <table:table-cell office:value-type="float" office:value="3035164" calcext:value-type="float">
            <text:p>3035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936464" calcext:value-type="float">
            <text:p>20936464</text:p>
          </table:table-cell>
          <table:table-cell office:value-type="float" office:value="0" calcext:value-type="float">
            <text:p>0</text:p>
          </table:table-cell>
          <table:table-cell office:value-type="float" office:value="20936464" calcext:value-type="float">
            <text:p>2093646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393" calcext:value-type="float">
            <text:p>1393</text:p>
          </table:table-cell>
          <table:table-cell office:value-type="float" office:value="-918" calcext:value-type="float">
            <text:p>-91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464" calcext:value-type="float">
            <text:p>1610521154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224" calcext:value-type="float">
            <text:p>299224</text:p>
          </table:table-cell>
          <table:table-cell office:value-type="float" office:value="3255" calcext:value-type="float">
            <text:p>3255</text:p>
          </table:table-cell>
          <table:table-cell office:value-type="float" office:value="3035164" calcext:value-type="float">
            <text:p>3035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23400" calcext:value-type="float">
            <text:p>18523400</text:p>
          </table:table-cell>
          <table:table-cell office:value-type="float" office:value="0" calcext:value-type="float">
            <text:p>0</text:p>
          </table:table-cell>
          <table:table-cell office:value-type="float" office:value="18523400" calcext:value-type="float">
            <text:p>185234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412" calcext:value-type="float">
            <text:p>1412</text:p>
          </table:table-cell>
          <table:table-cell office:value-type="float" office:value="-1031" calcext:value-type="float">
            <text:p>-103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587" calcext:value-type="float">
            <text:p>1610521154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464" calcext:value-type="float">
            <text:p>300464</text:p>
          </table:table-cell>
          <table:table-cell office:value-type="float" office:value="3256" calcext:value-type="float">
            <text:p>3256</text:p>
          </table:table-cell>
          <table:table-cell office:value-type="float" office:value="3035164" calcext:value-type="float">
            <text:p>3035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327968" calcext:value-type="float">
            <text:p>17327968</text:p>
          </table:table-cell>
          <table:table-cell office:value-type="float" office:value="0" calcext:value-type="float">
            <text:p>0</text:p>
          </table:table-cell>
          <table:table-cell office:value-type="float" office:value="17327968" calcext:value-type="float">
            <text:p>173279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432" calcext:value-type="float">
            <text:p>1432</text:p>
          </table:table-cell>
          <table:table-cell office:value-type="float" office:value="-1016" calcext:value-type="float">
            <text:p>-101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706" calcext:value-type="float">
            <text:p>1610521154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980" calcext:value-type="float">
            <text:p>297980</text:p>
          </table:table-cell>
          <table:table-cell office:value-type="float" office:value="3255" calcext:value-type="float">
            <text:p>3255</text:p>
          </table:table-cell>
          <table:table-cell office:value-type="float" office:value="3035164" calcext:value-type="float">
            <text:p>3035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815896" calcext:value-type="float">
            <text:p>19815896</text:p>
          </table:table-cell>
          <table:table-cell office:value-type="float" office:value="0" calcext:value-type="float">
            <text:p>0</text:p>
          </table:table-cell>
          <table:table-cell office:value-type="float" office:value="19815896" calcext:value-type="float">
            <text:p>1981589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452" calcext:value-type="float">
            <text:p>1452</text:p>
          </table:table-cell>
          <table:table-cell office:value-type="float" office:value="-1016" calcext:value-type="float">
            <text:p>-101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822" calcext:value-type="float">
            <text:p>1610521154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1820" calcext:value-type="float">
            <text:p>301820</text:p>
          </table:table-cell>
          <table:table-cell office:value-type="float" office:value="3258" calcext:value-type="float">
            <text:p>3258</text:p>
          </table:table-cell>
          <table:table-cell office:value-type="float" office:value="3035168" calcext:value-type="float">
            <text:p>303516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516128" calcext:value-type="float">
            <text:p>16516128</text:p>
          </table:table-cell>
          <table:table-cell office:value-type="float" office:value="0" calcext:value-type="float">
            <text:p>0</text:p>
          </table:table-cell>
          <table:table-cell office:value-type="float" office:value="16516128" calcext:value-type="float">
            <text:p>1651612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471" calcext:value-type="float">
            <text:p>1471</text:p>
          </table:table-cell>
          <table:table-cell office:value-type="float" office:value="-977" calcext:value-type="float">
            <text:p>-9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4938" calcext:value-type="float">
            <text:p>1610521154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340" calcext:value-type="float">
            <text:p>299340</text:p>
          </table:table-cell>
          <table:table-cell office:value-type="float" office:value="3256" calcext:value-type="float">
            <text:p>3256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649368" calcext:value-type="float">
            <text:p>18649368</text:p>
          </table:table-cell>
          <table:table-cell office:value-type="float" office:value="0" calcext:value-type="float">
            <text:p>0</text:p>
          </table:table-cell>
          <table:table-cell office:value-type="float" office:value="18649368" calcext:value-type="float">
            <text:p>186493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490" calcext:value-type="float">
            <text:p>1490</text:p>
          </table:table-cell>
          <table:table-cell office:value-type="float" office:value="-866" calcext:value-type="float">
            <text:p>-8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054" calcext:value-type="float">
            <text:p>1610521155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044" calcext:value-type="float">
            <text:p>305044</text:p>
          </table:table-cell>
          <table:table-cell office:value-type="float" office:value="3260" calcext:value-type="float">
            <text:p>3260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12287" calcext:value-type="float">
            <text:p>14912287</text:p>
          </table:table-cell>
          <table:table-cell office:value-type="float" office:value="1340815" calcext:value-type="float">
            <text:p>1340815</text:p>
          </table:table-cell>
          <table:table-cell office:value-type="float" office:value="13571472" calcext:value-type="float">
            <text:p>135714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09" calcext:value-type="float">
            <text:p>1509</text:p>
          </table:table-cell>
          <table:table-cell office:value-type="float" office:value="-866" calcext:value-type="float">
            <text:p>-8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170" calcext:value-type="float">
            <text:p>1610521155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300" calcext:value-type="float">
            <text:p>304300</text:p>
          </table:table-cell>
          <table:table-cell office:value-type="float" office:value="3260" calcext:value-type="float">
            <text:p>3260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850221" calcext:value-type="float">
            <text:p>15850221</text:p>
          </table:table-cell>
          <table:table-cell office:value-type="float" office:value="1514869" calcext:value-type="float">
            <text:p>1514869</text:p>
          </table:table-cell>
          <table:table-cell office:value-type="float" office:value="14335352" calcext:value-type="float">
            <text:p>143353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28" calcext:value-type="float">
            <text:p>1528</text:p>
          </table:table-cell>
          <table:table-cell office:value-type="float" office:value="-1242" calcext:value-type="float">
            <text:p>-124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286" calcext:value-type="float">
            <text:p>1610521155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176" calcext:value-type="float">
            <text:p>304176</text:p>
          </table:table-cell>
          <table:table-cell office:value-type="float" office:value="3260" calcext:value-type="float">
            <text:p>3260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823037" calcext:value-type="float">
            <text:p>13823037</text:p>
          </table:table-cell>
          <table:table-cell office:value-type="float" office:value="9757" calcext:value-type="float">
            <text:p>9757</text:p>
          </table:table-cell>
          <table:table-cell office:value-type="float" office:value="13813280" calcext:value-type="float">
            <text:p>138132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47" calcext:value-type="float">
            <text:p>1547</text:p>
          </table:table-cell>
          <table:table-cell office:value-type="float" office:value="-1224" calcext:value-type="float">
            <text:p>-122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400" calcext:value-type="float">
            <text:p>1610521155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068" calcext:value-type="float">
            <text:p>302068</text:p>
          </table:table-cell>
          <table:table-cell office:value-type="float" office:value="3258" calcext:value-type="float">
            <text:p>3258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593928" calcext:value-type="float">
            <text:p>15593928</text:p>
          </table:table-cell>
          <table:table-cell office:value-type="float" office:value="0" calcext:value-type="float">
            <text:p>0</text:p>
          </table:table-cell>
          <table:table-cell office:value-type="float" office:value="15593928" calcext:value-type="float">
            <text:p>155939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68" calcext:value-type="float">
            <text:p>1568</text:p>
          </table:table-cell>
          <table:table-cell office:value-type="float" office:value="-1224" calcext:value-type="float">
            <text:p>-122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517" calcext:value-type="float">
            <text:p>1610521155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1820" calcext:value-type="float">
            <text:p>301820</text:p>
          </table:table-cell>
          <table:table-cell office:value-type="float" office:value="3258" calcext:value-type="float">
            <text:p>3258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011232" calcext:value-type="float">
            <text:p>16011232</text:p>
          </table:table-cell>
          <table:table-cell office:value-type="float" office:value="0" calcext:value-type="float">
            <text:p>0</text:p>
          </table:table-cell>
          <table:table-cell office:value-type="float" office:value="16011232" calcext:value-type="float">
            <text:p>1601123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587" calcext:value-type="float">
            <text:p>1587</text:p>
          </table:table-cell>
          <table:table-cell office:value-type="float" office:value="-910" calcext:value-type="float">
            <text:p>-91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637" calcext:value-type="float">
            <text:p>1610521155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532" calcext:value-type="float">
            <text:p>306532</text:p>
          </table:table-cell>
          <table:table-cell office:value-type="float" office:value="3262" calcext:value-type="float">
            <text:p>3262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55791" calcext:value-type="float">
            <text:p>14855791</text:p>
          </table:table-cell>
          <table:table-cell office:value-type="float" office:value="3000119" calcext:value-type="float">
            <text:p>3000119</text:p>
          </table:table-cell>
          <table:table-cell office:value-type="float" office:value="11855672" calcext:value-type="float">
            <text:p>118556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06" calcext:value-type="float">
            <text:p>1606</text:p>
          </table:table-cell>
          <table:table-cell office:value-type="float" office:value="-1177" calcext:value-type="float">
            <text:p>-11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756" calcext:value-type="float">
            <text:p>1610521155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836" calcext:value-type="float">
            <text:p>309836</text:p>
          </table:table-cell>
          <table:table-cell office:value-type="float" office:value="3267" calcext:value-type="float">
            <text:p>3267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55791" calcext:value-type="float">
            <text:p>14855791</text:p>
          </table:table-cell>
          <table:table-cell office:value-type="float" office:value="8292687" calcext:value-type="float">
            <text:p>8292687</text:p>
          </table:table-cell>
          <table:table-cell office:value-type="float" office:value="6563104" calcext:value-type="float">
            <text:p>65631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27" calcext:value-type="float">
            <text:p>1627</text:p>
          </table:table-cell>
          <table:table-cell office:value-type="float" office:value="-1177" calcext:value-type="float">
            <text:p>-11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870" calcext:value-type="float">
            <text:p>16105211558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832" calcext:value-type="float">
            <text:p>299832</text:p>
          </table:table-cell>
          <table:table-cell office:value-type="float" office:value="3256" calcext:value-type="float">
            <text:p>3256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273112" calcext:value-type="float">
            <text:p>17273112</text:p>
          </table:table-cell>
          <table:table-cell office:value-type="float" office:value="0" calcext:value-type="float">
            <text:p>0</text:p>
          </table:table-cell>
          <table:table-cell office:value-type="float" office:value="17273112" calcext:value-type="float">
            <text:p>1727311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646" calcext:value-type="float">
            <text:p>1646</text:p>
          </table:table-cell>
          <table:table-cell office:value-type="float" office:value="-644" calcext:value-type="float">
            <text:p>-64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5991" calcext:value-type="float">
            <text:p>1610521155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040" calcext:value-type="float">
            <text:p>305040</text:p>
          </table:table-cell>
          <table:table-cell office:value-type="float" office:value="3261" calcext:value-type="float">
            <text:p>3261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150768" calcext:value-type="float">
            <text:p>13150768</text:p>
          </table:table-cell>
          <table:table-cell office:value-type="float" office:value="0" calcext:value-type="float">
            <text:p>0</text:p>
          </table:table-cell>
          <table:table-cell office:value-type="float" office:value="13150768" calcext:value-type="float">
            <text:p>131507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63" calcext:value-type="float">
            <text:p>1663</text:p>
          </table:table-cell>
          <table:table-cell office:value-type="float" office:value="-1134" calcext:value-type="float">
            <text:p>-113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6106" calcext:value-type="float">
            <text:p>1610521156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620" calcext:value-type="float">
            <text:p>310620</text:p>
          </table:table-cell>
          <table:table-cell office:value-type="float" office:value="3266" calcext:value-type="float">
            <text:p>3266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275584" calcext:value-type="float">
            <text:p>12275584</text:p>
          </table:table-cell>
          <table:table-cell office:value-type="float" office:value="4989736" calcext:value-type="float">
            <text:p>4989736</text:p>
          </table:table-cell>
          <table:table-cell office:value-type="float" office:value="7285848" calcext:value-type="float">
            <text:p>728584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681" calcext:value-type="float">
            <text:p>1681</text:p>
          </table:table-cell>
          <table:table-cell office:value-type="float" office:value="-1134" calcext:value-type="float">
            <text:p>-113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6222" calcext:value-type="float">
            <text:p>1610521156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008" calcext:value-type="float">
            <text:p>309008</text:p>
          </table:table-cell>
          <table:table-cell office:value-type="float" office:value="3265" calcext:value-type="float">
            <text:p>3265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85928" calcext:value-type="float">
            <text:p>10885928</text:p>
          </table:table-cell>
          <table:table-cell office:value-type="float" office:value="2109440" calcext:value-type="float">
            <text:p>2109440</text:p>
          </table:table-cell>
          <table:table-cell office:value-type="float" office:value="8776488" calcext:value-type="float">
            <text:p>87764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699" calcext:value-type="float">
            <text:p>1699</text:p>
          </table:table-cell>
          <table:table-cell office:value-type="float" office:value="-1108" calcext:value-type="float">
            <text:p>-110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6336" calcext:value-type="float">
            <text:p>1610521156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024" calcext:value-type="float">
            <text:p>307024</text:p>
          </table:table-cell>
          <table:table-cell office:value-type="float" office:value="3263" calcext:value-type="float">
            <text:p>3263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85928" calcext:value-type="float">
            <text:p>10885928</text:p>
          </table:table-cell>
          <table:table-cell office:value-type="float" office:value="736248" calcext:value-type="float">
            <text:p>736248</text:p>
          </table:table-cell>
          <table:table-cell office:value-type="float" office:value="10149680" calcext:value-type="float">
            <text:p>101496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12" calcext:value-type="float">
            <text:p>1712</text:p>
          </table:table-cell>
          <table:table-cell office:value-type="float" office:value="-1089" calcext:value-type="float">
            <text:p>-108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6450" calcext:value-type="float">
            <text:p>1610521156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628" calcext:value-type="float">
            <text:p>309628</text:p>
          </table:table-cell>
          <table:table-cell office:value-type="float" office:value="3266" calcext:value-type="float">
            <text:p>3266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85928" calcext:value-type="float">
            <text:p>10885928</text:p>
          </table:table-cell>
          <table:table-cell office:value-type="float" office:value="3907560" calcext:value-type="float">
            <text:p>3907560</text:p>
          </table:table-cell>
          <table:table-cell office:value-type="float" office:value="6978368" calcext:value-type="float">
            <text:p>69783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727" calcext:value-type="float">
            <text:p>1727</text:p>
          </table:table-cell>
          <table:table-cell office:value-type="float" office:value="-1089" calcext:value-type="float">
            <text:p>-108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6564" calcext:value-type="float">
            <text:p>1610521156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008" calcext:value-type="float">
            <text:p>309008</text:p>
          </table:table-cell>
          <table:table-cell office:value-type="float" office:value="3265" calcext:value-type="float">
            <text:p>3265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85928" calcext:value-type="float">
            <text:p>10885928</text:p>
          </table:table-cell>
          <table:table-cell office:value-type="float" office:value="2473960" calcext:value-type="float">
            <text:p>2473960</text:p>
          </table:table-cell>
          <table:table-cell office:value-type="float" office:value="8411968" calcext:value-type="float">
            <text:p>84119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741" calcext:value-type="float">
            <text:p>1741</text:p>
          </table:table-cell>
          <table:table-cell office:value-type="float" office:value="-1112" calcext:value-type="float">
            <text:p>-111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56678" calcext:value-type="float">
            <text:p>1610521156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464" calcext:value-type="float">
            <text:p>306464</text:p>
          </table:table-cell>
          <table:table-cell office:value-type="float" office:value="3263" calcext:value-type="float">
            <text:p>3263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78912" calcext:value-type="float">
            <text:p>12878912</text:p>
          </table:table-cell>
          <table:table-cell office:value-type="float" office:value="0" calcext:value-type="float">
            <text:p>0</text:p>
          </table:table-cell>
          <table:table-cell office:value-type="float" office:value="12878912" calcext:value-type="float">
            <text:p>12878912</text:p>
          </table:table-cell>
          <table:table-cell office:value-type="float" office:value="8" calcext:value-type="float">
            <text:p>8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1759" calcext:value-type="float">
            <text:p>1759</text:p>
          </table:table-cell>
          <table:table-cell office:value-type="float" office:value="-226" calcext:value-type="float">
            <text:p>-22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1592" calcext:value-type="float">
            <text:p>1610521161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828" calcext:value-type="float">
            <text:p>307828</text:p>
          </table:table-cell>
          <table:table-cell office:value-type="float" office:value="3271" calcext:value-type="float">
            <text:p>3271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72416" calcext:value-type="float">
            <text:p>11272416</text:p>
          </table:table-cell>
          <table:table-cell office:value-type="float" office:value="7566744" calcext:value-type="float">
            <text:p>7566744</text:p>
          </table:table-cell>
          <table:table-cell office:value-type="float" office:value="3705672" calcext:value-type="float">
            <text:p>370567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1777" calcext:value-type="float">
            <text:p>1777</text:p>
          </table:table-cell>
          <table:table-cell office:value-type="float" office:value="-928" calcext:value-type="float">
            <text:p>-92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1704" calcext:value-type="float">
            <text:p>161052116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3036" calcext:value-type="float">
            <text:p>313036</text:p>
          </table:table-cell>
          <table:table-cell office:value-type="float" office:value="3268" calcext:value-type="float">
            <text:p>3268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272416" calcext:value-type="float">
            <text:p>11272416</text:p>
          </table:table-cell>
          <table:table-cell office:value-type="float" office:value="3635568" calcext:value-type="float">
            <text:p>3635568</text:p>
          </table:table-cell>
          <table:table-cell office:value-type="float" office:value="7636848" calcext:value-type="float">
            <text:p>763684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793" calcext:value-type="float">
            <text:p>1793</text:p>
          </table:table-cell>
          <table:table-cell office:value-type="float" office:value="-928" calcext:value-type="float">
            <text:p>-92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1817" calcext:value-type="float">
            <text:p>1610521161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5252" calcext:value-type="float">
            <text:p>315252</text:p>
          </table:table-cell>
          <table:table-cell office:value-type="float" office:value="3270" calcext:value-type="float">
            <text:p>3270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61232" calcext:value-type="float">
            <text:p>11461232</text:p>
          </table:table-cell>
          <table:table-cell office:value-type="float" office:value="6320072" calcext:value-type="float">
            <text:p>6320072</text:p>
          </table:table-cell>
          <table:table-cell office:value-type="float" office:value="5141160" calcext:value-type="float">
            <text:p>51411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811" calcext:value-type="float">
            <text:p>1811</text:p>
          </table:table-cell>
          <table:table-cell office:value-type="float" office:value="-1295" calcext:value-type="float">
            <text:p>-129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1928" calcext:value-type="float">
            <text:p>1610521161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2168" calcext:value-type="float">
            <text:p>312168</text:p>
          </table:table-cell>
          <table:table-cell office:value-type="float" office:value="3267" calcext:value-type="float">
            <text:p>3267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61232" calcext:value-type="float">
            <text:p>11461232</text:p>
          </table:table-cell>
          <table:table-cell office:value-type="float" office:value="3089272" calcext:value-type="float">
            <text:p>3089272</text:p>
          </table:table-cell>
          <table:table-cell office:value-type="float" office:value="8371960" calcext:value-type="float">
            <text:p>83719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9" calcext:value-type="float">
            <text:p>1829</text:p>
          </table:table-cell>
          <table:table-cell office:value-type="float" office:value="-1295" calcext:value-type="float">
            <text:p>-129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044" calcext:value-type="float">
            <text:p>1610521162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4256" calcext:value-type="float">
            <text:p>314256</text:p>
          </table:table-cell>
          <table:table-cell office:value-type="float" office:value="3269" calcext:value-type="float">
            <text:p>3269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61232" calcext:value-type="float">
            <text:p>11461232</text:p>
          </table:table-cell>
          <table:table-cell office:value-type="float" office:value="5005224" calcext:value-type="float">
            <text:p>5005224</text:p>
          </table:table-cell>
          <table:table-cell office:value-type="float" office:value="6456008" calcext:value-type="float">
            <text:p>645600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848" calcext:value-type="float">
            <text:p>1848</text:p>
          </table:table-cell>
          <table:table-cell office:value-type="float" office:value="-1217" calcext:value-type="float">
            <text:p>-121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163" calcext:value-type="float">
            <text:p>1610521162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580" calcext:value-type="float">
            <text:p>307580</text:p>
          </table:table-cell>
          <table:table-cell office:value-type="float" office:value="3263" calcext:value-type="float">
            <text:p>3263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588512" calcext:value-type="float">
            <text:p>12588512</text:p>
          </table:table-cell>
          <table:table-cell office:value-type="float" office:value="0" calcext:value-type="float">
            <text:p>0</text:p>
          </table:table-cell>
          <table:table-cell office:value-type="float" office:value="12588512" calcext:value-type="float">
            <text:p>125885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66" calcext:value-type="float">
            <text:p>1866</text:p>
          </table:table-cell>
          <table:table-cell office:value-type="float" office:value="-1366" calcext:value-type="float">
            <text:p>-13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278" calcext:value-type="float">
            <text:p>1610521162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968" calcext:value-type="float">
            <text:p>305968</text:p>
          </table:table-cell>
          <table:table-cell office:value-type="float" office:value="3262" calcext:value-type="float">
            <text:p>3262</text:p>
          </table:table-cell>
          <table:table-cell office:value-type="float" office:value="3035208" calcext:value-type="float">
            <text:p>3035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03544" calcext:value-type="float">
            <text:p>11703544</text:p>
          </table:table-cell>
          <table:table-cell office:value-type="float" office:value="0" calcext:value-type="float">
            <text:p>0</text:p>
          </table:table-cell>
          <table:table-cell office:value-type="float" office:value="11703544" calcext:value-type="float">
            <text:p>117035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884" calcext:value-type="float">
            <text:p>1884</text:p>
          </table:table-cell>
          <table:table-cell office:value-type="float" office:value="-1366" calcext:value-type="float">
            <text:p>-13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396" calcext:value-type="float">
            <text:p>1610521162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6640" calcext:value-type="float">
            <text:p>326640</text:p>
          </table:table-cell>
          <table:table-cell office:value-type="float" office:value="3284" calcext:value-type="float">
            <text:p>3284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22368" calcext:value-type="float">
            <text:p>11822368</text:p>
          </table:table-cell>
          <table:table-cell office:value-type="float" office:value="0" calcext:value-type="float">
            <text:p>0</text:p>
          </table:table-cell>
          <table:table-cell office:value-type="float" office:value="11822368" calcext:value-type="float">
            <text:p>118223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900" calcext:value-type="float">
            <text:p>1900</text:p>
          </table:table-cell>
          <table:table-cell office:value-type="float" office:value="-1275" calcext:value-type="float">
            <text:p>-127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505" calcext:value-type="float">
            <text:p>1610521162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7832" calcext:value-type="float">
            <text:p>337832</text:p>
          </table:table-cell>
          <table:table-cell office:value-type="float" office:value="3292" calcext:value-type="float">
            <text:p>3292</text:p>
          </table:table-cell>
          <table:table-cell office:value-type="float" office:value="3035164" calcext:value-type="float">
            <text:p>303516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51880" calcext:value-type="float">
            <text:p>11651880</text:p>
          </table:table-cell>
          <table:table-cell office:value-type="float" office:value="3834528" calcext:value-type="float">
            <text:p>3834528</text:p>
          </table:table-cell>
          <table:table-cell office:value-type="float" office:value="7817352" calcext:value-type="float">
            <text:p>78173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916" calcext:value-type="float">
            <text:p>1916</text:p>
          </table:table-cell>
          <table:table-cell office:value-type="float" office:value="-1264" calcext:value-type="float">
            <text:p>-12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615" calcext:value-type="float">
            <text:p>1610521162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3236" calcext:value-type="float">
            <text:p>333236</text:p>
          </table:table-cell>
          <table:table-cell office:value-type="float" office:value="3295" calcext:value-type="float">
            <text:p>3295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52088" calcext:value-type="float">
            <text:p>11852088</text:p>
          </table:table-cell>
          <table:table-cell office:value-type="float" office:value="0" calcext:value-type="float">
            <text:p>0</text:p>
          </table:table-cell>
          <table:table-cell office:value-type="float" office:value="11852088" calcext:value-type="float">
            <text:p>118520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937" calcext:value-type="float">
            <text:p>1937</text:p>
          </table:table-cell>
          <table:table-cell office:value-type="float" office:value="-1264" calcext:value-type="float">
            <text:p>-12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731" calcext:value-type="float">
            <text:p>1610521162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8320" calcext:value-type="float">
            <text:p>338320</text:p>
          </table:table-cell>
          <table:table-cell office:value-type="float" office:value="3292" calcext:value-type="float">
            <text:p>3292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53872" calcext:value-type="float">
            <text:p>11353872</text:p>
          </table:table-cell>
          <table:table-cell office:value-type="float" office:value="4486696" calcext:value-type="float">
            <text:p>4486696</text:p>
          </table:table-cell>
          <table:table-cell office:value-type="float" office:value="6867176" calcext:value-type="float">
            <text:p>68671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953" calcext:value-type="float">
            <text:p>1953</text:p>
          </table:table-cell>
          <table:table-cell office:value-type="float" office:value="-1256" calcext:value-type="float">
            <text:p>-125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850" calcext:value-type="float">
            <text:p>16105211628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7948" calcext:value-type="float">
            <text:p>337948</text:p>
          </table:table-cell>
          <table:table-cell office:value-type="float" office:value="3293" calcext:value-type="float">
            <text:p>3293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53872" calcext:value-type="float">
            <text:p>11353872</text:p>
          </table:table-cell>
          <table:table-cell office:value-type="float" office:value="4492296" calcext:value-type="float">
            <text:p>4492296</text:p>
          </table:table-cell>
          <table:table-cell office:value-type="float" office:value="6861576" calcext:value-type="float">
            <text:p>68615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971" calcext:value-type="float">
            <text:p>1971</text:p>
          </table:table-cell>
          <table:table-cell office:value-type="float" office:value="-1632" calcext:value-type="float">
            <text:p>-163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2964" calcext:value-type="float">
            <text:p>1610521162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8940" calcext:value-type="float">
            <text:p>338940</text:p>
          </table:table-cell>
          <table:table-cell office:value-type="float" office:value="3293" calcext:value-type="float">
            <text:p>3293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7056" calcext:value-type="float">
            <text:p>11307056</text:p>
          </table:table-cell>
          <table:table-cell office:value-type="float" office:value="4736104" calcext:value-type="float">
            <text:p>4736104</text:p>
          </table:table-cell>
          <table:table-cell office:value-type="float" office:value="6570952" calcext:value-type="float">
            <text:p>65709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1990" calcext:value-type="float">
            <text:p>1990</text:p>
          </table:table-cell>
          <table:table-cell office:value-type="float" office:value="-1632" calcext:value-type="float">
            <text:p>-163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077" calcext:value-type="float">
            <text:p>1610521163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1252" calcext:value-type="float">
            <text:p>331252</text:p>
          </table:table-cell>
          <table:table-cell office:value-type="float" office:value="3294" calcext:value-type="float">
            <text:p>3294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74760" calcext:value-type="float">
            <text:p>11674760</text:p>
          </table:table-cell>
          <table:table-cell office:value-type="float" office:value="6417584" calcext:value-type="float">
            <text:p>6417584</text:p>
          </table:table-cell>
          <table:table-cell office:value-type="float" office:value="5257176" calcext:value-type="float">
            <text:p>52571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008" calcext:value-type="float">
            <text:p>2008</text:p>
          </table:table-cell>
          <table:table-cell office:value-type="float" office:value="-1099" calcext:value-type="float">
            <text:p>-109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195" calcext:value-type="float">
            <text:p>1610521163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9188" calcext:value-type="float">
            <text:p>339188</text:p>
          </table:table-cell>
          <table:table-cell office:value-type="float" office:value="3294" calcext:value-type="float">
            <text:p>3294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31472" calcext:value-type="float">
            <text:p>10931472</text:p>
          </table:table-cell>
          <table:table-cell office:value-type="float" office:value="5452904" calcext:value-type="float">
            <text:p>5452904</text:p>
          </table:table-cell>
          <table:table-cell office:value-type="float" office:value="5478568" calcext:value-type="float">
            <text:p>54785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027" calcext:value-type="float">
            <text:p>2027</text:p>
          </table:table-cell>
          <table:table-cell office:value-type="float" office:value="-1019" calcext:value-type="float">
            <text:p>-101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311" calcext:value-type="float">
            <text:p>1610521163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4476" calcext:value-type="float">
            <text:p>334476</text:p>
          </table:table-cell>
          <table:table-cell office:value-type="float" office:value="3289" calcext:value-type="float">
            <text:p>3289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74008" calcext:value-type="float">
            <text:p>10974008</text:p>
          </table:table-cell>
          <table:table-cell office:value-type="float" office:value="630760" calcext:value-type="float">
            <text:p>630760</text:p>
          </table:table-cell>
          <table:table-cell office:value-type="float" office:value="10343248" calcext:value-type="float">
            <text:p>103432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045" calcext:value-type="float">
            <text:p>2045</text:p>
          </table:table-cell>
          <table:table-cell office:value-type="float" office:value="-1019" calcext:value-type="float">
            <text:p>-101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424" calcext:value-type="float">
            <text:p>161052116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9436" calcext:value-type="float">
            <text:p>339436</text:p>
          </table:table-cell>
          <table:table-cell office:value-type="float" office:value="3294" calcext:value-type="float">
            <text:p>3294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9856" calcext:value-type="float">
            <text:p>10999856</text:p>
          </table:table-cell>
          <table:table-cell office:value-type="float" office:value="5721784" calcext:value-type="float">
            <text:p>5721784</text:p>
          </table:table-cell>
          <table:table-cell office:value-type="float" office:value="5278072" calcext:value-type="float">
            <text:p>527807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063" calcext:value-type="float">
            <text:p>2063</text:p>
          </table:table-cell>
          <table:table-cell office:value-type="float" office:value="-950" calcext:value-type="float">
            <text:p>-95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542" calcext:value-type="float">
            <text:p>1610521163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8816" calcext:value-type="float">
            <text:p>338816</text:p>
          </table:table-cell>
          <table:table-cell office:value-type="float" office:value="3293" calcext:value-type="float">
            <text:p>3293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99856" calcext:value-type="float">
            <text:p>10999856</text:p>
          </table:table-cell>
          <table:table-cell office:value-type="float" office:value="4547416" calcext:value-type="float">
            <text:p>4547416</text:p>
          </table:table-cell>
          <table:table-cell office:value-type="float" office:value="6452440" calcext:value-type="float">
            <text:p>64524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081" calcext:value-type="float">
            <text:p>2081</text:p>
          </table:table-cell>
          <table:table-cell office:value-type="float" office:value="-1197" calcext:value-type="float">
            <text:p>-119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656" calcext:value-type="float">
            <text:p>1610521163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6828" calcext:value-type="float">
            <text:p>336828</text:p>
          </table:table-cell>
          <table:table-cell office:value-type="float" office:value="3292" calcext:value-type="float">
            <text:p>3292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14240" calcext:value-type="float">
            <text:p>11014240</text:p>
          </table:table-cell>
          <table:table-cell office:value-type="float" office:value="2883208" calcext:value-type="float">
            <text:p>2883208</text:p>
          </table:table-cell>
          <table:table-cell office:value-type="float" office:value="8131032" calcext:value-type="float">
            <text:p>81310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099" calcext:value-type="float">
            <text:p>2099</text:p>
          </table:table-cell>
          <table:table-cell office:value-type="float" office:value="-1197" calcext:value-type="float">
            <text:p>-119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772" calcext:value-type="float">
            <text:p>1610521163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6824" calcext:value-type="float">
            <text:p>336824</text:p>
          </table:table-cell>
          <table:table-cell office:value-type="float" office:value="3292" calcext:value-type="float">
            <text:p>3292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61416" calcext:value-type="float">
            <text:p>10761416</text:p>
          </table:table-cell>
          <table:table-cell office:value-type="float" office:value="2767240" calcext:value-type="float">
            <text:p>2767240</text:p>
          </table:table-cell>
          <table:table-cell office:value-type="float" office:value="7994176" calcext:value-type="float">
            <text:p>79941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116" calcext:value-type="float">
            <text:p>2116</text:p>
          </table:table-cell>
          <table:table-cell office:value-type="float" office:value="-1002" calcext:value-type="float">
            <text:p>-100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884" calcext:value-type="float">
            <text:p>1610521163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2236" calcext:value-type="float">
            <text:p>332236</text:p>
          </table:table-cell>
          <table:table-cell office:value-type="float" office:value="3286" calcext:value-type="float">
            <text:p>3286</text:p>
          </table:table-cell>
          <table:table-cell office:value-type="float" office:value="3035172" calcext:value-type="float">
            <text:p>303517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847616" calcext:value-type="float">
            <text:p>10847616</text:p>
          </table:table-cell>
          <table:table-cell office:value-type="float" office:value="1801840" calcext:value-type="float">
            <text:p>1801840</text:p>
          </table:table-cell>
          <table:table-cell office:value-type="float" office:value="9045776" calcext:value-type="float">
            <text:p>9045776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135" calcext:value-type="float">
            <text:p>2135</text:p>
          </table:table-cell>
          <table:table-cell office:value-type="float" office:value="-1307" calcext:value-type="float">
            <text:p>-130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3997" calcext:value-type="float">
            <text:p>1610521163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3460" calcext:value-type="float">
            <text:p>333460</text:p>
          </table:table-cell>
          <table:table-cell office:value-type="float" office:value="3288" calcext:value-type="float">
            <text:p>3288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74440" calcext:value-type="float">
            <text:p>10974440</text:p>
          </table:table-cell>
          <table:table-cell office:value-type="float" office:value="3879696" calcext:value-type="float">
            <text:p>3879696</text:p>
          </table:table-cell>
          <table:table-cell office:value-type="float" office:value="7094744" calcext:value-type="float">
            <text:p>709474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152" calcext:value-type="float">
            <text:p>2152</text:p>
          </table:table-cell>
          <table:table-cell office:value-type="float" office:value="-1307" calcext:value-type="float">
            <text:p>-130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113" calcext:value-type="float">
            <text:p>1610521164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4824" calcext:value-type="float">
            <text:p>334824</text:p>
          </table:table-cell>
          <table:table-cell office:value-type="float" office:value="3290" calcext:value-type="float">
            <text:p>3290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18208" calcext:value-type="float">
            <text:p>10518208</text:p>
          </table:table-cell>
          <table:table-cell office:value-type="float" office:value="4809200" calcext:value-type="float">
            <text:p>4809200</text:p>
          </table:table-cell>
          <table:table-cell office:value-type="float" office:value="5709008" calcext:value-type="float">
            <text:p>570900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170" calcext:value-type="float">
            <text:p>2170</text:p>
          </table:table-cell>
          <table:table-cell office:value-type="float" office:value="-1178" calcext:value-type="float">
            <text:p>-117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226" calcext:value-type="float">
            <text:p>1610521164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4804" calcext:value-type="float">
            <text:p>334804</text:p>
          </table:table-cell>
          <table:table-cell office:value-type="float" office:value="3291" calcext:value-type="float">
            <text:p>3291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115640" calcext:value-type="float">
            <text:p>11115640</text:p>
          </table:table-cell>
          <table:table-cell office:value-type="float" office:value="6361472" calcext:value-type="float">
            <text:p>6361472</text:p>
          </table:table-cell>
          <table:table-cell office:value-type="float" office:value="4754168" calcext:value-type="float">
            <text:p>47541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187" calcext:value-type="float">
            <text:p>2187</text:p>
          </table:table-cell>
          <table:table-cell office:value-type="float" office:value="-1051" calcext:value-type="float">
            <text:p>-105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338" calcext:value-type="float">
            <text:p>1610521164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7880" calcext:value-type="float">
            <text:p>327880</text:p>
          </table:table-cell>
          <table:table-cell office:value-type="float" office:value="3283" calcext:value-type="float">
            <text:p>3283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92744" calcext:value-type="float">
            <text:p>11792744</text:p>
          </table:table-cell>
          <table:table-cell office:value-type="float" office:value="0" calcext:value-type="float">
            <text:p>0</text:p>
          </table:table-cell>
          <table:table-cell office:value-type="float" office:value="11792744" calcext:value-type="float">
            <text:p>117927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207" calcext:value-type="float">
            <text:p>2207</text:p>
          </table:table-cell>
          <table:table-cell office:value-type="float" office:value="-1051" calcext:value-type="float">
            <text:p>-105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456" calcext:value-type="float">
            <text:p>1610521164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9740" calcext:value-type="float">
            <text:p>329740</text:p>
          </table:table-cell>
          <table:table-cell office:value-type="float" office:value="3285" calcext:value-type="float">
            <text:p>3285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31216" calcext:value-type="float">
            <text:p>10531216</text:p>
          </table:table-cell>
          <table:table-cell office:value-type="float" office:value="94208" calcext:value-type="float">
            <text:p>94208</text:p>
          </table:table-cell>
          <table:table-cell office:value-type="float" office:value="10437008" calcext:value-type="float">
            <text:p>104370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224" calcext:value-type="float">
            <text:p>2224</text:p>
          </table:table-cell>
          <table:table-cell office:value-type="float" office:value="-1117" calcext:value-type="float">
            <text:p>-111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574" calcext:value-type="float">
            <text:p>1610521164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9988" calcext:value-type="float">
            <text:p>329988</text:p>
          </table:table-cell>
          <table:table-cell office:value-type="float" office:value="3285" calcext:value-type="float">
            <text:p>3285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494304" calcext:value-type="float">
            <text:p>10494304</text:p>
          </table:table-cell>
          <table:table-cell office:value-type="float" office:value="203000" calcext:value-type="float">
            <text:p>203000</text:p>
          </table:table-cell>
          <table:table-cell office:value-type="float" office:value="10291304" calcext:value-type="float">
            <text:p>102913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241" calcext:value-type="float">
            <text:p>2241</text:p>
          </table:table-cell>
          <table:table-cell office:value-type="float" office:value="-1351" calcext:value-type="float">
            <text:p>-135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689" calcext:value-type="float">
            <text:p>16105211646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7136" calcext:value-type="float">
            <text:p>327136</text:p>
          </table:table-cell>
          <table:table-cell office:value-type="float" office:value="3290" calcext:value-type="float">
            <text:p>3290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093376" calcext:value-type="float">
            <text:p>11093376</text:p>
          </table:table-cell>
          <table:table-cell office:value-type="float" office:value="6127616" calcext:value-type="float">
            <text:p>6127616</text:p>
          </table:table-cell>
          <table:table-cell office:value-type="float" office:value="4965760" calcext:value-type="float">
            <text:p>49657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258" calcext:value-type="float">
            <text:p>2258</text:p>
          </table:table-cell>
          <table:table-cell office:value-type="float" office:value="-1351" calcext:value-type="float">
            <text:p>-135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802" calcext:value-type="float">
            <text:p>1610521164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3336" calcext:value-type="float">
            <text:p>333336</text:p>
          </table:table-cell>
          <table:table-cell office:value-type="float" office:value="3288" calcext:value-type="float">
            <text:p>3288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94096" calcext:value-type="float">
            <text:p>10194096</text:p>
          </table:table-cell>
          <table:table-cell office:value-type="float" office:value="3323000" calcext:value-type="float">
            <text:p>3323000</text:p>
          </table:table-cell>
          <table:table-cell office:value-type="float" office:value="6871096" calcext:value-type="float">
            <text:p>68710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275" calcext:value-type="float">
            <text:p>2275</text:p>
          </table:table-cell>
          <table:table-cell office:value-type="float" office:value="-1446" calcext:value-type="float">
            <text:p>-144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4918" calcext:value-type="float">
            <text:p>161052116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4452" calcext:value-type="float">
            <text:p>334452</text:p>
          </table:table-cell>
          <table:table-cell office:value-type="float" office:value="3290" calcext:value-type="float">
            <text:p>3290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55624" calcext:value-type="float">
            <text:p>10155624</text:p>
          </table:table-cell>
          <table:table-cell office:value-type="float" office:value="4470904" calcext:value-type="float">
            <text:p>4470904</text:p>
          </table:table-cell>
          <table:table-cell office:value-type="float" office:value="5684720" calcext:value-type="float">
            <text:p>568472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290" calcext:value-type="float">
            <text:p>2290</text:p>
          </table:table-cell>
          <table:table-cell office:value-type="float" office:value="-1446" calcext:value-type="float">
            <text:p>-144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027" calcext:value-type="float">
            <text:p>1610521165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8996" calcext:value-type="float">
            <text:p>328996</text:p>
          </table:table-cell>
          <table:table-cell office:value-type="float" office:value="3291" calcext:value-type="float">
            <text:p>3291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276256" calcext:value-type="float">
            <text:p>10276256</text:p>
          </table:table-cell>
          <table:table-cell office:value-type="float" office:value="6277624" calcext:value-type="float">
            <text:p>6277624</text:p>
          </table:table-cell>
          <table:table-cell office:value-type="float" office:value="3998632" calcext:value-type="float">
            <text:p>39986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309" calcext:value-type="float">
            <text:p>2309</text:p>
          </table:table-cell>
          <table:table-cell office:value-type="float" office:value="-1252" calcext:value-type="float">
            <text:p>-125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139" calcext:value-type="float">
            <text:p>1610521165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2592" calcext:value-type="float">
            <text:p>332592</text:p>
          </table:table-cell>
          <table:table-cell office:value-type="float" office:value="3288" calcext:value-type="float">
            <text:p>3288</text:p>
          </table:table-cell>
          <table:table-cell office:value-type="float" office:value="3035176" calcext:value-type="float">
            <text:p>303517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105272" calcext:value-type="float">
            <text:p>10105272</text:p>
          </table:table-cell>
          <table:table-cell office:value-type="float" office:value="2437120" calcext:value-type="float">
            <text:p>2437120</text:p>
          </table:table-cell>
          <table:table-cell office:value-type="float" office:value="7668152" calcext:value-type="float">
            <text:p>766815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324" calcext:value-type="float">
            <text:p>2324</text:p>
          </table:table-cell>
          <table:table-cell office:value-type="float" office:value="-1395" calcext:value-type="float">
            <text:p>-139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253" calcext:value-type="float">
            <text:p>1610521165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3956" calcext:value-type="float">
            <text:p>333956</text:p>
          </table:table-cell>
          <table:table-cell office:value-type="float" office:value="3289" calcext:value-type="float">
            <text:p>3289</text:p>
          </table:table-cell>
          <table:table-cell office:value-type="float" office:value="3035180" calcext:value-type="float">
            <text:p>3035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75680" calcext:value-type="float">
            <text:p>11675680</text:p>
          </table:table-cell>
          <table:table-cell office:value-type="float" office:value="6162936" calcext:value-type="float">
            <text:p>6162936</text:p>
          </table:table-cell>
          <table:table-cell office:value-type="float" office:value="5512744" calcext:value-type="float">
            <text:p>551274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344" calcext:value-type="float">
            <text:p>2344</text:p>
          </table:table-cell>
          <table:table-cell office:value-type="float" office:value="-1395" calcext:value-type="float">
            <text:p>-139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368" calcext:value-type="float">
            <text:p>1610521165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3088" calcext:value-type="float">
            <text:p>333088</text:p>
          </table:table-cell>
          <table:table-cell office:value-type="float" office:value="3288" calcext:value-type="float">
            <text:p>3288</text:p>
          </table:table-cell>
          <table:table-cell office:value-type="float" office:value="3035180" calcext:value-type="float">
            <text:p>3035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06712" calcext:value-type="float">
            <text:p>11906712</text:p>
          </table:table-cell>
          <table:table-cell office:value-type="float" office:value="5467480" calcext:value-type="float">
            <text:p>5467480</text:p>
          </table:table-cell>
          <table:table-cell office:value-type="float" office:value="6439232" calcext:value-type="float">
            <text:p>643923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362" calcext:value-type="float">
            <text:p>2362</text:p>
          </table:table-cell>
          <table:table-cell office:value-type="float" office:value="-1002" calcext:value-type="float">
            <text:p>-100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484" calcext:value-type="float">
            <text:p>1610521165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4316" calcext:value-type="float">
            <text:p>334316</text:p>
          </table:table-cell>
          <table:table-cell office:value-type="float" office:value="3290" calcext:value-type="float">
            <text:p>3290</text:p>
          </table:table-cell>
          <table:table-cell office:value-type="float" office:value="3035180" calcext:value-type="float">
            <text:p>303518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813680" calcext:value-type="float">
            <text:p>11813680</text:p>
          </table:table-cell>
          <table:table-cell office:value-type="float" office:value="6964792" calcext:value-type="float">
            <text:p>6964792</text:p>
          </table:table-cell>
          <table:table-cell office:value-type="float" office:value="4848888" calcext:value-type="float">
            <text:p>484888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381" calcext:value-type="float">
            <text:p>2381</text:p>
          </table:table-cell>
          <table:table-cell office:value-type="float" office:value="-813" calcext:value-type="float">
            <text:p>-81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599" calcext:value-type="float">
            <text:p>1610521165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9600" calcext:value-type="float">
            <text:p>329600</text:p>
          </table:table-cell>
          <table:table-cell office:value-type="float" office:value="3285" calcext:value-type="float">
            <text:p>3285</text:p>
          </table:table-cell>
          <table:table-cell office:value-type="float" office:value="3035184" calcext:value-type="float">
            <text:p>3035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359048" calcext:value-type="float">
            <text:p>12359048</text:p>
          </table:table-cell>
          <table:table-cell office:value-type="float" office:value="2617344" calcext:value-type="float">
            <text:p>2617344</text:p>
          </table:table-cell>
          <table:table-cell office:value-type="float" office:value="9741704" calcext:value-type="float">
            <text:p>974170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397" calcext:value-type="float">
            <text:p>2397</text:p>
          </table:table-cell>
          <table:table-cell office:value-type="float" office:value="-813" calcext:value-type="float">
            <text:p>-81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712" calcext:value-type="float">
            <text:p>1610521165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5260" calcext:value-type="float">
            <text:p>325260</text:p>
          </table:table-cell>
          <table:table-cell office:value-type="float" office:value="3281" calcext:value-type="float">
            <text:p>3281</text:p>
          </table:table-cell>
          <table:table-cell office:value-type="float" office:value="3035184" calcext:value-type="float">
            <text:p>3035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093024" calcext:value-type="float">
            <text:p>13093024</text:p>
          </table:table-cell>
          <table:table-cell office:value-type="float" office:value="0" calcext:value-type="float">
            <text:p>0</text:p>
          </table:table-cell>
          <table:table-cell office:value-type="float" office:value="13093024" calcext:value-type="float">
            <text:p>130930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413" calcext:value-type="float">
            <text:p>2413</text:p>
          </table:table-cell>
          <table:table-cell office:value-type="float" office:value="-1142" calcext:value-type="float">
            <text:p>-114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824" calcext:value-type="float">
            <text:p>1610521165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8236" calcext:value-type="float">
            <text:p>328236</text:p>
          </table:table-cell>
          <table:table-cell office:value-type="float" office:value="3284" calcext:value-type="float">
            <text:p>3284</text:p>
          </table:table-cell>
          <table:table-cell office:value-type="float" office:value="3035188" calcext:value-type="float">
            <text:p>303518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02248" calcext:value-type="float">
            <text:p>10702248</text:p>
          </table:table-cell>
          <table:table-cell office:value-type="float" office:value="192512" calcext:value-type="float">
            <text:p>192512</text:p>
          </table:table-cell>
          <table:table-cell office:value-type="float" office:value="10509736" calcext:value-type="float">
            <text:p>1050973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431" calcext:value-type="float">
            <text:p>2431</text:p>
          </table:table-cell>
          <table:table-cell office:value-type="float" office:value="-1115" calcext:value-type="float">
            <text:p>-111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5934" calcext:value-type="float">
            <text:p>1610521165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9848" calcext:value-type="float">
            <text:p>329848</text:p>
          </table:table-cell>
          <table:table-cell office:value-type="float" office:value="3286" calcext:value-type="float">
            <text:p>3286</text:p>
          </table:table-cell>
          <table:table-cell office:value-type="float" office:value="3035184" calcext:value-type="float">
            <text:p>3035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702248" calcext:value-type="float">
            <text:p>10702248</text:p>
          </table:table-cell>
          <table:table-cell office:value-type="float" office:value="1790056" calcext:value-type="float">
            <text:p>1790056</text:p>
          </table:table-cell>
          <table:table-cell office:value-type="float" office:value="8912192" calcext:value-type="float">
            <text:p>891219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444" calcext:value-type="float">
            <text:p>2444</text:p>
          </table:table-cell>
          <table:table-cell office:value-type="float" office:value="-1115" calcext:value-type="float">
            <text:p>-111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6050" calcext:value-type="float">
            <text:p>1610521166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5676" calcext:value-type="float">
            <text:p>335676</text:p>
          </table:table-cell>
          <table:table-cell office:value-type="float" office:value="3291" calcext:value-type="float">
            <text:p>3291</text:p>
          </table:table-cell>
          <table:table-cell office:value-type="float" office:value="3035184" calcext:value-type="float">
            <text:p>303518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21032" calcext:value-type="float">
            <text:p>9221032</text:p>
          </table:table-cell>
          <table:table-cell office:value-type="float" office:value="6057984" calcext:value-type="float">
            <text:p>6057984</text:p>
          </table:table-cell>
          <table:table-cell office:value-type="float" office:value="3163048" calcext:value-type="float">
            <text:p>316304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461" calcext:value-type="float">
            <text:p>2461</text:p>
          </table:table-cell>
          <table:table-cell office:value-type="float" office:value="-1095" calcext:value-type="float">
            <text:p>-109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66162" calcext:value-type="float">
            <text:p>1610521166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3812" calcext:value-type="float">
            <text:p>333812</text:p>
          </table:table-cell>
          <table:table-cell office:value-type="float" office:value="3289" calcext:value-type="float">
            <text:p>3289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417752" calcext:value-type="float">
            <text:p>9417752</text:p>
          </table:table-cell>
          <table:table-cell office:value-type="float" office:value="0" calcext:value-type="float">
            <text:p>0</text:p>
          </table:table-cell>
          <table:table-cell office:value-type="float" office:value="9417752" calcext:value-type="float">
            <text:p>9417752</text:p>
          </table:table-cell>
          <table:table-cell office:value-type="float" office:value="8" calcext:value-type="float">
            <text:p>8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2476" calcext:value-type="float">
            <text:p>2476</text:p>
          </table:table-cell>
          <table:table-cell office:value-type="float" office:value="-208" calcext:value-type="float">
            <text:p>-20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1587" calcext:value-type="float">
            <text:p>1610521171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6204" calcext:value-type="float">
            <text:p>316204</text:p>
          </table:table-cell>
          <table:table-cell office:value-type="float" office:value="3272" calcext:value-type="float">
            <text:p>3272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897240" calcext:value-type="float">
            <text:p>26897240</text:p>
          </table:table-cell>
          <table:table-cell office:value-type="float" office:value="0" calcext:value-type="float">
            <text:p>0</text:p>
          </table:table-cell>
          <table:table-cell office:value-type="float" office:value="26897240" calcext:value-type="float">
            <text:p>2689724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495" calcext:value-type="float">
            <text:p>2495</text:p>
          </table:table-cell>
          <table:table-cell office:value-type="float" office:value="-208" calcext:value-type="float">
            <text:p>-20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1695" calcext:value-type="float">
            <text:p>1610521171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292" calcext:value-type="float">
            <text:p>305292</text:p>
          </table:table-cell>
          <table:table-cell office:value-type="float" office:value="3262" calcext:value-type="float">
            <text:p>3262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8366648" calcext:value-type="float">
            <text:p>38366648</text:p>
          </table:table-cell>
          <table:table-cell office:value-type="float" office:value="0" calcext:value-type="float">
            <text:p>0</text:p>
          </table:table-cell>
          <table:table-cell office:value-type="float" office:value="38366648" calcext:value-type="float">
            <text:p>3836664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513" calcext:value-type="float">
            <text:p>2513</text:p>
          </table:table-cell>
          <table:table-cell office:value-type="float" office:value="-873" calcext:value-type="float">
            <text:p>-87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1808" calcext:value-type="float">
            <text:p>1610521171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1952" calcext:value-type="float">
            <text:p>331952</text:p>
          </table:table-cell>
          <table:table-cell office:value-type="float" office:value="3287" calcext:value-type="float">
            <text:p>3287</text:p>
          </table:table-cell>
          <table:table-cell office:value-type="float" office:value="3035192" calcext:value-type="float">
            <text:p>303519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846877" calcext:value-type="float">
            <text:p>20846877</text:p>
          </table:table-cell>
          <table:table-cell office:value-type="float" office:value="9010317" calcext:value-type="float">
            <text:p>9010317</text:p>
          </table:table-cell>
          <table:table-cell office:value-type="float" office:value="11836560" calcext:value-type="float">
            <text:p>118365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531" calcext:value-type="float">
            <text:p>2531</text:p>
          </table:table-cell>
          <table:table-cell office:value-type="float" office:value="-1085" calcext:value-type="float">
            <text:p>-108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1927" calcext:value-type="float">
            <text:p>1610521171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1528" calcext:value-type="float">
            <text:p>321528</text:p>
          </table:table-cell>
          <table:table-cell office:value-type="float" office:value="3277" calcext:value-type="float">
            <text:p>3277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550317" calcext:value-type="float">
            <text:p>27550317</text:p>
          </table:table-cell>
          <table:table-cell office:value-type="float" office:value="5251381" calcext:value-type="float">
            <text:p>5251381</text:p>
          </table:table-cell>
          <table:table-cell office:value-type="float" office:value="22298936" calcext:value-type="float">
            <text:p>2229893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548" calcext:value-type="float">
            <text:p>2548</text:p>
          </table:table-cell>
          <table:table-cell office:value-type="float" office:value="-1085" calcext:value-type="float">
            <text:p>-108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040" calcext:value-type="float">
            <text:p>1610521172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29712" calcext:value-type="float">
            <text:p>329712</text:p>
          </table:table-cell>
          <table:table-cell office:value-type="float" office:value="3285" calcext:value-type="float">
            <text:p>3285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550317" calcext:value-type="float">
            <text:p>27550317</text:p>
          </table:table-cell>
          <table:table-cell office:value-type="float" office:value="14184861" calcext:value-type="float">
            <text:p>14184861</text:p>
          </table:table-cell>
          <table:table-cell office:value-type="float" office:value="13365456" calcext:value-type="float">
            <text:p>1336545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567" calcext:value-type="float">
            <text:p>2567</text:p>
          </table:table-cell>
          <table:table-cell office:value-type="float" office:value="-655" calcext:value-type="float">
            <text:p>-65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158" calcext:value-type="float">
            <text:p>1610521172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136" calcext:value-type="float">
            <text:p>308136</text:p>
          </table:table-cell>
          <table:table-cell office:value-type="float" office:value="3287" calcext:value-type="float">
            <text:p>3287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43156040" calcext:value-type="float">
            <text:p>43156040</text:p>
          </table:table-cell>
          <table:table-cell office:value-type="float" office:value="0" calcext:value-type="float">
            <text:p>0</text:p>
          </table:table-cell>
          <table:table-cell office:value-type="float" office:value="43156040" calcext:value-type="float">
            <text:p>4315604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586" calcext:value-type="float">
            <text:p>2586</text:p>
          </table:table-cell>
          <table:table-cell office:value-type="float" office:value="-724" calcext:value-type="float">
            <text:p>-72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275" calcext:value-type="float">
            <text:p>1610521172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30208" calcext:value-type="float">
            <text:p>330208</text:p>
          </table:table-cell>
          <table:table-cell office:value-type="float" office:value="3285" calcext:value-type="float">
            <text:p>328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70384" calcext:value-type="float">
            <text:p>12170384</text:p>
          </table:table-cell>
          <table:table-cell office:value-type="float" office:value="2125824" calcext:value-type="float">
            <text:p>2125824</text:p>
          </table:table-cell>
          <table:table-cell office:value-type="float" office:value="10044560" calcext:value-type="float">
            <text:p>100445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602" calcext:value-type="float">
            <text:p>2602</text:p>
          </table:table-cell>
          <table:table-cell office:value-type="float" office:value="-724" calcext:value-type="float">
            <text:p>-72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397" calcext:value-type="float">
            <text:p>1610521172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748" calcext:value-type="float">
            <text:p>309748</text:p>
          </table:table-cell>
          <table:table-cell office:value-type="float" office:value="3265" calcext:value-type="float">
            <text:p>326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26936" calcext:value-type="float">
            <text:p>23126936</text:p>
          </table:table-cell>
          <table:table-cell office:value-type="float" office:value="0" calcext:value-type="float">
            <text:p>0</text:p>
          </table:table-cell>
          <table:table-cell office:value-type="float" office:value="23126936" calcext:value-type="float">
            <text:p>2312693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620" calcext:value-type="float">
            <text:p>2620</text:p>
          </table:table-cell>
          <table:table-cell office:value-type="float" office:value="-1140" calcext:value-type="float">
            <text:p>-114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508" calcext:value-type="float">
            <text:p>1610521172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236" calcext:value-type="float">
            <text:p>311236</text:p>
          </table:table-cell>
          <table:table-cell office:value-type="float" office:value="3267" calcext:value-type="float">
            <text:p>3267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25565" calcext:value-type="float">
            <text:p>22025565</text:p>
          </table:table-cell>
          <table:table-cell office:value-type="float" office:value="11251293" calcext:value-type="float">
            <text:p>11251293</text:p>
          </table:table-cell>
          <table:table-cell office:value-type="float" office:value="10774272" calcext:value-type="float">
            <text:p>107742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636" calcext:value-type="float">
            <text:p>2636</text:p>
          </table:table-cell>
          <table:table-cell office:value-type="float" office:value="-1110" calcext:value-type="float">
            <text:p>-111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618" calcext:value-type="float">
            <text:p>1610521172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244" calcext:value-type="float">
            <text:p>310244</text:p>
          </table:table-cell>
          <table:table-cell office:value-type="float" office:value="3265" calcext:value-type="float">
            <text:p>3265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906495" calcext:value-type="float">
            <text:p>19906495</text:p>
          </table:table-cell>
          <table:table-cell office:value-type="float" office:value="6574047" calcext:value-type="float">
            <text:p>6574047</text:p>
          </table:table-cell>
          <table:table-cell office:value-type="float" office:value="13332448" calcext:value-type="float">
            <text:p>133324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2654" calcext:value-type="float">
            <text:p>2654</text:p>
          </table:table-cell>
          <table:table-cell office:value-type="float" office:value="-1110" calcext:value-type="float">
            <text:p>-111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732" calcext:value-type="float">
            <text:p>1610521172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216" calcext:value-type="float">
            <text:p>298216</text:p>
          </table:table-cell>
          <table:table-cell office:value-type="float" office:value="3253" calcext:value-type="float">
            <text:p>3253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352511" calcext:value-type="float">
            <text:p>29352511</text:p>
          </table:table-cell>
          <table:table-cell office:value-type="float" office:value="3825951" calcext:value-type="float">
            <text:p>3825951</text:p>
          </table:table-cell>
          <table:table-cell office:value-type="float" office:value="25526560" calcext:value-type="float">
            <text:p>255265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673" calcext:value-type="float">
            <text:p>2673</text:p>
          </table:table-cell>
          <table:table-cell office:value-type="float" office:value="-735" calcext:value-type="float">
            <text:p>-73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844" calcext:value-type="float">
            <text:p>1610521172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988" calcext:value-type="float">
            <text:p>310988</text:p>
          </table:table-cell>
          <table:table-cell office:value-type="float" office:value="3267" calcext:value-type="float">
            <text:p>3267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352511" calcext:value-type="float">
            <text:p>29352511</text:p>
          </table:table-cell>
          <table:table-cell office:value-type="float" office:value="18439239" calcext:value-type="float">
            <text:p>18439239</text:p>
          </table:table-cell>
          <table:table-cell office:value-type="float" office:value="10913272" calcext:value-type="float">
            <text:p>10913272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692" calcext:value-type="float">
            <text:p>2692</text:p>
          </table:table-cell>
          <table:table-cell office:value-type="float" office:value="-1192" calcext:value-type="float">
            <text:p>-119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2958" calcext:value-type="float">
            <text:p>1610521172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5816" calcext:value-type="float">
            <text:p>285816</text:p>
          </table:table-cell>
          <table:table-cell office:value-type="float" office:value="3242" calcext:value-type="float">
            <text:p>3242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6928864" calcext:value-type="float">
            <text:p>36928864</text:p>
          </table:table-cell>
          <table:table-cell office:value-type="float" office:value="0" calcext:value-type="float">
            <text:p>0</text:p>
          </table:table-cell>
          <table:table-cell office:value-type="float" office:value="36928864" calcext:value-type="float">
            <text:p>3692886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710" calcext:value-type="float">
            <text:p>2710</text:p>
          </table:table-cell>
          <table:table-cell office:value-type="float" office:value="-1192" calcext:value-type="float">
            <text:p>-119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079" calcext:value-type="float">
            <text:p>16105211730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8792" calcext:value-type="float">
            <text:p>288792</text:p>
          </table:table-cell>
          <table:table-cell office:value-type="float" office:value="3244" calcext:value-type="float">
            <text:p>3244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4750360" calcext:value-type="float">
            <text:p>34750360</text:p>
          </table:table-cell>
          <table:table-cell office:value-type="float" office:value="0" calcext:value-type="float">
            <text:p>0</text:p>
          </table:table-cell>
          <table:table-cell office:value-type="float" office:value="34750360" calcext:value-type="float">
            <text:p>347503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727" calcext:value-type="float">
            <text:p>2727</text:p>
          </table:table-cell>
          <table:table-cell office:value-type="float" office:value="-1191" calcext:value-type="float">
            <text:p>-119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196" calcext:value-type="float">
            <text:p>1610521173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720" calcext:value-type="float">
            <text:p>297720</text:p>
          </table:table-cell>
          <table:table-cell office:value-type="float" office:value="3253" calcext:value-type="float">
            <text:p>3253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490752" calcext:value-type="float">
            <text:p>25490752</text:p>
          </table:table-cell>
          <table:table-cell office:value-type="float" office:value="0" calcext:value-type="float">
            <text:p>0</text:p>
          </table:table-cell>
          <table:table-cell office:value-type="float" office:value="25490752" calcext:value-type="float">
            <text:p>2549075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745" calcext:value-type="float">
            <text:p>2745</text:p>
          </table:table-cell>
          <table:table-cell office:value-type="float" office:value="-1121" calcext:value-type="float">
            <text:p>-112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309" calcext:value-type="float">
            <text:p>1610521173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596" calcext:value-type="float">
            <text:p>297596</text:p>
          </table:table-cell>
          <table:table-cell office:value-type="float" office:value="3253" calcext:value-type="float">
            <text:p>3253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598136" calcext:value-type="float">
            <text:p>25598136</text:p>
          </table:table-cell>
          <table:table-cell office:value-type="float" office:value="0" calcext:value-type="float">
            <text:p>0</text:p>
          </table:table-cell>
          <table:table-cell office:value-type="float" office:value="25598136" calcext:value-type="float">
            <text:p>2559813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764" calcext:value-type="float">
            <text:p>2764</text:p>
          </table:table-cell>
          <table:table-cell office:value-type="float" office:value="-1121" calcext:value-type="float">
            <text:p>-112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422" calcext:value-type="float">
            <text:p>1610521173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060" calcext:value-type="float">
            <text:p>302060</text:p>
          </table:table-cell>
          <table:table-cell office:value-type="float" office:value="3258" calcext:value-type="float">
            <text:p>3258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0" calcext:value-type="float">
            <text:p>0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782" calcext:value-type="float">
            <text:p>2782</text:p>
          </table:table-cell>
          <table:table-cell office:value-type="float" office:value="-1340" calcext:value-type="float">
            <text:p>-134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536" calcext:value-type="float">
            <text:p>1610521173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324" calcext:value-type="float">
            <text:p>300324</text:p>
          </table:table-cell>
          <table:table-cell office:value-type="float" office:value="3256" calcext:value-type="float">
            <text:p>3256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692024" calcext:value-type="float">
            <text:p>23692024</text:p>
          </table:table-cell>
          <table:table-cell office:value-type="float" office:value="0" calcext:value-type="float">
            <text:p>0</text:p>
          </table:table-cell>
          <table:table-cell office:value-type="float" office:value="23692024" calcext:value-type="float">
            <text:p>2369202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801" calcext:value-type="float">
            <text:p>2801</text:p>
          </table:table-cell>
          <table:table-cell office:value-type="float" office:value="-1199" calcext:value-type="float">
            <text:p>-119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649" calcext:value-type="float">
            <text:p>1610521173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472" calcext:value-type="float">
            <text:p>297472</text:p>
          </table:table-cell>
          <table:table-cell office:value-type="float" office:value="3253" calcext:value-type="float">
            <text:p>3253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6380368" calcext:value-type="float">
            <text:p>26380368</text:p>
          </table:table-cell>
          <table:table-cell office:value-type="float" office:value="0" calcext:value-type="float">
            <text:p>0</text:p>
          </table:table-cell>
          <table:table-cell office:value-type="float" office:value="26380368" calcext:value-type="float">
            <text:p>263803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2818" calcext:value-type="float">
            <text:p>2818</text:p>
          </table:table-cell>
          <table:table-cell office:value-type="float" office:value="-1199" calcext:value-type="float">
            <text:p>-119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766" calcext:value-type="float">
            <text:p>1610521173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708" calcext:value-type="float">
            <text:p>298708</text:p>
          </table:table-cell>
          <table:table-cell office:value-type="float" office:value="3255" calcext:value-type="float">
            <text:p>3255</text:p>
          </table:table-cell>
          <table:table-cell office:value-type="float" office:value="3035196" calcext:value-type="float">
            <text:p>303519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213800" calcext:value-type="float">
            <text:p>24213800</text:p>
          </table:table-cell>
          <table:table-cell office:value-type="float" office:value="0" calcext:value-type="float">
            <text:p>0</text:p>
          </table:table-cell>
          <table:table-cell office:value-type="float" office:value="24213800" calcext:value-type="float">
            <text:p>2421380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837" calcext:value-type="float">
            <text:p>2837</text:p>
          </table:table-cell>
          <table:table-cell office:value-type="float" office:value="-913" calcext:value-type="float">
            <text:p>-91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879" calcext:value-type="float">
            <text:p>1610521173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832" calcext:value-type="float">
            <text:p>298832</text:p>
          </table:table-cell>
          <table:table-cell office:value-type="float" office:value="3255" calcext:value-type="float">
            <text:p>3255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933672" calcext:value-type="float">
            <text:p>23933672</text:p>
          </table:table-cell>
          <table:table-cell office:value-type="float" office:value="0" calcext:value-type="float">
            <text:p>0</text:p>
          </table:table-cell>
          <table:table-cell office:value-type="float" office:value="23933672" calcext:value-type="float">
            <text:p>239336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857" calcext:value-type="float">
            <text:p>2857</text:p>
          </table:table-cell>
          <table:table-cell office:value-type="float" office:value="-877" calcext:value-type="float">
            <text:p>-8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3992" calcext:value-type="float">
            <text:p>1610521173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700" calcext:value-type="float">
            <text:p>299700</text:p>
          </table:table-cell>
          <table:table-cell office:value-type="float" office:value="3256" calcext:value-type="float">
            <text:p>3256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140120" calcext:value-type="float">
            <text:p>23140120</text:p>
          </table:table-cell>
          <table:table-cell office:value-type="float" office:value="0" calcext:value-type="float">
            <text:p>0</text:p>
          </table:table-cell>
          <table:table-cell office:value-type="float" office:value="23140120" calcext:value-type="float">
            <text:p>231401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875" calcext:value-type="float">
            <text:p>2875</text:p>
          </table:table-cell>
          <table:table-cell office:value-type="float" office:value="-877" calcext:value-type="float">
            <text:p>-8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106" calcext:value-type="float">
            <text:p>1610521174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592" calcext:value-type="float">
            <text:p>297592</text:p>
          </table:table-cell>
          <table:table-cell office:value-type="float" office:value="3254" calcext:value-type="float">
            <text:p>3254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994160" calcext:value-type="float">
            <text:p>24994160</text:p>
          </table:table-cell>
          <table:table-cell office:value-type="float" office:value="0" calcext:value-type="float">
            <text:p>0</text:p>
          </table:table-cell>
          <table:table-cell office:value-type="float" office:value="24994160" calcext:value-type="float">
            <text:p>249941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893" calcext:value-type="float">
            <text:p>2893</text:p>
          </table:table-cell>
          <table:table-cell office:value-type="float" office:value="-714" calcext:value-type="float">
            <text:p>-71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220" calcext:value-type="float">
            <text:p>1610521174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196" calcext:value-type="float">
            <text:p>300196</text:p>
          </table:table-cell>
          <table:table-cell office:value-type="float" office:value="3256" calcext:value-type="float">
            <text:p>3256</text:p>
          </table:table-cell>
          <table:table-cell office:value-type="float" office:value="3035208" calcext:value-type="float">
            <text:p>3035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12512" calcext:value-type="float">
            <text:p>22312512</text:p>
          </table:table-cell>
          <table:table-cell office:value-type="float" office:value="0" calcext:value-type="float">
            <text:p>0</text:p>
          </table:table-cell>
          <table:table-cell office:value-type="float" office:value="22312512" calcext:value-type="float">
            <text:p>223125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911" calcext:value-type="float">
            <text:p>2911</text:p>
          </table:table-cell>
          <table:table-cell office:value-type="float" office:value="-873" calcext:value-type="float">
            <text:p>-87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334" calcext:value-type="float">
            <text:p>1610521174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204" calcext:value-type="float">
            <text:p>299204</text:p>
          </table:table-cell>
          <table:table-cell office:value-type="float" office:value="3256" calcext:value-type="float">
            <text:p>3256</text:p>
          </table:table-cell>
          <table:table-cell office:value-type="float" office:value="3035208" calcext:value-type="float">
            <text:p>3035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064856" calcext:value-type="float">
            <text:p>23064856</text:p>
          </table:table-cell>
          <table:table-cell office:value-type="float" office:value="0" calcext:value-type="float">
            <text:p>0</text:p>
          </table:table-cell>
          <table:table-cell office:value-type="float" office:value="23064856" calcext:value-type="float">
            <text:p>230648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930" calcext:value-type="float">
            <text:p>2930</text:p>
          </table:table-cell>
          <table:table-cell office:value-type="float" office:value="-873" calcext:value-type="float">
            <text:p>-87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448" calcext:value-type="float">
            <text:p>1610521174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784" calcext:value-type="float">
            <text:p>304784</text:p>
          </table:table-cell>
          <table:table-cell office:value-type="float" office:value="3260" calcext:value-type="float">
            <text:p>3260</text:p>
          </table:table-cell>
          <table:table-cell office:value-type="float" office:value="3035208" calcext:value-type="float">
            <text:p>3035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390286" calcext:value-type="float">
            <text:p>22390286</text:p>
          </table:table-cell>
          <table:table-cell office:value-type="float" office:value="4633918" calcext:value-type="float">
            <text:p>4633918</text:p>
          </table:table-cell>
          <table:table-cell office:value-type="float" office:value="17756368" calcext:value-type="float">
            <text:p>177563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946" calcext:value-type="float">
            <text:p>2946</text:p>
          </table:table-cell>
          <table:table-cell office:value-type="float" office:value="-830" calcext:value-type="float">
            <text:p>-83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560" calcext:value-type="float">
            <text:p>16105211745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620" calcext:value-type="float">
            <text:p>309620</text:p>
          </table:table-cell>
          <table:table-cell office:value-type="float" office:value="3265" calcext:value-type="float">
            <text:p>3265</text:p>
          </table:table-cell>
          <table:table-cell office:value-type="float" office:value="3035208" calcext:value-type="float">
            <text:p>3035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929453" calcext:value-type="float">
            <text:p>16929453</text:p>
          </table:table-cell>
          <table:table-cell office:value-type="float" office:value="3754573" calcext:value-type="float">
            <text:p>3754573</text:p>
          </table:table-cell>
          <table:table-cell office:value-type="float" office:value="13174880" calcext:value-type="float">
            <text:p>131748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965" calcext:value-type="float">
            <text:p>2965</text:p>
          </table:table-cell>
          <table:table-cell office:value-type="float" office:value="-830" calcext:value-type="float">
            <text:p>-83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671" calcext:value-type="float">
            <text:p>1610521174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124" calcext:value-type="float">
            <text:p>309124</text:p>
          </table:table-cell>
          <table:table-cell office:value-type="float" office:value="3265" calcext:value-type="float">
            <text:p>3265</text:p>
          </table:table-cell>
          <table:table-cell office:value-type="float" office:value="3035208" calcext:value-type="float">
            <text:p>303520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966095" calcext:value-type="float">
            <text:p>17966095</text:p>
          </table:table-cell>
          <table:table-cell office:value-type="float" office:value="4705199" calcext:value-type="float">
            <text:p>4705199</text:p>
          </table:table-cell>
          <table:table-cell office:value-type="float" office:value="13260896" calcext:value-type="float">
            <text:p>132608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983" calcext:value-type="float">
            <text:p>2983</text:p>
          </table:table-cell>
          <table:table-cell office:value-type="float" office:value="-769" calcext:value-type="float">
            <text:p>-76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783" calcext:value-type="float">
            <text:p>1610521174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124" calcext:value-type="float">
            <text:p>309124</text:p>
          </table:table-cell>
          <table:table-cell office:value-type="float" office:value="3265" calcext:value-type="float">
            <text:p>326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418622" calcext:value-type="float">
            <text:p>15418622</text:p>
          </table:table-cell>
          <table:table-cell office:value-type="float" office:value="2130166" calcext:value-type="float">
            <text:p>2130166</text:p>
          </table:table-cell>
          <table:table-cell office:value-type="float" office:value="13288456" calcext:value-type="float">
            <text:p>132884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002" calcext:value-type="float">
            <text:p>3002</text:p>
          </table:table-cell>
          <table:table-cell office:value-type="float" office:value="-1100" calcext:value-type="float">
            <text:p>-110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4895" calcext:value-type="float">
            <text:p>1610521174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380" calcext:value-type="float">
            <text:p>308380</text:p>
          </table:table-cell>
          <table:table-cell office:value-type="float" office:value="3264" calcext:value-type="float">
            <text:p>3264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369133" calcext:value-type="float">
            <text:p>17369133</text:p>
          </table:table-cell>
          <table:table-cell office:value-type="float" office:value="3465725" calcext:value-type="float">
            <text:p>3465725</text:p>
          </table:table-cell>
          <table:table-cell office:value-type="float" office:value="13903408" calcext:value-type="float">
            <text:p>139034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020" calcext:value-type="float">
            <text:p>3020</text:p>
          </table:table-cell>
          <table:table-cell office:value-type="float" office:value="-1100" calcext:value-type="float">
            <text:p>-110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006" calcext:value-type="float">
            <text:p>1610521175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496" calcext:value-type="float">
            <text:p>309496</text:p>
          </table:table-cell>
          <table:table-cell office:value-type="float" office:value="3265" calcext:value-type="float">
            <text:p>326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48799" calcext:value-type="float">
            <text:p>15948799</text:p>
          </table:table-cell>
          <table:table-cell office:value-type="float" office:value="2887783" calcext:value-type="float">
            <text:p>2887783</text:p>
          </table:table-cell>
          <table:table-cell office:value-type="float" office:value="13061016" calcext:value-type="float">
            <text:p>130610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039" calcext:value-type="float">
            <text:p>3039</text:p>
          </table:table-cell>
          <table:table-cell office:value-type="float" office:value="-1104" calcext:value-type="float">
            <text:p>-110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117" calcext:value-type="float">
            <text:p>1610521175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388" calcext:value-type="float">
            <text:p>307388</text:p>
          </table:table-cell>
          <table:table-cell office:value-type="float" office:value="3263" calcext:value-type="float">
            <text:p>3263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71552" calcext:value-type="float">
            <text:p>15371552</text:p>
          </table:table-cell>
          <table:table-cell office:value-type="float" office:value="0" calcext:value-type="float">
            <text:p>0</text:p>
          </table:table-cell>
          <table:table-cell office:value-type="float" office:value="15371552" calcext:value-type="float">
            <text:p>153715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058" calcext:value-type="float">
            <text:p>3058</text:p>
          </table:table-cell>
          <table:table-cell office:value-type="float" office:value="-1044" calcext:value-type="float">
            <text:p>-104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229" calcext:value-type="float">
            <text:p>1610521175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248" calcext:value-type="float">
            <text:p>309248</text:p>
          </table:table-cell>
          <table:table-cell office:value-type="float" office:value="3265" calcext:value-type="float">
            <text:p>326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09085" calcext:value-type="float">
            <text:p>14909085</text:p>
          </table:table-cell>
          <table:table-cell office:value-type="float" office:value="1609877" calcext:value-type="float">
            <text:p>1609877</text:p>
          </table:table-cell>
          <table:table-cell office:value-type="float" office:value="13299208" calcext:value-type="float">
            <text:p>132992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076" calcext:value-type="float">
            <text:p>3076</text:p>
          </table:table-cell>
          <table:table-cell office:value-type="float" office:value="-1044" calcext:value-type="float">
            <text:p>-104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342" calcext:value-type="float">
            <text:p>1610521175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2720" calcext:value-type="float">
            <text:p>312720</text:p>
          </table:table-cell>
          <table:table-cell office:value-type="float" office:value="3268" calcext:value-type="float">
            <text:p>3268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470381" calcext:value-type="float">
            <text:p>16470381</text:p>
          </table:table-cell>
          <table:table-cell office:value-type="float" office:value="6519693" calcext:value-type="float">
            <text:p>6519693</text:p>
          </table:table-cell>
          <table:table-cell office:value-type="float" office:value="9950688" calcext:value-type="float">
            <text:p>99506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094" calcext:value-type="float">
            <text:p>3094</text:p>
          </table:table-cell>
          <table:table-cell office:value-type="float" office:value="-1122" calcext:value-type="float">
            <text:p>-112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455" calcext:value-type="float">
            <text:p>161052117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5200" calcext:value-type="float">
            <text:p>315200</text:p>
          </table:table-cell>
          <table:table-cell office:value-type="float" office:value="3271" calcext:value-type="float">
            <text:p>3271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44287" calcext:value-type="float">
            <text:p>14444287</text:p>
          </table:table-cell>
          <table:table-cell office:value-type="float" office:value="7581575" calcext:value-type="float">
            <text:p>7581575</text:p>
          </table:table-cell>
          <table:table-cell office:value-type="float" office:value="6862712" calcext:value-type="float">
            <text:p>68627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113" calcext:value-type="float">
            <text:p>3113</text:p>
          </table:table-cell>
          <table:table-cell office:value-type="float" office:value="-1181" calcext:value-type="float">
            <text:p>-118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570" calcext:value-type="float">
            <text:p>16105211755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6192" calcext:value-type="float">
            <text:p>316192</text:p>
          </table:table-cell>
          <table:table-cell office:value-type="float" office:value="3272" calcext:value-type="float">
            <text:p>3272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56079" calcext:value-type="float">
            <text:p>14256079</text:p>
          </table:table-cell>
          <table:table-cell office:value-type="float" office:value="8276383" calcext:value-type="float">
            <text:p>8276383</text:p>
          </table:table-cell>
          <table:table-cell office:value-type="float" office:value="5979696" calcext:value-type="float">
            <text:p>59796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133" calcext:value-type="float">
            <text:p>3133</text:p>
          </table:table-cell>
          <table:table-cell office:value-type="float" office:value="-1181" calcext:value-type="float">
            <text:p>-118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684" calcext:value-type="float">
            <text:p>1610521175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6316" calcext:value-type="float">
            <text:p>316316</text:p>
          </table:table-cell>
          <table:table-cell office:value-type="float" office:value="3272" calcext:value-type="float">
            <text:p>3272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803229" calcext:value-type="float">
            <text:p>12803229</text:p>
          </table:table-cell>
          <table:table-cell office:value-type="float" office:value="6948437" calcext:value-type="float">
            <text:p>6948437</text:p>
          </table:table-cell>
          <table:table-cell office:value-type="float" office:value="5854792" calcext:value-type="float">
            <text:p>585479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151" calcext:value-type="float">
            <text:p>3151</text:p>
          </table:table-cell>
          <table:table-cell office:value-type="float" office:value="-1204" calcext:value-type="float">
            <text:p>-120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798" calcext:value-type="float">
            <text:p>1610521175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760" calcext:value-type="float">
            <text:p>307760</text:p>
          </table:table-cell>
          <table:table-cell office:value-type="float" office:value="3264" calcext:value-type="float">
            <text:p>3264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277528" calcext:value-type="float">
            <text:p>14277528</text:p>
          </table:table-cell>
          <table:table-cell office:value-type="float" office:value="0" calcext:value-type="float">
            <text:p>0</text:p>
          </table:table-cell>
          <table:table-cell office:value-type="float" office:value="14277528" calcext:value-type="float">
            <text:p>1427752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168" calcext:value-type="float">
            <text:p>3168</text:p>
          </table:table-cell>
          <table:table-cell office:value-type="float" office:value="-1204" calcext:value-type="float">
            <text:p>-120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5910" calcext:value-type="float">
            <text:p>16105211759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852" calcext:value-type="float">
            <text:p>311852</text:p>
          </table:table-cell>
          <table:table-cell office:value-type="float" office:value="3267" calcext:value-type="float">
            <text:p>3267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984112" calcext:value-type="float">
            <text:p>11984112</text:p>
          </table:table-cell>
          <table:table-cell office:value-type="float" office:value="1093632" calcext:value-type="float">
            <text:p>1093632</text:p>
          </table:table-cell>
          <table:table-cell office:value-type="float" office:value="10890480" calcext:value-type="float">
            <text:p>108904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186" calcext:value-type="float">
            <text:p>3186</text:p>
          </table:table-cell>
          <table:table-cell office:value-type="float" office:value="-1169" calcext:value-type="float">
            <text:p>-116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023" calcext:value-type="float">
            <text:p>1610521176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5820" calcext:value-type="float">
            <text:p>315820</text:p>
          </table:table-cell>
          <table:table-cell office:value-type="float" office:value="3272" calcext:value-type="float">
            <text:p>3272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32264" calcext:value-type="float">
            <text:p>11432264</text:p>
          </table:table-cell>
          <table:table-cell office:value-type="float" office:value="5042176" calcext:value-type="float">
            <text:p>5042176</text:p>
          </table:table-cell>
          <table:table-cell office:value-type="float" office:value="6390088" calcext:value-type="float">
            <text:p>639008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204" calcext:value-type="float">
            <text:p>3204</text:p>
          </table:table-cell>
          <table:table-cell office:value-type="float" office:value="-1185" calcext:value-type="float">
            <text:p>-118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138" calcext:value-type="float">
            <text:p>1610521176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364" calcext:value-type="float">
            <text:p>310364</text:p>
          </table:table-cell>
          <table:table-cell office:value-type="float" office:value="3266" calcext:value-type="float">
            <text:p>3266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53328" calcext:value-type="float">
            <text:p>11753328</text:p>
          </table:table-cell>
          <table:table-cell office:value-type="float" office:value="0" calcext:value-type="float">
            <text:p>0</text:p>
          </table:table-cell>
          <table:table-cell office:value-type="float" office:value="11753328" calcext:value-type="float">
            <text:p>1175332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218" calcext:value-type="float">
            <text:p>3218</text:p>
          </table:table-cell>
          <table:table-cell office:value-type="float" office:value="-1185" calcext:value-type="float">
            <text:p>-118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248" calcext:value-type="float">
            <text:p>1610521176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604" calcext:value-type="float">
            <text:p>311604</text:p>
          </table:table-cell>
          <table:table-cell office:value-type="float" office:value="3268" calcext:value-type="float">
            <text:p>3268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66136" calcext:value-type="float">
            <text:p>10566136</text:p>
          </table:table-cell>
          <table:table-cell office:value-type="float" office:value="354176" calcext:value-type="float">
            <text:p>354176</text:p>
          </table:table-cell>
          <table:table-cell office:value-type="float" office:value="10211960" calcext:value-type="float">
            <text:p>102119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234" calcext:value-type="float">
            <text:p>3234</text:p>
          </table:table-cell>
          <table:table-cell office:value-type="float" office:value="-1064" calcext:value-type="float">
            <text:p>-10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356" calcext:value-type="float">
            <text:p>1610521176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2968" calcext:value-type="float">
            <text:p>312968</text:p>
          </table:table-cell>
          <table:table-cell office:value-type="float" office:value="3269" calcext:value-type="float">
            <text:p>3269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566136" calcext:value-type="float">
            <text:p>10566136</text:p>
          </table:table-cell>
          <table:table-cell office:value-type="float" office:value="1806264" calcext:value-type="float">
            <text:p>1806264</text:p>
          </table:table-cell>
          <table:table-cell office:value-type="float" office:value="8759872" calcext:value-type="float">
            <text:p>875987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248" calcext:value-type="float">
            <text:p>3248</text:p>
          </table:table-cell>
          <table:table-cell office:value-type="float" office:value="-1115" calcext:value-type="float">
            <text:p>-111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465" calcext:value-type="float">
            <text:p>1610521176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8176" calcext:value-type="float">
            <text:p>318176</text:p>
          </table:table-cell>
          <table:table-cell office:value-type="float" office:value="3274" calcext:value-type="float">
            <text:p>3274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88224" calcext:value-type="float">
            <text:p>9388224</text:p>
          </table:table-cell>
          <table:table-cell office:value-type="float" office:value="5615616" calcext:value-type="float">
            <text:p>5615616</text:p>
          </table:table-cell>
          <table:table-cell office:value-type="float" office:value="3772608" calcext:value-type="float">
            <text:p>377260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264" calcext:value-type="float">
            <text:p>3264</text:p>
          </table:table-cell>
          <table:table-cell office:value-type="float" office:value="-1115" calcext:value-type="float">
            <text:p>-111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575" calcext:value-type="float">
            <text:p>1610521176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7432" calcext:value-type="float">
            <text:p>317432</text:p>
          </table:table-cell>
          <table:table-cell office:value-type="float" office:value="3274" calcext:value-type="float">
            <text:p>3274</text:p>
          </table:table-cell>
          <table:table-cell office:value-type="float" office:value="3035204" calcext:value-type="float">
            <text:p>303520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88224" calcext:value-type="float">
            <text:p>9388224</text:p>
          </table:table-cell>
          <table:table-cell office:value-type="float" office:value="4984832" calcext:value-type="float">
            <text:p>4984832</text:p>
          </table:table-cell>
          <table:table-cell office:value-type="float" office:value="4403392" calcext:value-type="float">
            <text:p>440339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276" calcext:value-type="float">
            <text:p>3276</text:p>
          </table:table-cell>
          <table:table-cell office:value-type="float" office:value="-1065" calcext:value-type="float">
            <text:p>-106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76686" calcext:value-type="float">
            <text:p>1610521176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356" calcext:value-type="float">
            <text:p>311356</text:p>
          </table:table-cell>
          <table:table-cell office:value-type="float" office:value="3267" calcext:value-type="float">
            <text:p>3267</text:p>
          </table:table-cell>
          <table:table-cell office:value-type="float" office:value="3035220" calcext:value-type="float">
            <text:p>303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388224" calcext:value-type="float">
            <text:p>9388224</text:p>
          </table:table-cell>
          <table:table-cell office:value-type="float" office:value="434064" calcext:value-type="float">
            <text:p>434064</text:p>
          </table:table-cell>
          <table:table-cell office:value-type="float" office:value="8954160" calcext:value-type="float">
            <text:p>8954160</text:p>
          </table:table-cell>
          <table:table-cell office:value-type="float" office:value="8" calcext:value-type="float">
            <text:p>8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3280" calcext:value-type="float">
            <text:p>3280</text:p>
          </table:table-cell>
          <table:table-cell office:value-type="float" office:value="-196" calcext:value-type="float">
            <text:p>-19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1588" calcext:value-type="float">
            <text:p>1610521181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3216" calcext:value-type="float">
            <text:p>313216</text:p>
          </table:table-cell>
          <table:table-cell office:value-type="float" office:value="3268" calcext:value-type="float">
            <text:p>3268</text:p>
          </table:table-cell>
          <table:table-cell office:value-type="float" office:value="3035220" calcext:value-type="float">
            <text:p>303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751613" calcext:value-type="float">
            <text:p>22751613</text:p>
          </table:table-cell>
          <table:table-cell office:value-type="float" office:value="16162197" calcext:value-type="float">
            <text:p>16162197</text:p>
          </table:table-cell>
          <table:table-cell office:value-type="float" office:value="6589416" calcext:value-type="float">
            <text:p>6589416</text:p>
          </table:table-cell>
          <table:table-cell office:value-type="float" office:value="8" calcext:value-type="float">
            <text:p>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3299" calcext:value-type="float">
            <text:p>3299</text:p>
          </table:table-cell>
          <table:table-cell office:value-type="float" office:value="-196" calcext:value-type="float">
            <text:p>-19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1694" calcext:value-type="float">
            <text:p>1610521181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140" calcext:value-type="float">
            <text:p>307140</text:p>
          </table:table-cell>
          <table:table-cell office:value-type="float" office:value="3263" calcext:value-type="float">
            <text:p>3263</text:p>
          </table:table-cell>
          <table:table-cell office:value-type="float" office:value="3035220" calcext:value-type="float">
            <text:p>303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866815" calcext:value-type="float">
            <text:p>21866815</text:p>
          </table:table-cell>
          <table:table-cell office:value-type="float" office:value="8750239" calcext:value-type="float">
            <text:p>8750239</text:p>
          </table:table-cell>
          <table:table-cell office:value-type="float" office:value="13116576" calcext:value-type="float">
            <text:p>1311657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315" calcext:value-type="float">
            <text:p>3315</text:p>
          </table:table-cell>
          <table:table-cell office:value-type="float" office:value="-765" calcext:value-type="float">
            <text:p>-76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1805" calcext:value-type="float">
            <text:p>1610521181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336" calcext:value-type="float">
            <text:p>298336</text:p>
          </table:table-cell>
          <table:table-cell office:value-type="float" office:value="3254" calcext:value-type="float">
            <text:p>3254</text:p>
          </table:table-cell>
          <table:table-cell office:value-type="float" office:value="3035220" calcext:value-type="float">
            <text:p>303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424302" calcext:value-type="float">
            <text:p>23424302</text:p>
          </table:table-cell>
          <table:table-cell office:value-type="float" office:value="730774" calcext:value-type="float">
            <text:p>730774</text:p>
          </table:table-cell>
          <table:table-cell office:value-type="float" office:value="22693528" calcext:value-type="float">
            <text:p>2269352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332" calcext:value-type="float">
            <text:p>3332</text:p>
          </table:table-cell>
          <table:table-cell office:value-type="float" office:value="-1023" calcext:value-type="float">
            <text:p>-102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1916" calcext:value-type="float">
            <text:p>1610521181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7796" calcext:value-type="float">
            <text:p>287796</text:p>
          </table:table-cell>
          <table:table-cell office:value-type="float" office:value="3243" calcext:value-type="float">
            <text:p>3243</text:p>
          </table:table-cell>
          <table:table-cell office:value-type="float" office:value="3035220" calcext:value-type="float">
            <text:p>303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2862600" calcext:value-type="float">
            <text:p>32862600</text:p>
          </table:table-cell>
          <table:table-cell office:value-type="float" office:value="0" calcext:value-type="float">
            <text:p>0</text:p>
          </table:table-cell>
          <table:table-cell office:value-type="float" office:value="32862600" calcext:value-type="float">
            <text:p>328626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351" calcext:value-type="float">
            <text:p>3351</text:p>
          </table:table-cell>
          <table:table-cell office:value-type="float" office:value="-1023" calcext:value-type="float">
            <text:p>-102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031" calcext:value-type="float">
            <text:p>1610521182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3332" calcext:value-type="float">
            <text:p>283332</text:p>
          </table:table-cell>
          <table:table-cell office:value-type="float" office:value="3239" calcext:value-type="float">
            <text:p>3239</text:p>
          </table:table-cell>
          <table:table-cell office:value-type="float" office:value="3035220" calcext:value-type="float">
            <text:p>303522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7499408" calcext:value-type="float">
            <text:p>37499408</text:p>
          </table:table-cell>
          <table:table-cell office:value-type="float" office:value="0" calcext:value-type="float">
            <text:p>0</text:p>
          </table:table-cell>
          <table:table-cell office:value-type="float" office:value="37499408" calcext:value-type="float">
            <text:p>3749940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369" calcext:value-type="float">
            <text:p>3369</text:p>
          </table:table-cell>
          <table:table-cell office:value-type="float" office:value="-1006" calcext:value-type="float">
            <text:p>-100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147" calcext:value-type="float">
            <text:p>1610521182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5192" calcext:value-type="float">
            <text:p>285192</text:p>
          </table:table-cell>
          <table:table-cell office:value-type="float" office:value="3242" calcext:value-type="float">
            <text:p>3242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4963504" calcext:value-type="float">
            <text:p>34963504</text:p>
          </table:table-cell>
          <table:table-cell office:value-type="float" office:value="0" calcext:value-type="float">
            <text:p>0</text:p>
          </table:table-cell>
          <table:table-cell office:value-type="float" office:value="34963504" calcext:value-type="float">
            <text:p>3496350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384" calcext:value-type="float">
            <text:p>3384</text:p>
          </table:table-cell>
          <table:table-cell office:value-type="float" office:value="-1147" calcext:value-type="float">
            <text:p>-114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269" calcext:value-type="float">
            <text:p>16105211822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752" calcext:value-type="float">
            <text:p>308752</text:p>
          </table:table-cell>
          <table:table-cell office:value-type="float" office:value="3264" calcext:value-type="float">
            <text:p>3264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49967" calcext:value-type="float">
            <text:p>22449967</text:p>
          </table:table-cell>
          <table:table-cell office:value-type="float" office:value="10831767" calcext:value-type="float">
            <text:p>10831767</text:p>
          </table:table-cell>
          <table:table-cell office:value-type="float" office:value="11618200" calcext:value-type="float">
            <text:p>116182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402" calcext:value-type="float">
            <text:p>3402</text:p>
          </table:table-cell>
          <table:table-cell office:value-type="float" office:value="-1147" calcext:value-type="float">
            <text:p>-114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380" calcext:value-type="float">
            <text:p>1610521182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248" calcext:value-type="float">
            <text:p>309248</text:p>
          </table:table-cell>
          <table:table-cell office:value-type="float" office:value="3264" calcext:value-type="float">
            <text:p>3264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449967" calcext:value-type="float">
            <text:p>22449967</text:p>
          </table:table-cell>
          <table:table-cell office:value-type="float" office:value="11136543" calcext:value-type="float">
            <text:p>11136543</text:p>
          </table:table-cell>
          <table:table-cell office:value-type="float" office:value="11313424" calcext:value-type="float">
            <text:p>1131342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419" calcext:value-type="float">
            <text:p>3419</text:p>
          </table:table-cell>
          <table:table-cell office:value-type="float" office:value="-1020" calcext:value-type="float">
            <text:p>-102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493" calcext:value-type="float">
            <text:p>1610521182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116" calcext:value-type="float">
            <text:p>310116</text:p>
          </table:table-cell>
          <table:table-cell office:value-type="float" office:value="3265" calcext:value-type="float">
            <text:p>326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674271" calcext:value-type="float">
            <text:p>25674271</text:p>
          </table:table-cell>
          <table:table-cell office:value-type="float" office:value="15474503" calcext:value-type="float">
            <text:p>15474503</text:p>
          </table:table-cell>
          <table:table-cell office:value-type="float" office:value="10199768" calcext:value-type="float">
            <text:p>1019976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437" calcext:value-type="float">
            <text:p>3437</text:p>
          </table:table-cell>
          <table:table-cell office:value-type="float" office:value="-1136" calcext:value-type="float">
            <text:p>-113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609" calcext:value-type="float">
            <text:p>1610521182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380" calcext:value-type="float">
            <text:p>308380</text:p>
          </table:table-cell>
          <table:table-cell office:value-type="float" office:value="3264" calcext:value-type="float">
            <text:p>3264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26606" calcext:value-type="float">
            <text:p>24626606</text:p>
          </table:table-cell>
          <table:table-cell office:value-type="float" office:value="12935406" calcext:value-type="float">
            <text:p>12935406</text:p>
          </table:table-cell>
          <table:table-cell office:value-type="float" office:value="11691200" calcext:value-type="float">
            <text:p>1169120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455" calcext:value-type="float">
            <text:p>3455</text:p>
          </table:table-cell>
          <table:table-cell office:value-type="float" office:value="-1136" calcext:value-type="float">
            <text:p>-113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724" calcext:value-type="float">
            <text:p>1610521182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364" calcext:value-type="float">
            <text:p>310364</text:p>
          </table:table-cell>
          <table:table-cell office:value-type="float" office:value="3265" calcext:value-type="float">
            <text:p>3265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660350" calcext:value-type="float">
            <text:p>24660350</text:p>
          </table:table-cell>
          <table:table-cell office:value-type="float" office:value="15025094" calcext:value-type="float">
            <text:p>15025094</text:p>
          </table:table-cell>
          <table:table-cell office:value-type="float" office:value="9635256" calcext:value-type="float">
            <text:p>963525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472" calcext:value-type="float">
            <text:p>3472</text:p>
          </table:table-cell>
          <table:table-cell office:value-type="float" office:value="-1096" calcext:value-type="float">
            <text:p>-109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839" calcext:value-type="float">
            <text:p>1610521182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116" calcext:value-type="float">
            <text:p>310116</text:p>
          </table:table-cell>
          <table:table-cell office:value-type="float" office:value="3264" calcext:value-type="float">
            <text:p>3264</text:p>
          </table:table-cell>
          <table:table-cell office:value-type="float" office:value="3035212" calcext:value-type="float">
            <text:p>303521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185709" calcext:value-type="float">
            <text:p>24185709</text:p>
          </table:table-cell>
          <table:table-cell office:value-type="float" office:value="13716525" calcext:value-type="float">
            <text:p>13716525</text:p>
          </table:table-cell>
          <table:table-cell office:value-type="float" office:value="10469184" calcext:value-type="float">
            <text:p>104691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492" calcext:value-type="float">
            <text:p>3492</text:p>
          </table:table-cell>
          <table:table-cell office:value-type="float" office:value="-1064" calcext:value-type="float">
            <text:p>-10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2959" calcext:value-type="float">
            <text:p>1610521182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2340" calcext:value-type="float">
            <text:p>282340</text:p>
          </table:table-cell>
          <table:table-cell office:value-type="float" office:value="3239" calcext:value-type="float">
            <text:p>3239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7584488" calcext:value-type="float">
            <text:p>37584488</text:p>
          </table:table-cell>
          <table:table-cell office:value-type="float" office:value="0" calcext:value-type="float">
            <text:p>0</text:p>
          </table:table-cell>
          <table:table-cell office:value-type="float" office:value="37584488" calcext:value-type="float">
            <text:p>3758448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3510" calcext:value-type="float">
            <text:p>3510</text:p>
          </table:table-cell>
          <table:table-cell office:value-type="float" office:value="-1064" calcext:value-type="float">
            <text:p>-10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074" calcext:value-type="float">
            <text:p>1610521183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7672" calcext:value-type="float">
            <text:p>287672</text:p>
          </table:table-cell>
          <table:table-cell office:value-type="float" office:value="3243" calcext:value-type="float">
            <text:p>3243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2831744" calcext:value-type="float">
            <text:p>32831744</text:p>
          </table:table-cell>
          <table:table-cell office:value-type="float" office:value="0" calcext:value-type="float">
            <text:p>0</text:p>
          </table:table-cell>
          <table:table-cell office:value-type="float" office:value="32831744" calcext:value-type="float">
            <text:p>3283174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525" calcext:value-type="float">
            <text:p>3525</text:p>
          </table:table-cell>
          <table:table-cell office:value-type="float" office:value="-772" calcext:value-type="float">
            <text:p>-77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194" calcext:value-type="float">
            <text:p>1610521183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196" calcext:value-type="float">
            <text:p>300196</text:p>
          </table:table-cell>
          <table:table-cell office:value-type="float" office:value="3256" calcext:value-type="float">
            <text:p>3256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082960" calcext:value-type="float">
            <text:p>20082960</text:p>
          </table:table-cell>
          <table:table-cell office:value-type="float" office:value="0" calcext:value-type="float">
            <text:p>0</text:p>
          </table:table-cell>
          <table:table-cell office:value-type="float" office:value="20082960" calcext:value-type="float">
            <text:p>200829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542" calcext:value-type="float">
            <text:p>3542</text:p>
          </table:table-cell>
          <table:table-cell office:value-type="float" office:value="-1029" calcext:value-type="float">
            <text:p>-102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303" calcext:value-type="float">
            <text:p>1610521183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460" calcext:value-type="float">
            <text:p>298460</text:p>
          </table:table-cell>
          <table:table-cell office:value-type="float" office:value="3254" calcext:value-type="float">
            <text:p>3254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878792" calcext:value-type="float">
            <text:p>21878792</text:p>
          </table:table-cell>
          <table:table-cell office:value-type="float" office:value="0" calcext:value-type="float">
            <text:p>0</text:p>
          </table:table-cell>
          <table:table-cell office:value-type="float" office:value="21878792" calcext:value-type="float">
            <text:p>2187879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562" calcext:value-type="float">
            <text:p>3562</text:p>
          </table:table-cell>
          <table:table-cell office:value-type="float" office:value="-1029" calcext:value-type="float">
            <text:p>-102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415" calcext:value-type="float">
            <text:p>1610521183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956" calcext:value-type="float">
            <text:p>298956</text:p>
          </table:table-cell>
          <table:table-cell office:value-type="float" office:value="3255" calcext:value-type="float">
            <text:p>3255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691071" calcext:value-type="float">
            <text:p>22691071</text:p>
          </table:table-cell>
          <table:table-cell office:value-type="float" office:value="1372975" calcext:value-type="float">
            <text:p>1372975</text:p>
          </table:table-cell>
          <table:table-cell office:value-type="float" office:value="21318096" calcext:value-type="float">
            <text:p>2131809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578" calcext:value-type="float">
            <text:p>3578</text:p>
          </table:table-cell>
          <table:table-cell office:value-type="float" office:value="-901" calcext:value-type="float">
            <text:p>-90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529" calcext:value-type="float">
            <text:p>1610521183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1932" calcext:value-type="float">
            <text:p>301932</text:p>
          </table:table-cell>
          <table:table-cell office:value-type="float" office:value="3258" calcext:value-type="float">
            <text:p>3258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968520" calcext:value-type="float">
            <text:p>17968520</text:p>
          </table:table-cell>
          <table:table-cell office:value-type="float" office:value="0" calcext:value-type="float">
            <text:p>0</text:p>
          </table:table-cell>
          <table:table-cell office:value-type="float" office:value="17968520" calcext:value-type="float">
            <text:p>1796852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596" calcext:value-type="float">
            <text:p>3596</text:p>
          </table:table-cell>
          <table:table-cell office:value-type="float" office:value="-1210" calcext:value-type="float">
            <text:p>-121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640" calcext:value-type="float">
            <text:p>16105211836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692" calcext:value-type="float">
            <text:p>300692</text:p>
          </table:table-cell>
          <table:table-cell office:value-type="float" office:value="3256" calcext:value-type="float">
            <text:p>3256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674157" calcext:value-type="float">
            <text:p>21674157</text:p>
          </table:table-cell>
          <table:table-cell office:value-type="float" office:value="1813261" calcext:value-type="float">
            <text:p>1813261</text:p>
          </table:table-cell>
          <table:table-cell office:value-type="float" office:value="19860896" calcext:value-type="float">
            <text:p>19860896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616" calcext:value-type="float">
            <text:p>3616</text:p>
          </table:table-cell>
          <table:table-cell office:value-type="float" office:value="-1210" calcext:value-type="float">
            <text:p>-121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754" calcext:value-type="float">
            <text:p>1610521183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8336" calcext:value-type="float">
            <text:p>298336</text:p>
          </table:table-cell>
          <table:table-cell office:value-type="float" office:value="3254" calcext:value-type="float">
            <text:p>3254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902984" calcext:value-type="float">
            <text:p>21902984</text:p>
          </table:table-cell>
          <table:table-cell office:value-type="float" office:value="0" calcext:value-type="float">
            <text:p>0</text:p>
          </table:table-cell>
          <table:table-cell office:value-type="float" office:value="21902984" calcext:value-type="float">
            <text:p>2190298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634" calcext:value-type="float">
            <text:p>3634</text:p>
          </table:table-cell>
          <table:table-cell office:value-type="float" office:value="-1066" calcext:value-type="float">
            <text:p>-10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868" calcext:value-type="float">
            <text:p>1610521183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5112" calcext:value-type="float">
            <text:p>295112</text:p>
          </table:table-cell>
          <table:table-cell office:value-type="float" office:value="3251" calcext:value-type="float">
            <text:p>3251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568288" calcext:value-type="float">
            <text:p>24568288</text:p>
          </table:table-cell>
          <table:table-cell office:value-type="float" office:value="0" calcext:value-type="float">
            <text:p>0</text:p>
          </table:table-cell>
          <table:table-cell office:value-type="float" office:value="24568288" calcext:value-type="float">
            <text:p>2456828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653" calcext:value-type="float">
            <text:p>3653</text:p>
          </table:table-cell>
          <table:table-cell office:value-type="float" office:value="-1066" calcext:value-type="float">
            <text:p>-10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3981" calcext:value-type="float">
            <text:p>1610521183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232" calcext:value-type="float">
            <text:p>311232</text:p>
          </table:table-cell>
          <table:table-cell office:value-type="float" office:value="3267" calcext:value-type="float">
            <text:p>3267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757534" calcext:value-type="float">
            <text:p>13757534</text:p>
          </table:table-cell>
          <table:table-cell office:value-type="float" office:value="5400110" calcext:value-type="float">
            <text:p>5400110</text:p>
          </table:table-cell>
          <table:table-cell office:value-type="float" office:value="8357424" calcext:value-type="float">
            <text:p>835742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672" calcext:value-type="float">
            <text:p>3672</text:p>
          </table:table-cell>
          <table:table-cell office:value-type="float" office:value="-1154" calcext:value-type="float">
            <text:p>-115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096" calcext:value-type="float">
            <text:p>161052118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3464" calcext:value-type="float">
            <text:p>313464</text:p>
          </table:table-cell>
          <table:table-cell office:value-type="float" office:value="3269" calcext:value-type="float">
            <text:p>3269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757534" calcext:value-type="float">
            <text:p>13757534</text:p>
          </table:table-cell>
          <table:table-cell office:value-type="float" office:value="8230166" calcext:value-type="float">
            <text:p>8230166</text:p>
          </table:table-cell>
          <table:table-cell office:value-type="float" office:value="5527368" calcext:value-type="float">
            <text:p>552736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690" calcext:value-type="float">
            <text:p>3690</text:p>
          </table:table-cell>
          <table:table-cell office:value-type="float" office:value="-911" calcext:value-type="float">
            <text:p>-91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211" calcext:value-type="float">
            <text:p>16105211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332" calcext:value-type="float">
            <text:p>309332</text:p>
          </table:table-cell>
          <table:table-cell office:value-type="float" office:value="3270" calcext:value-type="float">
            <text:p>3270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425032" calcext:value-type="float">
            <text:p>12425032</text:p>
          </table:table-cell>
          <table:table-cell office:value-type="float" office:value="7631160" calcext:value-type="float">
            <text:p>7631160</text:p>
          </table:table-cell>
          <table:table-cell office:value-type="float" office:value="4793872" calcext:value-type="float">
            <text:p>479387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709" calcext:value-type="float">
            <text:p>3709</text:p>
          </table:table-cell>
          <table:table-cell office:value-type="float" office:value="-911" calcext:value-type="float">
            <text:p>-91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324" calcext:value-type="float">
            <text:p>1610521184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9700" calcext:value-type="float">
            <text:p>299700</text:p>
          </table:table-cell>
          <table:table-cell office:value-type="float" office:value="3255" calcext:value-type="float">
            <text:p>3255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79432" calcext:value-type="float">
            <text:p>19679432</text:p>
          </table:table-cell>
          <table:table-cell office:value-type="float" office:value="0" calcext:value-type="float">
            <text:p>0</text:p>
          </table:table-cell>
          <table:table-cell office:value-type="float" office:value="19679432" calcext:value-type="float">
            <text:p>1967943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726" calcext:value-type="float">
            <text:p>3726</text:p>
          </table:table-cell>
          <table:table-cell office:value-type="float" office:value="-858" calcext:value-type="float">
            <text:p>-85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437" calcext:value-type="float">
            <text:p>1610521184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4244" calcext:value-type="float">
            <text:p>294244</text:p>
          </table:table-cell>
          <table:table-cell office:value-type="float" office:value="3250" calcext:value-type="float">
            <text:p>3250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633904" calcext:value-type="float">
            <text:p>25633904</text:p>
          </table:table-cell>
          <table:table-cell office:value-type="float" office:value="0" calcext:value-type="float">
            <text:p>0</text:p>
          </table:table-cell>
          <table:table-cell office:value-type="float" office:value="25633904" calcext:value-type="float">
            <text:p>2563390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741" calcext:value-type="float">
            <text:p>3741</text:p>
          </table:table-cell>
          <table:table-cell office:value-type="float" office:value="-1055" calcext:value-type="float">
            <text:p>-105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551" calcext:value-type="float">
            <text:p>1610521184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676" calcext:value-type="float">
            <text:p>302676</text:p>
          </table:table-cell>
          <table:table-cell office:value-type="float" office:value="3258" calcext:value-type="float">
            <text:p>3258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30447" calcext:value-type="float">
            <text:p>18430447</text:p>
          </table:table-cell>
          <table:table-cell office:value-type="float" office:value="1163823" calcext:value-type="float">
            <text:p>1163823</text:p>
          </table:table-cell>
          <table:table-cell office:value-type="float" office:value="17266624" calcext:value-type="float">
            <text:p>1726662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760" calcext:value-type="float">
            <text:p>3760</text:p>
          </table:table-cell>
          <table:table-cell office:value-type="float" office:value="-1055" calcext:value-type="float">
            <text:p>-105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663" calcext:value-type="float">
            <text:p>1610521184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784" calcext:value-type="float">
            <text:p>304784</text:p>
          </table:table-cell>
          <table:table-cell office:value-type="float" office:value="3260" calcext:value-type="float">
            <text:p>3260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030557" calcext:value-type="float">
            <text:p>19030557</text:p>
          </table:table-cell>
          <table:table-cell office:value-type="float" office:value="3969429" calcext:value-type="float">
            <text:p>3969429</text:p>
          </table:table-cell>
          <table:table-cell office:value-type="float" office:value="15061128" calcext:value-type="float">
            <text:p>15061128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3779" calcext:value-type="float">
            <text:p>3779</text:p>
          </table:table-cell>
          <table:table-cell office:value-type="float" office:value="-1266" calcext:value-type="float">
            <text:p>-126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778" calcext:value-type="float">
            <text:p>1610521184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2348" calcext:value-type="float">
            <text:p>312348</text:p>
          </table:table-cell>
          <table:table-cell office:value-type="float" office:value="3268" calcext:value-type="float">
            <text:p>3268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614478" calcext:value-type="float">
            <text:p>20614478</text:p>
          </table:table-cell>
          <table:table-cell office:value-type="float" office:value="13813694" calcext:value-type="float">
            <text:p>13813694</text:p>
          </table:table-cell>
          <table:table-cell office:value-type="float" office:value="6800784" calcext:value-type="float">
            <text:p>68007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797" calcext:value-type="float">
            <text:p>3797</text:p>
          </table:table-cell>
          <table:table-cell office:value-type="float" office:value="-698" calcext:value-type="float">
            <text:p>-69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4894" calcext:value-type="float">
            <text:p>1610521184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3092" calcext:value-type="float">
            <text:p>313092</text:p>
          </table:table-cell>
          <table:table-cell office:value-type="float" office:value="3268" calcext:value-type="float">
            <text:p>3268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62335" calcext:value-type="float">
            <text:p>15362335</text:p>
          </table:table-cell>
          <table:table-cell office:value-type="float" office:value="9065335" calcext:value-type="float">
            <text:p>9065335</text:p>
          </table:table-cell>
          <table:table-cell office:value-type="float" office:value="6297000" calcext:value-type="float">
            <text:p>62970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816" calcext:value-type="float">
            <text:p>3816</text:p>
          </table:table-cell>
          <table:table-cell office:value-type="float" office:value="-698" calcext:value-type="float">
            <text:p>-69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007" calcext:value-type="float">
            <text:p>1610521185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736" calcext:value-type="float">
            <text:p>310736</text:p>
          </table:table-cell>
          <table:table-cell office:value-type="float" office:value="3266" calcext:value-type="float">
            <text:p>3266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334958" calcext:value-type="float">
            <text:p>15334958</text:p>
          </table:table-cell>
          <table:table-cell office:value-type="float" office:value="6999326" calcext:value-type="float">
            <text:p>6999326</text:p>
          </table:table-cell>
          <table:table-cell office:value-type="float" office:value="8335632" calcext:value-type="float">
            <text:p>833563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835" calcext:value-type="float">
            <text:p>3835</text:p>
          </table:table-cell>
          <table:table-cell office:value-type="float" office:value="-809" calcext:value-type="float">
            <text:p>-80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124" calcext:value-type="float">
            <text:p>1610521185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380" calcext:value-type="float">
            <text:p>308380</text:p>
          </table:table-cell>
          <table:table-cell office:value-type="float" office:value="3264" calcext:value-type="float">
            <text:p>3264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214718" calcext:value-type="float">
            <text:p>15214718</text:p>
          </table:table-cell>
          <table:table-cell office:value-type="float" office:value="3913430" calcext:value-type="float">
            <text:p>3913430</text:p>
          </table:table-cell>
          <table:table-cell office:value-type="float" office:value="11301288" calcext:value-type="float">
            <text:p>113012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853" calcext:value-type="float">
            <text:p>3853</text:p>
          </table:table-cell>
          <table:table-cell office:value-type="float" office:value="-1157" calcext:value-type="float">
            <text:p>-115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236" calcext:value-type="float">
            <text:p>1610521185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140" calcext:value-type="float">
            <text:p>307140</text:p>
          </table:table-cell>
          <table:table-cell office:value-type="float" office:value="3263" calcext:value-type="float">
            <text:p>3263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503438" calcext:value-type="float">
            <text:p>15503438</text:p>
          </table:table-cell>
          <table:table-cell office:value-type="float" office:value="3124302" calcext:value-type="float">
            <text:p>3124302</text:p>
          </table:table-cell>
          <table:table-cell office:value-type="float" office:value="12379136" calcext:value-type="float">
            <text:p>1237913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871" calcext:value-type="float">
            <text:p>3871</text:p>
          </table:table-cell>
          <table:table-cell office:value-type="float" office:value="-1157" calcext:value-type="float">
            <text:p>-115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347" calcext:value-type="float">
            <text:p>1610521185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480" calcext:value-type="float">
            <text:p>311480</text:p>
          </table:table-cell>
          <table:table-cell office:value-type="float" office:value="3267" calcext:value-type="float">
            <text:p>3267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433470" calcext:value-type="float">
            <text:p>17433470</text:p>
          </table:table-cell>
          <table:table-cell office:value-type="float" office:value="9365958" calcext:value-type="float">
            <text:p>9365958</text:p>
          </table:table-cell>
          <table:table-cell office:value-type="float" office:value="8067512" calcext:value-type="float">
            <text:p>80675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890" calcext:value-type="float">
            <text:p>3890</text:p>
          </table:table-cell>
          <table:table-cell office:value-type="float" office:value="-1161" calcext:value-type="float">
            <text:p>-116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461" calcext:value-type="float">
            <text:p>1610521185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180" calcext:value-type="float">
            <text:p>302180</text:p>
          </table:table-cell>
          <table:table-cell office:value-type="float" office:value="3258" calcext:value-type="float">
            <text:p>3258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526184" calcext:value-type="float">
            <text:p>17526184</text:p>
          </table:table-cell>
          <table:table-cell office:value-type="float" office:value="0" calcext:value-type="float">
            <text:p>0</text:p>
          </table:table-cell>
          <table:table-cell office:value-type="float" office:value="17526184" calcext:value-type="float">
            <text:p>1752618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910" calcext:value-type="float">
            <text:p>3910</text:p>
          </table:table-cell>
          <table:table-cell office:value-type="float" office:value="-1264" calcext:value-type="float">
            <text:p>-12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575" calcext:value-type="float">
            <text:p>1610521185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156" calcext:value-type="float">
            <text:p>310156</text:p>
          </table:table-cell>
          <table:table-cell office:value-type="float" office:value="3269" calcext:value-type="float">
            <text:p>3269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914752" calcext:value-type="float">
            <text:p>15914752</text:p>
          </table:table-cell>
          <table:table-cell office:value-type="float" office:value="0" calcext:value-type="float">
            <text:p>0</text:p>
          </table:table-cell>
          <table:table-cell office:value-type="float" office:value="15914752" calcext:value-type="float">
            <text:p>159147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929" calcext:value-type="float">
            <text:p>3929</text:p>
          </table:table-cell>
          <table:table-cell office:value-type="float" office:value="-1264" calcext:value-type="float">
            <text:p>-12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694" calcext:value-type="float">
            <text:p>1610521185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2968" calcext:value-type="float">
            <text:p>312968</text:p>
          </table:table-cell>
          <table:table-cell office:value-type="float" office:value="3268" calcext:value-type="float">
            <text:p>3268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883213" calcext:value-type="float">
            <text:p>14883213</text:p>
          </table:table-cell>
          <table:table-cell office:value-type="float" office:value="8703725" calcext:value-type="float">
            <text:p>8703725</text:p>
          </table:table-cell>
          <table:table-cell office:value-type="float" office:value="6179488" calcext:value-type="float">
            <text:p>617948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947" calcext:value-type="float">
            <text:p>3947</text:p>
          </table:table-cell>
          <table:table-cell office:value-type="float" office:value="-1190" calcext:value-type="float">
            <text:p>-119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812" calcext:value-type="float">
            <text:p>1610521185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032" calcext:value-type="float">
            <text:p>305032</text:p>
          </table:table-cell>
          <table:table-cell office:value-type="float" office:value="3261" calcext:value-type="float">
            <text:p>3261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105520" calcext:value-type="float">
            <text:p>14105520</text:p>
          </table:table-cell>
          <table:table-cell office:value-type="float" office:value="0" calcext:value-type="float">
            <text:p>0</text:p>
          </table:table-cell>
          <table:table-cell office:value-type="float" office:value="14105520" calcext:value-type="float">
            <text:p>141055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967" calcext:value-type="float">
            <text:p>3967</text:p>
          </table:table-cell>
          <table:table-cell office:value-type="float" office:value="-1027" calcext:value-type="float">
            <text:p>-102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5926" calcext:value-type="float">
            <text:p>1610521185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528" calcext:value-type="float">
            <text:p>305528</text:p>
          </table:table-cell>
          <table:table-cell office:value-type="float" office:value="3262" calcext:value-type="float">
            <text:p>3262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006109" calcext:value-type="float">
            <text:p>14006109</text:p>
          </table:table-cell>
          <table:table-cell office:value-type="float" office:value="150445" calcext:value-type="float">
            <text:p>150445</text:p>
          </table:table-cell>
          <table:table-cell office:value-type="float" office:value="13855664" calcext:value-type="float">
            <text:p>13855664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3984" calcext:value-type="float">
            <text:p>3984</text:p>
          </table:table-cell>
          <table:table-cell office:value-type="float" office:value="-1027" calcext:value-type="float">
            <text:p>-102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044" calcext:value-type="float">
            <text:p>1610521186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736" calcext:value-type="float">
            <text:p>310736</text:p>
          </table:table-cell>
          <table:table-cell office:value-type="float" office:value="3267" calcext:value-type="float">
            <text:p>3267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703736" calcext:value-type="float">
            <text:p>11703736</text:p>
          </table:table-cell>
          <table:table-cell office:value-type="float" office:value="3387392" calcext:value-type="float">
            <text:p>3387392</text:p>
          </table:table-cell>
          <table:table-cell office:value-type="float" office:value="8316344" calcext:value-type="float">
            <text:p>831634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002" calcext:value-type="float">
            <text:p>4002</text:p>
          </table:table-cell>
          <table:table-cell office:value-type="float" office:value="-949" calcext:value-type="float">
            <text:p>-94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158" calcext:value-type="float">
            <text:p>16105211861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2844" calcext:value-type="float">
            <text:p>312844</text:p>
          </table:table-cell>
          <table:table-cell office:value-type="float" office:value="3269" calcext:value-type="float">
            <text:p>3269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555760" calcext:value-type="float">
            <text:p>11555760</text:p>
          </table:table-cell>
          <table:table-cell office:value-type="float" office:value="5304320" calcext:value-type="float">
            <text:p>5304320</text:p>
          </table:table-cell>
          <table:table-cell office:value-type="float" office:value="6251440" calcext:value-type="float">
            <text:p>625144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021" calcext:value-type="float">
            <text:p>4021</text:p>
          </table:table-cell>
          <table:table-cell office:value-type="float" office:value="-963" calcext:value-type="float">
            <text:p>-96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270" calcext:value-type="float">
            <text:p>1610521186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520" calcext:value-type="float">
            <text:p>306520</text:p>
          </table:table-cell>
          <table:table-cell office:value-type="float" office:value="3263" calcext:value-type="float">
            <text:p>3263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41752" calcext:value-type="float">
            <text:p>12141752</text:p>
          </table:table-cell>
          <table:table-cell office:value-type="float" office:value="0" calcext:value-type="float">
            <text:p>0</text:p>
          </table:table-cell>
          <table:table-cell office:value-type="float" office:value="12141752" calcext:value-type="float">
            <text:p>1214175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035" calcext:value-type="float">
            <text:p>4035</text:p>
          </table:table-cell>
          <table:table-cell office:value-type="float" office:value="-963" calcext:value-type="float">
            <text:p>-96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384" calcext:value-type="float">
            <text:p>1610521186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884" calcext:value-type="float">
            <text:p>307884</text:p>
          </table:table-cell>
          <table:table-cell office:value-type="float" office:value="3264" calcext:value-type="float">
            <text:p>3264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16808" calcext:value-type="float">
            <text:p>10916808</text:p>
          </table:table-cell>
          <table:table-cell office:value-type="float" office:value="61440" calcext:value-type="float">
            <text:p>61440</text:p>
          </table:table-cell>
          <table:table-cell office:value-type="float" office:value="10855368" calcext:value-type="float">
            <text:p>1085536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051" calcext:value-type="float">
            <text:p>4051</text:p>
          </table:table-cell>
          <table:table-cell office:value-type="float" office:value="-1047" calcext:value-type="float">
            <text:p>-104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492" calcext:value-type="float">
            <text:p>1610521186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752" calcext:value-type="float">
            <text:p>308752</text:p>
          </table:table-cell>
          <table:table-cell office:value-type="float" office:value="3265" calcext:value-type="float">
            <text:p>3265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16808" calcext:value-type="float">
            <text:p>10916808</text:p>
          </table:table-cell>
          <table:table-cell office:value-type="float" office:value="749968" calcext:value-type="float">
            <text:p>749968</text:p>
          </table:table-cell>
          <table:table-cell office:value-type="float" office:value="10166840" calcext:value-type="float">
            <text:p>1016684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064" calcext:value-type="float">
            <text:p>4064</text:p>
          </table:table-cell>
          <table:table-cell office:value-type="float" office:value="-1047" calcext:value-type="float">
            <text:p>-104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602" calcext:value-type="float">
            <text:p>1610521186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3960" calcext:value-type="float">
            <text:p>313960</text:p>
          </table:table-cell>
          <table:table-cell office:value-type="float" office:value="3270" calcext:value-type="float">
            <text:p>3270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39648" calcext:value-type="float">
            <text:p>9639648</text:p>
          </table:table-cell>
          <table:table-cell office:value-type="float" office:value="4698112" calcext:value-type="float">
            <text:p>4698112</text:p>
          </table:table-cell>
          <table:table-cell office:value-type="float" office:value="4941536" calcext:value-type="float">
            <text:p>494153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081" calcext:value-type="float">
            <text:p>4081</text:p>
          </table:table-cell>
          <table:table-cell office:value-type="float" office:value="-1082" calcext:value-type="float">
            <text:p>-108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712" calcext:value-type="float">
            <text:p>1610521186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3216" calcext:value-type="float">
            <text:p>313216</text:p>
          </table:table-cell>
          <table:table-cell office:value-type="float" office:value="3269" calcext:value-type="float">
            <text:p>3269</text:p>
          </table:table-cell>
          <table:table-cell office:value-type="float" office:value="3035228" calcext:value-type="float">
            <text:p>303522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639648" calcext:value-type="float">
            <text:p>9639648</text:p>
          </table:table-cell>
          <table:table-cell office:value-type="float" office:value="3903488" calcext:value-type="float">
            <text:p>3903488</text:p>
          </table:table-cell>
          <table:table-cell office:value-type="float" office:value="5736160" calcext:value-type="float">
            <text:p>57361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093" calcext:value-type="float">
            <text:p>4093</text:p>
          </table:table-cell>
          <table:table-cell office:value-type="float" office:value="-1048" calcext:value-type="float">
            <text:p>-104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86824" calcext:value-type="float">
            <text:p>1610521186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396" calcext:value-type="float">
            <text:p>306396</text:p>
          </table:table-cell>
          <table:table-cell office:value-type="float" office:value="3262" calcext:value-type="float">
            <text:p>3262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302736" calcext:value-type="float">
            <text:p>11302736</text:p>
          </table:table-cell>
          <table:table-cell office:value-type="float" office:value="0" calcext:value-type="float">
            <text:p>0</text:p>
          </table:table-cell>
          <table:table-cell office:value-type="float" office:value="11302736" calcext:value-type="float">
            <text:p>11302736</text:p>
          </table:table-cell>
          <table:table-cell office:value-type="float" office:value="8" calcext:value-type="float">
            <text:p>8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4102" calcext:value-type="float">
            <text:p>4102</text:p>
          </table:table-cell>
          <table:table-cell office:value-type="float" office:value="-187" calcext:value-type="float">
            <text:p>-18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1603" calcext:value-type="float">
            <text:p>1610521191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976" calcext:value-type="float">
            <text:p>311976</text:p>
          </table:table-cell>
          <table:table-cell office:value-type="float" office:value="3268" calcext:value-type="float">
            <text:p>3268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84255" calcext:value-type="float">
            <text:p>19684255</text:p>
          </table:table-cell>
          <table:table-cell office:value-type="float" office:value="14775799" calcext:value-type="float">
            <text:p>14775799</text:p>
          </table:table-cell>
          <table:table-cell office:value-type="float" office:value="4908456" calcext:value-type="float">
            <text:p>4908456</text:p>
          </table:table-cell>
          <table:table-cell office:value-type="float" office:value="8" calcext:value-type="float">
            <text:p>8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4120" calcext:value-type="float">
            <text:p>4120</text:p>
          </table:table-cell>
          <table:table-cell office:value-type="float" office:value="-187" calcext:value-type="float">
            <text:p>-18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1710" calcext:value-type="float">
            <text:p>16105211917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3792" calcext:value-type="float">
            <text:p>303792</text:p>
          </table:table-cell>
          <table:table-cell office:value-type="float" office:value="3259" calcext:value-type="float">
            <text:p>3259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364430" calcext:value-type="float">
            <text:p>21364430</text:p>
          </table:table-cell>
          <table:table-cell office:value-type="float" office:value="7268190" calcext:value-type="float">
            <text:p>7268190</text:p>
          </table:table-cell>
          <table:table-cell office:value-type="float" office:value="14096240" calcext:value-type="float">
            <text:p>1409624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137" calcext:value-type="float">
            <text:p>4137</text:p>
          </table:table-cell>
          <table:table-cell office:value-type="float" office:value="-605" calcext:value-type="float">
            <text:p>-60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1820" calcext:value-type="float">
            <text:p>16105211918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116" calcext:value-type="float">
            <text:p>310116</text:p>
          </table:table-cell>
          <table:table-cell office:value-type="float" office:value="3265" calcext:value-type="float">
            <text:p>3265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5541662" calcext:value-type="float">
            <text:p>35541662</text:p>
          </table:table-cell>
          <table:table-cell office:value-type="float" office:value="28600198" calcext:value-type="float">
            <text:p>28600198</text:p>
          </table:table-cell>
          <table:table-cell office:value-type="float" office:value="6941464" calcext:value-type="float">
            <text:p>6941464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154" calcext:value-type="float">
            <text:p>4154</text:p>
          </table:table-cell>
          <table:table-cell office:value-type="float" office:value="-1137" calcext:value-type="float">
            <text:p>-113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1931" calcext:value-type="float">
            <text:p>1610521191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0852" calcext:value-type="float">
            <text:p>280852</text:p>
          </table:table-cell>
          <table:table-cell office:value-type="float" office:value="3236" calcext:value-type="float">
            <text:p>3236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7977712" calcext:value-type="float">
            <text:p>37977712</text:p>
          </table:table-cell>
          <table:table-cell office:value-type="float" office:value="0" calcext:value-type="float">
            <text:p>0</text:p>
          </table:table-cell>
          <table:table-cell office:value-type="float" office:value="37977712" calcext:value-type="float">
            <text:p>3797771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169" calcext:value-type="float">
            <text:p>4169</text:p>
          </table:table-cell>
          <table:table-cell office:value-type="float" office:value="-1137" calcext:value-type="float">
            <text:p>-113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043" calcext:value-type="float">
            <text:p>1610521192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0444" calcext:value-type="float">
            <text:p>300444</text:p>
          </table:table-cell>
          <table:table-cell office:value-type="float" office:value="3256" calcext:value-type="float">
            <text:p>3256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1468413" calcext:value-type="float">
            <text:p>31468413</text:p>
          </table:table-cell>
          <table:table-cell office:value-type="float" office:value="13752661" calcext:value-type="float">
            <text:p>13752661</text:p>
          </table:table-cell>
          <table:table-cell office:value-type="float" office:value="17715752" calcext:value-type="float">
            <text:p>17715752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186" calcext:value-type="float">
            <text:p>4186</text:p>
          </table:table-cell>
          <table:table-cell office:value-type="float" office:value="-1056" calcext:value-type="float">
            <text:p>-105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155" calcext:value-type="float">
            <text:p>1610521192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024" calcext:value-type="float">
            <text:p>306024</text:p>
          </table:table-cell>
          <table:table-cell office:value-type="float" office:value="3261" calcext:value-type="float">
            <text:p>3261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1468413" calcext:value-type="float">
            <text:p>31468413</text:p>
          </table:table-cell>
          <table:table-cell office:value-type="float" office:value="19220565" calcext:value-type="float">
            <text:p>19220565</text:p>
          </table:table-cell>
          <table:table-cell office:value-type="float" office:value="12247848" calcext:value-type="float">
            <text:p>122478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201" calcext:value-type="float">
            <text:p>4201</text:p>
          </table:table-cell>
          <table:table-cell office:value-type="float" office:value="-1045" calcext:value-type="float">
            <text:p>-104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267" calcext:value-type="float">
            <text:p>16105211922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024" calcext:value-type="float">
            <text:p>306024</text:p>
          </table:table-cell>
          <table:table-cell office:value-type="float" office:value="3266" calcext:value-type="float">
            <text:p>3266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30621840" calcext:value-type="float">
            <text:p>30621840</text:p>
          </table:table-cell>
          <table:table-cell office:value-type="float" office:value="0" calcext:value-type="float">
            <text:p>0</text:p>
          </table:table-cell>
          <table:table-cell office:value-type="float" office:value="30621840" calcext:value-type="float">
            <text:p>3062184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220" calcext:value-type="float">
            <text:p>4220</text:p>
          </table:table-cell>
          <table:table-cell office:value-type="float" office:value="-1045" calcext:value-type="float">
            <text:p>-104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379" calcext:value-type="float">
            <text:p>1610521192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88512" calcext:value-type="float">
            <text:p>288512</text:p>
          </table:table-cell>
          <table:table-cell office:value-type="float" office:value="3245" calcext:value-type="float">
            <text:p>3245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9447240" calcext:value-type="float">
            <text:p>29447240</text:p>
          </table:table-cell>
          <table:table-cell office:value-type="float" office:value="0" calcext:value-type="float">
            <text:p>0</text:p>
          </table:table-cell>
          <table:table-cell office:value-type="float" office:value="29447240" calcext:value-type="float">
            <text:p>2944724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237" calcext:value-type="float">
            <text:p>4237</text:p>
          </table:table-cell>
          <table:table-cell office:value-type="float" office:value="-644" calcext:value-type="float">
            <text:p>-64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498" calcext:value-type="float">
            <text:p>1610521192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5704" calcext:value-type="float">
            <text:p>295704</text:p>
          </table:table-cell>
          <table:table-cell office:value-type="float" office:value="3252" calcext:value-type="float">
            <text:p>3252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051760" calcext:value-type="float">
            <text:p>22051760</text:p>
          </table:table-cell>
          <table:table-cell office:value-type="float" office:value="0" calcext:value-type="float">
            <text:p>0</text:p>
          </table:table-cell>
          <table:table-cell office:value-type="float" office:value="22051760" calcext:value-type="float">
            <text:p>2205176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254" calcext:value-type="float">
            <text:p>4254</text:p>
          </table:table-cell>
          <table:table-cell office:value-type="float" office:value="-1213" calcext:value-type="float">
            <text:p>-121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610" calcext:value-type="float">
            <text:p>16105211926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2604" calcext:value-type="float">
            <text:p>292604</text:p>
          </table:table-cell>
          <table:table-cell office:value-type="float" office:value="3248" calcext:value-type="float">
            <text:p>3248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436536" calcext:value-type="float">
            <text:p>25436536</text:p>
          </table:table-cell>
          <table:table-cell office:value-type="float" office:value="0" calcext:value-type="float">
            <text:p>0</text:p>
          </table:table-cell>
          <table:table-cell office:value-type="float" office:value="25436536" calcext:value-type="float">
            <text:p>2543653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274" calcext:value-type="float">
            <text:p>4274</text:p>
          </table:table-cell>
          <table:table-cell office:value-type="float" office:value="-1213" calcext:value-type="float">
            <text:p>-121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722" calcext:value-type="float">
            <text:p>1610521192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872" calcext:value-type="float">
            <text:p>305872</text:p>
          </table:table-cell>
          <table:table-cell office:value-type="float" office:value="3266" calcext:value-type="float">
            <text:p>3266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7113920" calcext:value-type="float">
            <text:p>27113920</text:p>
          </table:table-cell>
          <table:table-cell office:value-type="float" office:value="0" calcext:value-type="float">
            <text:p>0</text:p>
          </table:table-cell>
          <table:table-cell office:value-type="float" office:value="27113920" calcext:value-type="float">
            <text:p>27113920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292" calcext:value-type="float">
            <text:p>4292</text:p>
          </table:table-cell>
          <table:table-cell office:value-type="float" office:value="-886" calcext:value-type="float">
            <text:p>-88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844" calcext:value-type="float">
            <text:p>1610521192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384" calcext:value-type="float">
            <text:p>304384</text:p>
          </table:table-cell>
          <table:table-cell office:value-type="float" office:value="3260" calcext:value-type="float">
            <text:p>3260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467470" calcext:value-type="float">
            <text:p>19467470</text:p>
          </table:table-cell>
          <table:table-cell office:value-type="float" office:value="5519470" calcext:value-type="float">
            <text:p>5519470</text:p>
          </table:table-cell>
          <table:table-cell office:value-type="float" office:value="13948000" calcext:value-type="float">
            <text:p>1394800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309" calcext:value-type="float">
            <text:p>4309</text:p>
          </table:table-cell>
          <table:table-cell office:value-type="float" office:value="-902" calcext:value-type="float">
            <text:p>-90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2960" calcext:value-type="float">
            <text:p>16105211929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432" calcext:value-type="float">
            <text:p>302432</text:p>
          </table:table-cell>
          <table:table-cell office:value-type="float" office:value="3258" calcext:value-type="float">
            <text:p>3258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5785439" calcext:value-type="float">
            <text:p>25785439</text:p>
          </table:table-cell>
          <table:table-cell office:value-type="float" office:value="10165559" calcext:value-type="float">
            <text:p>10165559</text:p>
          </table:table-cell>
          <table:table-cell office:value-type="float" office:value="15619880" calcext:value-type="float">
            <text:p>15619880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328" calcext:value-type="float">
            <text:p>4328</text:p>
          </table:table-cell>
          <table:table-cell office:value-type="float" office:value="-902" calcext:value-type="float">
            <text:p>-902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072" calcext:value-type="float">
            <text:p>1610521193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888" calcext:value-type="float">
            <text:p>307888</text:p>
          </table:table-cell>
          <table:table-cell office:value-type="float" office:value="3264" calcext:value-type="float">
            <text:p>3264</text:p>
          </table:table-cell>
          <table:table-cell office:value-type="float" office:value="3035232" calcext:value-type="float">
            <text:p>3035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477839" calcext:value-type="float">
            <text:p>20477839</text:p>
          </table:table-cell>
          <table:table-cell office:value-type="float" office:value="10488735" calcext:value-type="float">
            <text:p>10488735</text:p>
          </table:table-cell>
          <table:table-cell office:value-type="float" office:value="9989104" calcext:value-type="float">
            <text:p>9989104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345" calcext:value-type="float">
            <text:p>4345</text:p>
          </table:table-cell>
          <table:table-cell office:value-type="float" office:value="-1281" calcext:value-type="float">
            <text:p>-128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189" calcext:value-type="float">
            <text:p>1610521193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656" calcext:value-type="float">
            <text:p>305656</text:p>
          </table:table-cell>
          <table:table-cell office:value-type="float" office:value="3261" calcext:value-type="float">
            <text:p>3261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990270" calcext:value-type="float">
            <text:p>17990270</text:p>
          </table:table-cell>
          <table:table-cell office:value-type="float" office:value="5638038" calcext:value-type="float">
            <text:p>5638038</text:p>
          </table:table-cell>
          <table:table-cell office:value-type="float" office:value="12352232" calcext:value-type="float">
            <text:p>12352232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362" calcext:value-type="float">
            <text:p>4362</text:p>
          </table:table-cell>
          <table:table-cell office:value-type="float" office:value="-1048" calcext:value-type="float">
            <text:p>-104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300" calcext:value-type="float">
            <text:p>1610521193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308" calcext:value-type="float">
            <text:p>302308</text:p>
          </table:table-cell>
          <table:table-cell office:value-type="float" office:value="3257" calcext:value-type="float">
            <text:p>3257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244111" calcext:value-type="float">
            <text:p>24244111</text:p>
          </table:table-cell>
          <table:table-cell office:value-type="float" office:value="7925279" calcext:value-type="float">
            <text:p>7925279</text:p>
          </table:table-cell>
          <table:table-cell office:value-type="float" office:value="16318832" calcext:value-type="float">
            <text:p>1631883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381" calcext:value-type="float">
            <text:p>4381</text:p>
          </table:table-cell>
          <table:table-cell office:value-type="float" office:value="-1048" calcext:value-type="float">
            <text:p>-104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413" calcext:value-type="float">
            <text:p>161052119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284" calcext:value-type="float">
            <text:p>305284</text:p>
          </table:table-cell>
          <table:table-cell office:value-type="float" office:value="3260" calcext:value-type="float">
            <text:p>3260</text:p>
          </table:table-cell>
          <table:table-cell office:value-type="float" office:value="3035236" calcext:value-type="float">
            <text:p>303523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1541214" calcext:value-type="float">
            <text:p>21541214</text:p>
          </table:table-cell>
          <table:table-cell office:value-type="float" office:value="8422390" calcext:value-type="float">
            <text:p>8422390</text:p>
          </table:table-cell>
          <table:table-cell office:value-type="float" office:value="13118824" calcext:value-type="float">
            <text:p>13118824</text:p>
          </table:table-cell>
          <table:table-cell office:value-type="float" office:value="8" calcext:value-type="float">
            <text:p>8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4399" calcext:value-type="float">
            <text:p>4399</text:p>
          </table:table-cell>
          <table:table-cell office:value-type="float" office:value="-1145" calcext:value-type="float">
            <text:p>-114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526" calcext:value-type="float">
            <text:p>1610521193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020" calcext:value-type="float">
            <text:p>307020</text:p>
          </table:table-cell>
          <table:table-cell office:value-type="float" office:value="3263" calcext:value-type="float">
            <text:p>3263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4272750" calcext:value-type="float">
            <text:p>24272750</text:p>
          </table:table-cell>
          <table:table-cell office:value-type="float" office:value="13666878" calcext:value-type="float">
            <text:p>13666878</text:p>
          </table:table-cell>
          <table:table-cell office:value-type="float" office:value="10605872" calcext:value-type="float">
            <text:p>106058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418" calcext:value-type="float">
            <text:p>4418</text:p>
          </table:table-cell>
          <table:table-cell office:value-type="float" office:value="-1145" calcext:value-type="float">
            <text:p>-114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645" calcext:value-type="float">
            <text:p>1610521193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128" calcext:value-type="float">
            <text:p>309128</text:p>
          </table:table-cell>
          <table:table-cell office:value-type="float" office:value="3265" calcext:value-type="float">
            <text:p>3265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69246" calcext:value-type="float">
            <text:p>18569246</text:p>
          </table:table-cell>
          <table:table-cell office:value-type="float" office:value="10386646" calcext:value-type="float">
            <text:p>10386646</text:p>
          </table:table-cell>
          <table:table-cell office:value-type="float" office:value="8182600" calcext:value-type="float">
            <text:p>818260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436" calcext:value-type="float">
            <text:p>4436</text:p>
          </table:table-cell>
          <table:table-cell office:value-type="float" office:value="-1214" calcext:value-type="float">
            <text:p>-121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760" calcext:value-type="float">
            <text:p>16105211937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252" calcext:value-type="float">
            <text:p>309252</text:p>
          </table:table-cell>
          <table:table-cell office:value-type="float" office:value="3265" calcext:value-type="float">
            <text:p>3265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2742222" calcext:value-type="float">
            <text:p>22742222</text:p>
          </table:table-cell>
          <table:table-cell office:value-type="float" office:value="14845822" calcext:value-type="float">
            <text:p>14845822</text:p>
          </table:table-cell>
          <table:table-cell office:value-type="float" office:value="7896400" calcext:value-type="float">
            <text:p>78964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455" calcext:value-type="float">
            <text:p>4455</text:p>
          </table:table-cell>
          <table:table-cell office:value-type="float" office:value="-856" calcext:value-type="float">
            <text:p>-85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874" calcext:value-type="float">
            <text:p>1610521193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632" calcext:value-type="float">
            <text:p>308632</text:p>
          </table:table-cell>
          <table:table-cell office:value-type="float" office:value="3264" calcext:value-type="float">
            <text:p>3264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20957" calcext:value-type="float">
            <text:p>18420957</text:p>
          </table:table-cell>
          <table:table-cell office:value-type="float" office:value="9849749" calcext:value-type="float">
            <text:p>9849749</text:p>
          </table:table-cell>
          <table:table-cell office:value-type="float" office:value="8571208" calcext:value-type="float">
            <text:p>857120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473" calcext:value-type="float">
            <text:p>4473</text:p>
          </table:table-cell>
          <table:table-cell office:value-type="float" office:value="-856" calcext:value-type="float">
            <text:p>-85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3987" calcext:value-type="float">
            <text:p>16105211939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244" calcext:value-type="float">
            <text:p>310244</text:p>
          </table:table-cell>
          <table:table-cell office:value-type="float" office:value="3265" calcext:value-type="float">
            <text:p>3265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3368526" calcext:value-type="float">
            <text:p>23368526</text:p>
          </table:table-cell>
          <table:table-cell office:value-type="float" office:value="15777566" calcext:value-type="float">
            <text:p>15777566</text:p>
          </table:table-cell>
          <table:table-cell office:value-type="float" office:value="7590960" calcext:value-type="float">
            <text:p>7590960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492" calcext:value-type="float">
            <text:p>4492</text:p>
          </table:table-cell>
          <table:table-cell office:value-type="float" office:value="-1163" calcext:value-type="float">
            <text:p>-1163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107" calcext:value-type="float">
            <text:p>1610521194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492" calcext:value-type="float">
            <text:p>310492</text:p>
          </table:table-cell>
          <table:table-cell office:value-type="float" office:value="3265" calcext:value-type="float">
            <text:p>3265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915838" calcext:value-type="float">
            <text:p>16915838</text:p>
          </table:table-cell>
          <table:table-cell office:value-type="float" office:value="9546966" calcext:value-type="float">
            <text:p>9546966</text:p>
          </table:table-cell>
          <table:table-cell office:value-type="float" office:value="7368872" calcext:value-type="float">
            <text:p>73688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511" calcext:value-type="float">
            <text:p>4511</text:p>
          </table:table-cell>
          <table:table-cell office:value-type="float" office:value="-1159" calcext:value-type="float">
            <text:p>-115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223" calcext:value-type="float">
            <text:p>1610521194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376" calcext:value-type="float">
            <text:p>309376</text:p>
          </table:table-cell>
          <table:table-cell office:value-type="float" office:value="3265" calcext:value-type="float">
            <text:p>3265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561645" calcext:value-type="float">
            <text:p>18561645</text:p>
          </table:table-cell>
          <table:table-cell office:value-type="float" office:value="10553997" calcext:value-type="float">
            <text:p>10553997</text:p>
          </table:table-cell>
          <table:table-cell office:value-type="float" office:value="8007648" calcext:value-type="float">
            <text:p>8007648</text:p>
          </table:table-cell>
          <table:table-cell office:value-type="float" office:value="8" calcext:value-type="float">
            <text:p>8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530" calcext:value-type="float">
            <text:p>4530</text:p>
          </table:table-cell>
          <table:table-cell office:value-type="float" office:value="-1159" calcext:value-type="float">
            <text:p>-1159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343" calcext:value-type="float">
            <text:p>1610521194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112" calcext:value-type="float">
            <text:p>311112</text:p>
          </table:table-cell>
          <table:table-cell office:value-type="float" office:value="3267" calcext:value-type="float">
            <text:p>3267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147294" calcext:value-type="float">
            <text:p>20147294</text:p>
          </table:table-cell>
          <table:table-cell office:value-type="float" office:value="14060646" calcext:value-type="float">
            <text:p>14060646</text:p>
          </table:table-cell>
          <table:table-cell office:value-type="float" office:value="6086648" calcext:value-type="float">
            <text:p>60866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548" calcext:value-type="float">
            <text:p>4548</text:p>
          </table:table-cell>
          <table:table-cell office:value-type="float" office:value="-1108" calcext:value-type="float">
            <text:p>-110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459" calcext:value-type="float">
            <text:p>1610521194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297844" calcext:value-type="float">
            <text:p>297844</text:p>
          </table:table-cell>
          <table:table-cell office:value-type="float" office:value="3264" calcext:value-type="float">
            <text:p>3264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636920" calcext:value-type="float">
            <text:p>19636920</text:p>
          </table:table-cell>
          <table:table-cell office:value-type="float" office:value="0" calcext:value-type="float">
            <text:p>0</text:p>
          </table:table-cell>
          <table:table-cell office:value-type="float" office:value="19636920" calcext:value-type="float">
            <text:p>1963692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567" calcext:value-type="float">
            <text:p>4567</text:p>
          </table:table-cell>
          <table:table-cell office:value-type="float" office:value="-1308" calcext:value-type="float">
            <text:p>-130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571" calcext:value-type="float">
            <text:p>1610521194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112" calcext:value-type="float">
            <text:p>311112</text:p>
          </table:table-cell>
          <table:table-cell office:value-type="float" office:value="3267" calcext:value-type="float">
            <text:p>3267</text:p>
          </table:table-cell>
          <table:table-cell office:value-type="float" office:value="3035240" calcext:value-type="float">
            <text:p>3035240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581725" calcext:value-type="float">
            <text:p>17581725</text:p>
          </table:table-cell>
          <table:table-cell office:value-type="float" office:value="11486325" calcext:value-type="float">
            <text:p>11486325</text:p>
          </table:table-cell>
          <table:table-cell office:value-type="float" office:value="6095400" calcext:value-type="float">
            <text:p>609540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586" calcext:value-type="float">
            <text:p>4586</text:p>
          </table:table-cell>
          <table:table-cell office:value-type="float" office:value="-1308" calcext:value-type="float">
            <text:p>-1308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691" calcext:value-type="float">
            <text:p>1610521194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880" calcext:value-type="float">
            <text:p>308880</text:p>
          </table:table-cell>
          <table:table-cell office:value-type="float" office:value="3264" calcext:value-type="float">
            <text:p>3264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195661" calcext:value-type="float">
            <text:p>17195661</text:p>
          </table:table-cell>
          <table:table-cell office:value-type="float" office:value="8819805" calcext:value-type="float">
            <text:p>8819805</text:p>
          </table:table-cell>
          <table:table-cell office:value-type="float" office:value="8375856" calcext:value-type="float">
            <text:p>837585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605" calcext:value-type="float">
            <text:p>4605</text:p>
          </table:table-cell>
          <table:table-cell office:value-type="float" office:value="-1165" calcext:value-type="float">
            <text:p>-116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812" calcext:value-type="float">
            <text:p>1610521194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632" calcext:value-type="float">
            <text:p>308632</text:p>
          </table:table-cell>
          <table:table-cell office:value-type="float" office:value="3264" calcext:value-type="float">
            <text:p>3264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5451022" calcext:value-type="float">
            <text:p>15451022</text:p>
          </table:table-cell>
          <table:table-cell office:value-type="float" office:value="6111454" calcext:value-type="float">
            <text:p>6111454</text:p>
          </table:table-cell>
          <table:table-cell office:value-type="float" office:value="9339568" calcext:value-type="float">
            <text:p>933956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624" calcext:value-type="float">
            <text:p>4624</text:p>
          </table:table-cell>
          <table:table-cell office:value-type="float" office:value="-1236" calcext:value-type="float">
            <text:p>-123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4924" calcext:value-type="float">
            <text:p>16105211949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996" calcext:value-type="float">
            <text:p>309996</text:p>
          </table:table-cell>
          <table:table-cell office:value-type="float" office:value="3266" calcext:value-type="float">
            <text:p>3266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477727" calcext:value-type="float">
            <text:p>18477727</text:p>
          </table:table-cell>
          <table:table-cell office:value-type="float" office:value="11114151" calcext:value-type="float">
            <text:p>11114151</text:p>
          </table:table-cell>
          <table:table-cell office:value-type="float" office:value="7363576" calcext:value-type="float">
            <text:p>736357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642" calcext:value-type="float">
            <text:p>4642</text:p>
          </table:table-cell>
          <table:table-cell office:value-type="float" office:value="-1236" calcext:value-type="float">
            <text:p>-1236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037" calcext:value-type="float">
            <text:p>1610521195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632" calcext:value-type="float">
            <text:p>308632</text:p>
          </table:table-cell>
          <table:table-cell office:value-type="float" office:value="3265" calcext:value-type="float">
            <text:p>3265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951853" calcext:value-type="float">
            <text:p>14951853</text:p>
          </table:table-cell>
          <table:table-cell office:value-type="float" office:value="6682157" calcext:value-type="float">
            <text:p>6682157</text:p>
          </table:table-cell>
          <table:table-cell office:value-type="float" office:value="8269696" calcext:value-type="float">
            <text:p>826969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660" calcext:value-type="float">
            <text:p>4660</text:p>
          </table:table-cell>
          <table:table-cell office:value-type="float" office:value="-1075" calcext:value-type="float">
            <text:p>-107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153" calcext:value-type="float">
            <text:p>16105211951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120" calcext:value-type="float">
            <text:p>310120</text:p>
          </table:table-cell>
          <table:table-cell office:value-type="float" office:value="3266" calcext:value-type="float">
            <text:p>3266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018399" calcext:value-type="float">
            <text:p>16018399</text:p>
          </table:table-cell>
          <table:table-cell office:value-type="float" office:value="9211319" calcext:value-type="float">
            <text:p>9211319</text:p>
          </table:table-cell>
          <table:table-cell office:value-type="float" office:value="6807080" calcext:value-type="float">
            <text:p>68070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680" calcext:value-type="float">
            <text:p>4680</text:p>
          </table:table-cell>
          <table:table-cell office:value-type="float" office:value="-1177" calcext:value-type="float">
            <text:p>-11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268" calcext:value-type="float">
            <text:p>1610521195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996" calcext:value-type="float">
            <text:p>309996</text:p>
          </table:table-cell>
          <table:table-cell office:value-type="float" office:value="3266" calcext:value-type="float">
            <text:p>3266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418477" calcext:value-type="float">
            <text:p>14418477</text:p>
          </table:table-cell>
          <table:table-cell office:value-type="float" office:value="7171165" calcext:value-type="float">
            <text:p>7171165</text:p>
          </table:table-cell>
          <table:table-cell office:value-type="float" office:value="7247312" calcext:value-type="float">
            <text:p>724731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697" calcext:value-type="float">
            <text:p>4697</text:p>
          </table:table-cell>
          <table:table-cell office:value-type="float" office:value="-1177" calcext:value-type="float">
            <text:p>-1177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378" calcext:value-type="float">
            <text:p>1610521195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120" calcext:value-type="float">
            <text:p>310120</text:p>
          </table:table-cell>
          <table:table-cell office:value-type="float" office:value="3266" calcext:value-type="float">
            <text:p>3266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28479" calcext:value-type="float">
            <text:p>14528479</text:p>
          </table:table-cell>
          <table:table-cell office:value-type="float" office:value="7801207" calcext:value-type="float">
            <text:p>7801207</text:p>
          </table:table-cell>
          <table:table-cell office:value-type="float" office:value="6727272" calcext:value-type="float">
            <text:p>6727272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716" calcext:value-type="float">
            <text:p>4716</text:p>
          </table:table-cell>
          <table:table-cell office:value-type="float" office:value="-1031" calcext:value-type="float">
            <text:p>-103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490" calcext:value-type="float">
            <text:p>1610521195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8260" calcext:value-type="float">
            <text:p>308260</text:p>
          </table:table-cell>
          <table:table-cell office:value-type="float" office:value="3267" calcext:value-type="float">
            <text:p>3267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9161448" calcext:value-type="float">
            <text:p>19161448</text:p>
          </table:table-cell>
          <table:table-cell office:value-type="float" office:value="0" calcext:value-type="float">
            <text:p>0</text:p>
          </table:table-cell>
          <table:table-cell office:value-type="float" office:value="19161448" calcext:value-type="float">
            <text:p>19161448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735" calcext:value-type="float">
            <text:p>4735</text:p>
          </table:table-cell>
          <table:table-cell office:value-type="float" office:value="-1145" calcext:value-type="float">
            <text:p>-114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605" calcext:value-type="float">
            <text:p>1610521195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2184" calcext:value-type="float">
            <text:p>302184</text:p>
          </table:table-cell>
          <table:table-cell office:value-type="float" office:value="3258" calcext:value-type="float">
            <text:p>3258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4590560" calcext:value-type="float">
            <text:p>14590560</text:p>
          </table:table-cell>
          <table:table-cell office:value-type="float" office:value="0" calcext:value-type="float">
            <text:p>0</text:p>
          </table:table-cell>
          <table:table-cell office:value-type="float" office:value="14590560" calcext:value-type="float">
            <text:p>145905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754" calcext:value-type="float">
            <text:p>4754</text:p>
          </table:table-cell>
          <table:table-cell office:value-type="float" office:value="-1145" calcext:value-type="float">
            <text:p>-114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721" calcext:value-type="float">
            <text:p>1610521195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3672" calcext:value-type="float">
            <text:p>303672</text:p>
          </table:table-cell>
          <table:table-cell office:value-type="float" office:value="3260" calcext:value-type="float">
            <text:p>3260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3378616" calcext:value-type="float">
            <text:p>13378616</text:p>
          </table:table-cell>
          <table:table-cell office:value-type="float" office:value="0" calcext:value-type="float">
            <text:p>0</text:p>
          </table:table-cell>
          <table:table-cell office:value-type="float" office:value="13378616" calcext:value-type="float">
            <text:p>13378616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773" calcext:value-type="float">
            <text:p>4773</text:p>
          </table:table-cell>
          <table:table-cell office:value-type="float" office:value="-1090" calcext:value-type="float">
            <text:p>-1090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837" calcext:value-type="float">
            <text:p>1610521195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4416" calcext:value-type="float">
            <text:p>304416</text:p>
          </table:table-cell>
          <table:table-cell office:value-type="float" office:value="3261" calcext:value-type="float">
            <text:p>3261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646142" calcext:value-type="float">
            <text:p>12646142</text:p>
          </table:table-cell>
          <table:table-cell office:value-type="float" office:value="158590" calcext:value-type="float">
            <text:p>158590</text:p>
          </table:table-cell>
          <table:table-cell office:value-type="float" office:value="12487552" calcext:value-type="float">
            <text:p>12487552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792" calcext:value-type="float">
            <text:p>4792</text:p>
          </table:table-cell>
          <table:table-cell office:value-type="float" office:value="-1011" calcext:value-type="float">
            <text:p>-101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5950" calcext:value-type="float">
            <text:p>16105211959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7392" calcext:value-type="float">
            <text:p>307392</text:p>
          </table:table-cell>
          <table:table-cell office:value-type="float" office:value="3263" calcext:value-type="float">
            <text:p>3263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77800" calcext:value-type="float">
            <text:p>12177800</text:p>
          </table:table-cell>
          <table:table-cell office:value-type="float" office:value="2437120" calcext:value-type="float">
            <text:p>2437120</text:p>
          </table:table-cell>
          <table:table-cell office:value-type="float" office:value="9740680" calcext:value-type="float">
            <text:p>974068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807" calcext:value-type="float">
            <text:p>4807</text:p>
          </table:table-cell>
          <table:table-cell office:value-type="float" office:value="-1011" calcext:value-type="float">
            <text:p>-101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065" calcext:value-type="float">
            <text:p>16105211960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1608" calcext:value-type="float">
            <text:p>311608</text:p>
          </table:table-cell>
          <table:table-cell office:value-type="float" office:value="3267" calcext:value-type="float">
            <text:p>3267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77800" calcext:value-type="float">
            <text:p>12177800</text:p>
          </table:table-cell>
          <table:table-cell office:value-type="float" office:value="7120440" calcext:value-type="float">
            <text:p>7120440</text:p>
          </table:table-cell>
          <table:table-cell office:value-type="float" office:value="5057360" calcext:value-type="float">
            <text:p>5057360</text:p>
          </table:table-cell>
          <table:table-cell office:value-type="float" office:value="8" calcext:value-type="float">
            <text:p>8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4827" calcext:value-type="float">
            <text:p>4827</text:p>
          </table:table-cell>
          <table:table-cell office:value-type="float" office:value="-1175" calcext:value-type="float">
            <text:p>-1175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177" calcext:value-type="float">
            <text:p>1610521196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408" calcext:value-type="float">
            <text:p>305408</text:p>
          </table:table-cell>
          <table:table-cell office:value-type="float" office:value="3262" calcext:value-type="float">
            <text:p>3262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627344" calcext:value-type="float">
            <text:p>11627344</text:p>
          </table:table-cell>
          <table:table-cell office:value-type="float" office:value="188808" calcext:value-type="float">
            <text:p>188808</text:p>
          </table:table-cell>
          <table:table-cell office:value-type="float" office:value="11438536" calcext:value-type="float">
            <text:p>1143853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841" calcext:value-type="float">
            <text:p>4841</text:p>
          </table:table-cell>
          <table:table-cell office:value-type="float" office:value="-1164" calcext:value-type="float">
            <text:p>-11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288" calcext:value-type="float">
            <text:p>1610521196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5780" calcext:value-type="float">
            <text:p>305780</text:p>
          </table:table-cell>
          <table:table-cell office:value-type="float" office:value="3262" calcext:value-type="float">
            <text:p>3262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67952" calcext:value-type="float">
            <text:p>10967952</text:p>
          </table:table-cell>
          <table:table-cell office:value-type="float" office:value="159744" calcext:value-type="float">
            <text:p>159744</text:p>
          </table:table-cell>
          <table:table-cell office:value-type="float" office:value="10808208" calcext:value-type="float">
            <text:p>1080820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858" calcext:value-type="float">
            <text:p>4858</text:p>
          </table:table-cell>
          <table:table-cell office:value-type="float" office:value="-1164" calcext:value-type="float">
            <text:p>-116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396" calcext:value-type="float">
            <text:p>1610521196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6152" calcext:value-type="float">
            <text:p>306152</text:p>
          </table:table-cell>
          <table:table-cell office:value-type="float" office:value="3262" calcext:value-type="float">
            <text:p>3262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0967952" calcext:value-type="float">
            <text:p>10967952</text:p>
          </table:table-cell>
          <table:table-cell office:value-type="float" office:value="207624" calcext:value-type="float">
            <text:p>207624</text:p>
          </table:table-cell>
          <table:table-cell office:value-type="float" office:value="10760328" calcext:value-type="float">
            <text:p>1076032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872" calcext:value-type="float">
            <text:p>4872</text:p>
          </table:table-cell>
          <table:table-cell office:value-type="float" office:value="-1071" calcext:value-type="float">
            <text:p>-107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507" calcext:value-type="float">
            <text:p>1610521196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10988" calcext:value-type="float">
            <text:p>310988</text:p>
          </table:table-cell>
          <table:table-cell office:value-type="float" office:value="3267" calcext:value-type="float">
            <text:p>3267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44928" calcext:value-type="float">
            <text:p>9844928</text:p>
          </table:table-cell>
          <table:table-cell office:value-type="float" office:value="3911680" calcext:value-type="float">
            <text:p>3911680</text:p>
          </table:table-cell>
          <table:table-cell office:value-type="float" office:value="5933248" calcext:value-type="float">
            <text:p>5933248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887" calcext:value-type="float">
            <text:p>4887</text:p>
          </table:table-cell>
          <table:table-cell office:value-type="float" office:value="-1071" calcext:value-type="float">
            <text:p>-1071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615" calcext:value-type="float">
            <text:p>1610521196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0396" calcext:value-type="float">
            <text:p>7470396</text:p>
          </table:table-cell>
          <table:table-cell office:value-type="float" office:value="309872" calcext:value-type="float">
            <text:p>309872</text:p>
          </table:table-cell>
          <table:table-cell office:value-type="float" office:value="3266" calcext:value-type="float">
            <text:p>3266</text:p>
          </table:table-cell>
          <table:table-cell office:value-type="float" office:value="3035244" calcext:value-type="float">
            <text:p>303524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844928" calcext:value-type="float">
            <text:p>9844928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235776" calcext:value-type="float">
            <text:p>7235776</text:p>
          </table:table-cell>
          <table:table-cell office:value-type="float" office:value="8" calcext:value-type="float">
            <text:p>8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4899" calcext:value-type="float">
            <text:p>4899</text:p>
          </table:table-cell>
          <table:table-cell office:value-type="float" office:value="-1054" calcext:value-type="float">
            <text:p>-1054</text:p>
          </table:table-cell>
          <table:table-cell office:value-type="float" office:value="4139" calcext:value-type="float">
            <text:p>4139</text:p>
          </table:table-cell>
          <table:table-cell office:value-type="float" office:value="1610521196727" calcext:value-type="float">
            <text:p>1610521196727</text:p>
          </table:table-cell>
        </table:table-row>
      </table:table>
      <table:table table:name="Sheet2" table:style-name="ta1"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formula="of:=AVERAGE([$devicedata.B1:.B46])" office:value-type="float" office:value="7470396" calcext:value-type="float">
            <text:p>7470396</text:p>
          </table:table-cell>
          <table:table-cell table:formula="of:=AVERAGE([$devicedata.C1:.C46])" office:value-type="float" office:value="276980.434782609" calcext:value-type="float">
            <text:p>276980.434782609</text:p>
          </table:table-cell>
          <table:table-cell table:formula="of:=AVERAGE([$devicedata.D1:.D46])" office:value-type="float" office:value="3232.32608695652" calcext:value-type="float">
            <text:p>3232.32608695652</text:p>
          </table:table-cell>
          <table:table-cell table:formula="of:=AVERAGE([$devicedata.E1:.E46])" office:value-type="float" office:value="3034172.95652174" calcext:value-type="float">
            <text:p>3034172.95652174</text:p>
          </table:table-cell>
          <table:table-cell table:formula="of:=AVERAGE([$devicedata.F1:.F46])" office:value-type="float" office:value="2621436" calcext:value-type="float">
            <text:p>2621436</text:p>
          </table:table-cell>
          <table:table-cell table:formula="of:=AVERAGE([$devicedata.G1:.G46])" office:value-type="float" office:value="19102473.0217391" calcext:value-type="float">
            <text:p>19102473.0217391</text:p>
          </table:table-cell>
          <table:table-cell table:formula="of:=AVERAGE([$devicedata.H1:.H46])" office:value-type="float" office:value="3528640.15217391" calcext:value-type="float">
            <text:p>3528640.15217391</text:p>
          </table:table-cell>
          <table:table-cell table:formula="of:=AVERAGE([$devicedata.I1:.I46])" office:value-type="float" office:value="15573832.8695652" calcext:value-type="float">
            <text:p>15573832.8695652</text:p>
          </table:table-cell>
          <table:table-cell table:formula="of:=AVERAGE([$devicedata.J1:.J46])" office:value-type="float" office:value="8" calcext:value-type="float">
            <text:p>8</text:p>
          </table:table-cell>
          <table:table-cell table:formula="of:=AVERAGE([$devicedata.K1:.K46])" office:value-type="float" office:value="2626086.95652174" calcext:value-type="float">
            <text:p>2626086.95652174</text:p>
          </table:table-cell>
          <table:table-cell table:formula="of:=AVERAGE([$devicedata.L1:.L46])" office:value-type="float" office:value="495.869565217391" calcext:value-type="float">
            <text:p>495.869565217391</text:p>
          </table:table-cell>
          <table:table-cell table:formula="of:=AVERAGE([$devicedata.M1:.M46])" office:value-type="float" office:value="-1104.5" calcext:value-type="float">
            <text:p>-1104.5</text:p>
          </table:table-cell>
          <table:table-cell table:formula="of:=AVERAGE([$devicedata.N1:.N46])" office:value-type="float" office:value="4225" calcext:value-type="float">
            <text:p>4225</text:p>
          </table:table-cell>
          <table:table-cell office:value-type="float" office:value="20" calcext:value-type="float">
            <text:p>20</text:p>
          </table:table-cell>
          <table:table-cell office:value-type="float" office:value="5574" calcext:value-type="float">
            <text:p>5574</text:p>
          </table:table-cell>
          <table:table-cell table:formula="of:=([.L2]*[.M2]*(-1)*[.O2])/(1000000)" office:value-type="float" office:value="26011.140675" calcext:value-type="float">
            <text:p>26011.140675</text:p>
          </table:table-cell>
        </table:table-row>
        <table:table-row table:style-name="ro1">
          <table:table-cell table:formula="of:=AVERAGE([$devicedata.B47:.B91])" office:value-type="float" office:value="7470396" calcext:value-type="float">
            <text:p>7470396</text:p>
          </table:table-cell>
          <table:table-cell table:formula="of:=AVERAGE([$devicedata.C47:.C91])" office:value-type="float" office:value="299917.777777778" calcext:value-type="float">
            <text:p>299917.777777778</text:p>
          </table:table-cell>
          <table:table-cell table:formula="of:=AVERAGE([$devicedata.D47:.D91])" office:value-type="float" office:value="3256" calcext:value-type="float">
            <text:p>3256</text:p>
          </table:table-cell>
          <table:table-cell table:formula="of:=AVERAGE([$devicedata.E47:.E91])" office:value-type="float" office:value="3035166.04444444" calcext:value-type="float">
            <text:p>3035166.04444444</text:p>
          </table:table-cell>
          <table:table-cell table:formula="of:=AVERAGE([$devicedata.F47:.F91])" office:value-type="float" office:value="2621436" calcext:value-type="float">
            <text:p>2621436</text:p>
          </table:table-cell>
          <table:table-cell table:formula="of:=AVERAGE([$devicedata.G47:.G91])" office:value-type="float" office:value="19455103.4222222" calcext:value-type="float">
            <text:p>19455103.4222222</text:p>
          </table:table-cell>
          <table:table-cell table:formula="of:=AVERAGE([$devicedata.H47:.H91])" office:value-type="float" office:value="4526503.24444445" calcext:value-type="float">
            <text:p>4526503.24444445</text:p>
          </table:table-cell>
          <table:table-cell table:formula="of:=AVERAGE([$devicedata.I47:.I91])" office:value-type="float" office:value="14928600.1777778" calcext:value-type="float">
            <text:p>14928600.1777778</text:p>
          </table:table-cell>
          <table:table-cell table:formula="of:=AVERAGE([$devicedata.J47:.J91])" office:value-type="float" office:value="8" calcext:value-type="float">
            <text:p>8</text:p>
          </table:table-cell>
          <table:table-cell table:formula="of:=AVERAGE([$devicedata.K47:.K91])" office:value-type="float" office:value="2573377.77777778" calcext:value-type="float">
            <text:p>2573377.77777778</text:p>
          </table:table-cell>
          <table:table-cell table:formula="of:=AVERAGE([$devicedata.L47:.L91])" office:value-type="float" office:value="1337.91111111111" calcext:value-type="float">
            <text:p>1337.91111111111</text:p>
          </table:table-cell>
          <table:table-cell table:formula="of:=AVERAGE([$devicedata.M47:.M91])" office:value-type="float" office:value="-1032.6" calcext:value-type="float">
            <text:p>-1032.6</text:p>
          </table:table-cell>
          <table:table-cell table:formula="of:=AVERAGE([$devicedata.N47:.N91])" office:value-type="float" office:value="4139" calcext:value-type="float">
            <text:p>4139</text:p>
          </table:table-cell>
          <table:table-cell office:value-type="float" office:value="20" calcext:value-type="float">
            <text:p>20</text:p>
          </table:table-cell>
          <table:table-cell office:value-type="float" office:value="5433" calcext:value-type="float">
            <text:p>5433</text:p>
          </table:table-cell>
          <table:table-cell table:formula="of:=([.L3]*[.M3]*(-1)*[.O3])/(1000000)" office:value-type="float" office:value="23220.2692962" calcext:value-type="float">
            <text:p>23220.2692962</text:p>
          </table:table-cell>
        </table:table-row>
        <table:table-row table:style-name="ro1">
          <table:table-cell table:formula="of:=AVERAGE([$devicedata.B92:.B132])" office:value-type="float" office:value="7470396" calcext:value-type="float">
            <text:p>7470396</text:p>
          </table:table-cell>
          <table:table-cell table:formula="of:=AVERAGE([$devicedata.C92:.C132])" office:value-type="float" office:value="328822.243902439" calcext:value-type="float">
            <text:p>328822.243902439</text:p>
          </table:table-cell>
          <table:table-cell table:formula="of:=AVERAGE([$devicedata.D92:.D132])" office:value-type="float" office:value="3284.85365853659" calcext:value-type="float">
            <text:p>3284.85365853659</text:p>
          </table:table-cell>
          <table:table-cell table:formula="of:=AVERAGE([$devicedata.E92:.E132])" office:value-type="float" office:value="3035180.29268293" calcext:value-type="float">
            <text:p>3035180.29268293</text:p>
          </table:table-cell>
          <table:table-cell table:formula="of:=AVERAGE([$devicedata.F92:.F132])" office:value-type="float" office:value="2621436" calcext:value-type="float">
            <text:p>2621436</text:p>
          </table:table-cell>
          <table:table-cell table:formula="of:=AVERAGE([$devicedata.G92:.G132])" office:value-type="float" office:value="11228504.9756098" calcext:value-type="float">
            <text:p>11228504.9756098</text:p>
          </table:table-cell>
          <table:table-cell table:formula="of:=AVERAGE([$devicedata.H92:.H132])" office:value-type="float" office:value="3429906.92682927" calcext:value-type="float">
            <text:p>3429906.92682927</text:p>
          </table:table-cell>
          <table:table-cell table:formula="of:=AVERAGE([$devicedata.I92:.I132])" office:value-type="float" office:value="7798598.04878049" calcext:value-type="float">
            <text:p>7798598.04878049</text:p>
          </table:table-cell>
          <table:table-cell table:formula="of:=AVERAGE([$devicedata.J92:.J132])" office:value-type="float" office:value="8" calcext:value-type="float">
            <text:p>8</text:p>
          </table:table-cell>
          <table:table-cell table:formula="of:=AVERAGE([$devicedata.K92:.K132])" office:value-type="float" office:value="2508926.82926829" calcext:value-type="float">
            <text:p>2508926.82926829</text:p>
          </table:table-cell>
          <table:table-cell table:formula="of:=AVERAGE([$devicedata.L92:.L132])" office:value-type="float" office:value="2114.09756097561" calcext:value-type="float">
            <text:p>2114.09756097561</text:p>
          </table:table-cell>
          <table:table-cell table:formula="of:=AVERAGE([$devicedata.M92:.M132])" office:value-type="float" office:value="-1174.85365853659" calcext:value-type="float">
            <text:p>-1174.85365853659</text:p>
          </table:table-cell>
          <table:table-cell table:formula="of:=AVERAGE([$devicedata.N92:.N132])" office:value-type="float" office:value="4139" calcext:value-type="float">
            <text:p>4139</text:p>
          </table:table-cell>
          <table:table-cell office:value-type="float" office:value="20" calcext:value-type="float">
            <text:p>20</text:p>
          </table:table-cell>
          <table:table-cell office:value-type="float" office:value="5176" calcext:value-type="float">
            <text:p>5176</text:p>
          </table:table-cell>
          <table:table-cell table:formula="of:=([.L4]*[.M4]*(-1)*[.O4])/(1000000)" office:value-type="float" office:value="25169.4350589268" calcext:value-type="float">
            <text:p>25169.4350589268</text:p>
          </table:table-cell>
        </table:table-row>
        <table:table-row table:style-name="ro1">
          <table:table-cell table:formula="of:=AVERAGE([$devicedata.B133:.B178])" office:value-type="float" office:value="7470396" calcext:value-type="float">
            <text:p>7470396</text:p>
          </table:table-cell>
          <table:table-cell table:formula="of:=AVERAGE([$devicedata.C133:.C178])" office:value-type="float" office:value="309018.608695652" calcext:value-type="float">
            <text:p>309018.608695652</text:p>
          </table:table-cell>
          <table:table-cell table:formula="of:=AVERAGE([$devicedata.D133:.D178])" office:value-type="float" office:value="3265.23913043478" calcext:value-type="float">
            <text:p>3265.23913043478</text:p>
          </table:table-cell>
          <table:table-cell table:formula="of:=AVERAGE([$devicedata.E133:.E178])" office:value-type="float" office:value="3035203.39130435" calcext:value-type="float">
            <text:p>3035203.39130435</text:p>
          </table:table-cell>
          <table:table-cell table:formula="of:=AVERAGE([$devicedata.F133:.F178])" office:value-type="float" office:value="2621436" calcext:value-type="float">
            <text:p>2621436</text:p>
          </table:table-cell>
          <table:table-cell table:formula="of:=AVERAGE([$devicedata.G133:.G178])" office:value-type="float" office:value="20639413.6086957" calcext:value-type="float">
            <text:p>20639413.6086957</text:p>
          </table:table-cell>
          <table:table-cell table:formula="of:=AVERAGE([$devicedata.H133:.H178])" office:value-type="float" office:value="3088542.13043478" calcext:value-type="float">
            <text:p>3088542.13043478</text:p>
          </table:table-cell>
          <table:table-cell table:formula="of:=AVERAGE([$devicedata.I133:.I178])" office:value-type="float" office:value="17550871.4782609" calcext:value-type="float">
            <text:p>17550871.4782609</text:p>
          </table:table-cell>
          <table:table-cell table:formula="of:=AVERAGE([$devicedata.J133:.J178])" office:value-type="float" office:value="8" calcext:value-type="float">
            <text:p>8</text:p>
          </table:table-cell>
          <table:table-cell table:formula="of:=AVERAGE([$devicedata.K133:.K178])" office:value-type="float" office:value="2583478.26086957" calcext:value-type="float">
            <text:p>2583478.26086957</text:p>
          </table:table-cell>
          <table:table-cell table:formula="of:=AVERAGE([$devicedata.L133:.L178])" office:value-type="float" office:value="2883.0652173913" calcext:value-type="float">
            <text:p>2883.0652173913</text:p>
          </table:table-cell>
          <table:table-cell table:formula="of:=AVERAGE([$devicedata.M133:.M178])" office:value-type="float" office:value="-998.913043478261" calcext:value-type="float">
            <text:p>-998.913043478261</text:p>
          </table:table-cell>
          <table:table-cell table:formula="of:=AVERAGE([$devicedata.N133:.N178])" office:value-type="float" office:value="4139" calcext:value-type="float">
            <text:p>4139</text:p>
          </table:table-cell>
          <table:table-cell office:value-type="float" office:value="20" calcext:value-type="float">
            <text:p>20</text:p>
          </table:table-cell>
          <table:table-cell office:value-type="float" office:value="4669" calcext:value-type="float">
            <text:p>4669</text:p>
          </table:table-cell>
          <table:table-cell table:formula="of:=([.L5]*[.M5]*(-1)*[.O5])/(1000000)" office:value-type="float" office:value="19303.985575" calcext:value-type="float">
            <text:p>19303.985575</text:p>
          </table:table-cell>
        </table:table-row>
        <table:table-row table:style-name="ro1">
          <table:table-cell table:formula="of:=AVERAGE([$devicedata.B179:.B225])" office:value-type="float" office:value="7470396" calcext:value-type="float">
            <text:p>7470396</text:p>
          </table:table-cell>
          <table:table-cell table:formula="of:=AVERAGE([$devicedata.C179:.C225])" office:value-type="float" office:value="304583.489361702" calcext:value-type="float">
            <text:p>304583.489361702</text:p>
          </table:table-cell>
          <table:table-cell table:formula="of:=AVERAGE([$devicedata.D179:.D225])" office:value-type="float" office:value="3260.3829787234" calcext:value-type="float">
            <text:p>3260.3829787234</text:p>
          </table:table-cell>
          <table:table-cell table:formula="of:=AVERAGE([$devicedata.E179:.E225])" office:value-type="float" office:value="3035224.59574468" calcext:value-type="float">
            <text:p>3035224.59574468</text:p>
          </table:table-cell>
          <table:table-cell table:formula="of:=AVERAGE([$devicedata.F179:.F225])" office:value-type="float" office:value="2621436" calcext:value-type="float">
            <text:p>2621436</text:p>
          </table:table-cell>
          <table:table-cell table:formula="of:=AVERAGE([$devicedata.G179:.G225])" office:value-type="float" office:value="19640725.8510638" calcext:value-type="float">
            <text:p>19640725.8510638</text:p>
          </table:table-cell>
          <table:table-cell table:formula="of:=AVERAGE([$devicedata.H179:.H225])" office:value-type="float" office:value="4425935.55319149" calcext:value-type="float">
            <text:p>4425935.55319149</text:p>
          </table:table-cell>
          <table:table-cell table:formula="of:=AVERAGE([$devicedata.I179:.I225])" office:value-type="float" office:value="15214790.2978723" calcext:value-type="float">
            <text:p>15214790.2978723</text:p>
          </table:table-cell>
          <table:table-cell table:formula="of:=AVERAGE([$devicedata.J179:.J225])" office:value-type="float" office:value="8" calcext:value-type="float">
            <text:p>8</text:p>
          </table:table-cell>
          <table:table-cell table:formula="of:=AVERAGE([$devicedata.K179:.K225])" office:value-type="float" office:value="2606680.85106383" calcext:value-type="float">
            <text:p>2606680.85106383</text:p>
          </table:table-cell>
          <table:table-cell table:formula="of:=AVERAGE([$devicedata.L179:.L225])" office:value-type="float" office:value="3690.34042553191" calcext:value-type="float">
            <text:p>3690.34042553191</text:p>
          </table:table-cell>
          <table:table-cell table:formula="of:=AVERAGE([$devicedata.M179:.M225])" office:value-type="float" office:value="-1001.34042553192" calcext:value-type="float">
            <text:p>-1001.34042553192</text:p>
          </table:table-cell>
          <table:table-cell table:formula="of:=AVERAGE([$devicedata.N179:.N225])" office:value-type="float" office:value="4139" calcext:value-type="float">
            <text:p>4139</text:p>
          </table:table-cell>
          <table:table-cell office:value-type="float" office:value="20" calcext:value-type="float">
            <text:p>20</text:p>
          </table:table-cell>
          <table:table-cell office:value-type="float" office:value="5109" calcext:value-type="float">
            <text:p>5109</text:p>
          </table:table-cell>
          <table:table-cell table:formula="of:=([.L6]*[.M6]*(-1)*[.O6])/(1000000)" office:value-type="float" office:value="21174.4958407021" calcext:value-type="float">
            <text:p>21174.4958407021</text:p>
          </table:table-cell>
        </table:table-row>
        <table:table-row table:style-name="ro1">
          <table:table-cell table:formula="of:=AVERAGE([$devicedata.B226:.B271])" office:value-type="float" office:value="7470396" calcext:value-type="float">
            <text:p>7470396</text:p>
          </table:table-cell>
          <table:table-cell table:formula="of:=AVERAGE([$devicedata.C226:.C271])" office:value-type="float" office:value="305708.434782609" calcext:value-type="float">
            <text:p>305708.434782609</text:p>
          </table:table-cell>
          <table:table-cell table:formula="of:=AVERAGE([$devicedata.D226:.D271])" office:value-type="float" office:value="3261.86956521739" calcext:value-type="float">
            <text:p>3261.86956521739</text:p>
          </table:table-cell>
          <table:table-cell table:formula="of:=AVERAGE([$devicedata.E226:.E271])" office:value-type="float" office:value="3035239.91304348" calcext:value-type="float">
            <text:p>3035239.91304348</text:p>
          </table:table-cell>
          <table:table-cell table:formula="of:=AVERAGE([$devicedata.F226:.F271])" office:value-type="float" office:value="2621436" calcext:value-type="float">
            <text:p>2621436</text:p>
          </table:table-cell>
          <table:table-cell table:formula="of:=AVERAGE([$devicedata.G226:.G271])" office:value-type="float" office:value="19600640.673913" calcext:value-type="float">
            <text:p>19600640.673913</text:p>
          </table:table-cell>
          <table:table-cell table:formula="of:=AVERAGE([$devicedata.H226:.H271])" office:value-type="float" office:value="6862084.67391304" calcext:value-type="float">
            <text:p>6862084.67391304</text:p>
          </table:table-cell>
          <table:table-cell table:formula="of:=AVERAGE([$devicedata.I226:.I271])" office:value-type="float" office:value="12738556" calcext:value-type="float">
            <text:p>12738556</text:p>
          </table:table-cell>
          <table:table-cell table:formula="of:=AVERAGE([$devicedata.J226:.J271])" office:value-type="float" office:value="8" calcext:value-type="float">
            <text:p>8</text:p>
          </table:table-cell>
          <table:table-cell table:formula="of:=AVERAGE([$devicedata.K226:.K271])" office:value-type="float" office:value="2563695.65217391" calcext:value-type="float">
            <text:p>2563695.65217391</text:p>
          </table:table-cell>
          <table:table-cell table:formula="of:=AVERAGE([$devicedata.L226:.L271])" office:value-type="float" office:value="4503.36956521739" calcext:value-type="float">
            <text:p>4503.36956521739</text:p>
          </table:table-cell>
          <table:table-cell table:formula="of:=AVERAGE([$devicedata.M226:.M271])" office:value-type="float" office:value="-1046.84782608696" calcext:value-type="float">
            <text:p>-1046.84782608696</text:p>
          </table:table-cell>
          <table:table-cell table:formula="of:=AVERAGE([$devicedata.N226:.N271])" office:value-type="float" office:value="4139" calcext:value-type="float">
            <text:p>4139</text:p>
          </table:table-cell>
          <table:table-cell office:value-type="float" office:value="20" calcext:value-type="float">
            <text:p>20</text:p>
          </table:table-cell>
          <table:table-cell office:value-type="float" office:value="5258" calcext:value-type="float">
            <text:p>5258</text:p>
          </table:table-cell>
          <table:table-cell table:formula="of:=([.L7]*[.M7]*(-1)*[.O7])/(1000000)" office:value-type="float" office:value="22782.4047741304" calcext:value-type="float">
            <text:p>22782.4047741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3:53:22.516678007</dc:date>
    <meta:editing-duration>PT27M54S</meta:editing-duration>
    <meta:editing-cycles>1</meta:editing-cycles>
    <meta:document-statistic meta:table-count="2" meta:cell-count="4177" meta:object-count="0"/>
    <meta:generator>LibreOffice/6.0.7.3$Linux_X86_64 LibreOffice_project/00m0$Build-3</meta:generator>
  </office:meta>
</office:document-meta>
</file>